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Can't be mentally far from war, support our fighters when possible - President of Ukraine</text:span>
</text:h>
      <text:p text:style-name="P4">
Author: ['АРМІЯINFORM']</text:p>
      <text:p text:style-name="P4">
Time: 2023-03-27T41:00:00-04:00</text:p>
      <text:p text:style-name="P4">
Description: Ukrainian President Volodymyr Zelensky Farted up to Ukrainians on the 395th day of Vіini: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Tags: ['ВІДЕОЗВЕРНЕННЯ ПРЕЗИДЕНТА УКРАЇНИ']</text:p>
      <text:p text:style-name="P4">
Category: News</text:p>
      <!--METADATA-->
      <text:p text:style-name="P4">
<draw:frame draw:style-name="fr1" draw:name="Image2" text:anchor-type="as-char" svg:width="6.9236in" svg:height="4.547453in" draw:z-index="0">
<draw:image xlink:href="../Images/AРМІЯINFORM/2023-03-27T41-00-00-04-00/2e8af1ed3e9cc7cec5b04efe2638b7bf_1679863637_extra_large-e1679864754399.png" xlink:type="simple" xlink:show="embed" xlink:actuate="onLoad" draw:mime-type="image/png"/>
</draw:frame>
President of Ukraine Volodymyr Zelenskyy <text:a xlink:type="simple" xlink:href="https://www.president.gov.ua/news/ne-mozhna-buti-podumki-daleko-vid-vijni-pidtrimujte-nashih-b-81817" text:style-name="Internet_20_link" text:visited-style-name="Visited_20_Internet_20_Link">
applied</text:a>
to Ukrainians on the 395th day of the war:</text:p>
      <text:p text:style-name="P4">
<text:span text:style-name="T4">
 _ I wish health, dear Ukrainians!_ </text:span>
</text:p>
      <text:p text:style-name="P4">
Today, our National Guard celebrates its day, and it will be right if we thank the National Guard together. For the National Guard, along with all the warriors, he powerfully beat Ukraine. Thank you for the strength and strength of killing for the Donbas. For the defense of Bakhmut and Avdiivka. For the heroic protection of Mariupoli "Azovstal". For fighting in Luhansk region. For the fighting in the Kyiv region, for the battle for Kiev. They keep defense in the south, in the Zaporozhye direction.</text:p>
      <text:p text:style-name="P4">
Separately, I want to thank for the onset of the offensive, which has already become an example of the formation of new brigades for Ukrainian defense.</text:p>
      <text:p text:style-name="P4">
During the large -scale war, almost 5,000 National Guards have been marked by state awards - it is for participation in battles, for bravery, for stability, a slaughter, which is reached by the National Guard. 32 National Guard fighters awarded Hero of Ukraine.</text:p>
      <text:p text:style-name="P4">
I thank all the Guards: soldiers, sergeants, officers, command!Thank you who helps the National Guard units, who trains the fighters, provides them with them necessary, helps with treatment after injuries, with rehabilitation.</text:p>
      <text:p text:style-name="P4">
The power of Ukraine is the power of all who fight for Ukraine and who helps the soldiers. It is simply impossible to Yuena our state force without the National Guard.</text:p>
      <text:p text:style-name="P4">
Today there was a meeting with the military - a special military meeting, a special participant. He also held meetings with intelligence.</text:p>
      <text:p text:style-name="P4">
Defense, strengthening of our protection - both from the external threat, as well as the internal threats. We are preparing our appropriate steps.</text:p>
      <text:p text:style-name="P4">
Constantly, unchanged maximum attention - the situation on the forefront. Cruel battles, how much they take away the lives of our people and require a permanent mobilized stinker state and society every day.</text:p>
      <text:p text:style-name="P4">
It is wrong, it is unfair when our fighters who come in the front have a feeling that for many, the war has been in the rear. For those who are not just far from Donetsk or Nikopol, Saltivka, from the border areas of Sumy region, from Zaporizhzhya ... And who is thoughtful from the trenches, from the daily pain of Ukrainians.Dear Ukrainians!Support our fighters always when possible. Also, also about volunteer meetings and join when you can.</text:p>
      <text:p text:style-name="P4">
It is very important that everyone who has information influence is involved in the viral work. This applies not only to journalists. This applies to anyone who can spread the truth about aggression. Who is capable of reminding the world of pro -Ukrainians and Ukrainian women who have passed through occupation through losses ... about what Ukraine is fighting for freedom and justice for both our people and for all the currents that are threatened by Russian tyranny. The world should be heard as intensively as last year that aggression against Ukraine is ongoing. He should hear that to end the war this year, to liberate Ukraine from Russian evil this year - the recipient task of the civilized world. Because civilized means, in particular, the irrespection to protect civilization.</text:p>
      <text:p text:style-name="P4">
He met with goodwill Ambassador UNICEF Orlando Bloom and UNICEF -Organization team that deals with humanitarian support and protection of children. Orlandoblum has long been working with this direction. He was already in Ukraine, Nanha Donbass, even before the full -scale war. And he knows that this aggression has brought, how full -scale the efforts of the world should be to stop it to draw Ukraine after the war.</text:p>
      <text:p text:style-name="P4">
We discussed the issue of reconstruction of our country, our school infrastructure. Avid this help. We agreed to make our teams work on a few layers.</text:p>
      <text:p text:style-name="P4">
In particular, this is the issue of the return of our children who were exported to Russia by the creation of bomb shelters for our children. And the third is the technical support of dystioning training in areas and areas where it is impossible to study offline secrets.</text:p>
      <text:p text:style-name="P4">
Today, as always, I will celebrate our soldiers, who gave a significant result of Ukraine for the last day, for this day, in general this week.</text:p>
      <text:p text:style-name="P4">
57 Separate Motor Infantry Brigade, 5th Separate Storm Brigade and 93rd Separate Brigade-Well done, boys!Thank you for your power!</text:p>
      <text:p text:style-name="P4">
Marines of the 35th and 36th separate brigades, fighters of the 55th Artillery Brigade "Zaporizhzhya Sich"-all in Donetsk-thank you for being the best in the week!</text:p>
      <text:p text:style-name="P4">
I also want to celebrate our warriors today, which defend the summary and Chernihiv region. It is also a defense against attempts to start DRG across the border, it is the attachment of Ukraine from air strikes, it is also a protection against terrorists.<text:span text:style-name="T4">
 _ Glory to all our soldiers who are in battle!_ </text:span>
</text:p>
      <text:p text:style-name="P4">
<text:span text:style-name="T4">
 _ Thank all who help defense!_ </text:span>
</text:p>
      <text:p text:style-name="P4">
<text:span text:style-name="T4">
 _ Eternal memory and respect to all our soldiers who gave their lives in Ukraine!_ </text:span>
</text:p>
      <text:p text:style-name="P4">
<text:span text:style-name="T4">
<text:span text:style-name="T5">
Glory to Ukraine!</text:span>
</text:span>
</text:p>
      <text:p text:style-name="P4">
News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IKEA Swedish Company sold its latest enterprise in</text:span>
</text:h>
      <text:p text:style-name="P4">
Author: ['АРМІЯINFORM']</text:p>
      <text:p text:style-name="P4">
Time: 2023-03-27T42:00:00-04:00</text:p>
      <text:p text:style-name="P4">
Description: The United States is fabricated by the Rosiysk diplomats of Viyzds without a permit for the 25-mile zone of the hobby ... The war with Ukraine 2022, the war with Ukraine is th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82.jpg" text:style-name="Internet_20_link" text:visited-style-name="Visited_20_Internet_20_Link">
82.jp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3" text:anchor-type="as-char" svg:width="6.9236in" svg:height="4.809062in" draw:z-index="0">
<draw:image xlink:href="../Images/AРМІЯINFORM/2023-03-27T42-00-00-04-00/82.jpg" xlink:type="simple" xlink:show="embed" xlink:actuate="onLoad" draw:mime-type="image/jpeg"/>
</draw:frame>
The United States prohibits Russian diplomats without permission for the 25-mile zonnaecolo headquarters of the United Nations,-complained the head of legal referenduries of the Russian Federation at the United Nations Leonidchenko.</text:p>
      <text:p text:style-name="P4">
The Swedish company IKEA has sold its last enterprise in Russia - a furniture factory in the Podbereza Novgorod region. In total, Sweden has built on the Russian Federation of three -factories for the production of furniture, but since the beginning of Russian full -scale aggression against Ukraine decided to leave the Russian Federation completely.</text:p>
      <text:p text:style-name="P4">
The head of the Gossuum Volodin proposed to change the current legislation in order to conquer the activities of the International Criminal Court in Russia.</text:p>
      <text:p text:style-name="P4">
The Ministry of Economy of the Russian Federation has closed access to the portal of administrative professionalism and open civil control "Operations", introduced in 2014. Formally, because the authorities provide the Russian Federation with information that only 20-40 % corresponded to their real notes on obtaining statistical information, registers and state -owned bases. On their basis, entrepreneurs in particular were able to adjust their business to inadequate services to citizens.</text:p>
      <text:p text:style-name="P4">
The Central Bank of the Russian Federation has banned the sale of shares of companies from "unfriendly", according to Russia, countries until October 1, 2023.</text:p>
      <text:p text:style-name="P4">
More than 52 % of male Russians do not live up to 65 years of age, - said the Chief Specialist of the Ministry of Health of the Russian Federation on reproductive health.</text:p>
      <text:p text:style-name="P4">
The occupation authorities of Crimea have promised that the Government of the Russian Federation would provide financial assistance to ensure minimum wages to the employees of the tourism industry of the peninsula.</text:p>
      <text:p text:style-name="P4">
In Russia, there is a shortage of cadaver - corpses on which medical workers study. As a result, the price of cadaver increased by 80-120 %, the accident of training courses by 20-30 %. Currently, Russian companies are trying to adjust the supply of corpses under the scheme of parallel import.</text:p>
      <text:p text:style-name="P4">
The roselvsky supervision found a dangerous disease - dwarf soot - in seed, imported to Russia from Belarus. The import of almost 5 tons of wheat was debated, the party was returned to the supplier.</text:p>
      <text:p text:style-name="P4">
<text:span text:style-name="T5">
Derello: <text:a xlink:type="simple" xlink:href="https://szru.gov.ua/news-media/publications/260323-ukraina-i-svit--proty-rosiiskoi-ahresii-sanktsii-v-dii" text:style-name="Internet_20_link" text:visited-style-name="Visited_20_Internet_20_Link">
Ukraine's Foreign Intelligence Service</text:a>
</text:span>
</text:p>
      <text:p text:style-name="P4">
News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NEWS-->
      <text:h text:style-name="P10" text:outline-level="1">
<text:span text:style-name="T4">
In action you can get adoption consultation</text:span>
</text:h>
      <text:p text:style-name="P4">
Author: ['АРМІЯINFORM']</text:p>
      <text:p text:style-name="P4">
Time: 2023-03-27T43:00:00-04:00</text:p>
      <text:p text:style-name="P4">
Description: DIA can apply for a consultation with ELUSTRICAL DITINI.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1/10/diya-1.jpg" text:style-name="Internet_20_link" text:visited-style-name="Visited_20_Internet_20_Link">
diya-1.jpg</text:a>
']</text:p>
      <text:p text:style-name="P4">
Tags: ['ДІЯ']</text:p>
      <text:p text:style-name="P4">
Category: News</text:p>
      <!--METADATA-->
      <text:p text:style-name="P4">
<draw:frame draw:style-name="fr1" draw:name="Image4" text:anchor-type="as-char" svg:width="6.9236in" svg:height="3.894525in" draw:z-index="0">
<draw:image xlink:href="../Images/AРМІЯINFORM/2023-03-27T43-00-00-04-00/diya-1.jpg" xlink:type="simple" xlink:show="embed" xlink:actuate="onLoad" draw:mime-type="image/jpeg"/>
</draw:frame>
Illustrative photo</text:p>
      <text:p text:style-name="P4">
In action, you can apply for a child adoption.</text:p>
      <text:p text:style-name="P4">
About it <text:a xlink:type="simple" xlink:href="https://www.facebook.com/plugins/post.php" text:style-name="Internet_20_link" text:visited-style-name="Visited_20_Internet_20_Link">
reports</text:a>
Ministry of Reintegration.</text:p>
      <text:p text:style-name="P4">
According to its results, you will be able to make sure that you can be an adopter and what you need to become.</text:p>
      <text:p text:style-name="P4">
Consultation will help to evaluate the readiness for adoption of the child, to understand the devices of this procedure, and to choose the form of family education(guardianship, care, foster care or family -type orphanage).</text:p>
      <text:p text:style-name="P4">
<text:span text:style-name="T4">
Як отримати послугу?</text:span>
</text:p>
      <text:p text:style-name="P4">
Зареєструйтеся або авторизуйтеся на порталі diia.gov.ua за допомогоюелектронного підпису. Заповніть онлайн-форму заяви. Підпишіть її електроннимпідписом і відправте.</text:p>
      <text:p text:style-name="P4">
News Source: <text:a xlink:type="simple" xlink:href="https://armyinform.com.ua/2023/03/27/u-diyi-mozhna-otrymaty-konsultacziyu-z-usynovlennya/" text:style-name="Internet_20_link" text:visited-style-name="Visited_20_Internet_20_Link">
https://armyinform.com.ua/2023/03/27/u-diyi-mozhna-otrymaty-konsultacziyu-z-usynovlennya/</text:a>
</text:p>
      <!--NEWS-->
      <text:h text:style-name="P10" text:outline-level="1">
<text:span text:style-name="T4">
A selection of fakes that promoted Russian media last week</text:span>
</text:h>
      <text:p text:style-name="P4">
Author: ['АРМІЯINFORM']</text:p>
      <text:p text:style-name="P4">
Time: 2023-03-27T44:00:00-04:00</text:p>
      <text:p text:style-name="P4">
Description: The Center for the Wizin -Format at the RNBO Plappuated the main fakes, the Yaki was Sworded by Rosiyski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czpd.jpeg" text:style-name="Internet_20_link" text:visited-style-name="Visited_20_Internet_20_Link">
czpd.jpeg</text:a>
']</text:p>
      <text:p text:style-name="P4">
Tags: ['STOPRUSSIA', 'АГРЕСІЯ РФ', 'ВТОРГНЕННЯ РФ', 'РОСІЙСЬКІ ФЕЙКИ', 'ФЕЙКИ РФ', 'ЦПД РНБО']</text:p>
      <text:p text:style-name="P4">
Category: News</text:p>
      <!--METADATA-->
      <text:p text:style-name="P4">
<draw:frame draw:style-name="fr1" draw:name="Image5" text:anchor-type="as-char" svg:width="6.9236in" svg:height="6.9236in" draw:z-index="0">
<draw:image xlink:href="../Images/AРМІЯINFORM/2023-03-27T44-00-00-04-00/czpd.jpeg" xlink:type="simple" xlink:show="embed" xlink:actuate="onLoad" draw:mime-type="image/jpeg"/>
</draw:frame>
The Center for Combating Misinformation in NSDC <text:a xlink:type="simple" xlink:href="https://www.facebook.com/protydiyadezinformatsiyi.cpd/posts/pfbid02fe7Z7Xiaso5iVu4PnT3tAjryrzL7SZY7srJ7p3g78rcUwTuq11hTqnds3kmsVD5bl" text:style-name="Internet_20_link" text:visited-style-name="Visited_20_Internet_20_Link">
Published</text:a>
The main fakes that promoted the Russian media last week.</text:p>
      <text:p text:style-name="P4">
The main ones are:</text:p>
      <ul>
        <li>
Retreating from Mariupol, the Armed Forces were beaten by direct guidance on residential buildings; * In the Zaporozhye direction, regular units of the Polish army are rooted; * Russia, unlike Europe, has all the basic features of a strategic partner and a geopolitical ally for China; * In Ukraine, under the guise of biolaboratories, US and NATO military objects were created; * Kiev intends to carry out another provocation about the Zaporizhzhya NPP, namely - to try to completely disconnect it; * Russia could not allow Ukraine to join NATO and therefore began a large -scale "operation" against it.</li>
      </ul>
      <text:p text:style-name="P4">
News Source: <text:a xlink:type="simple" xlink:href="https://armyinform.com.ua/2023/03/27/pidbirka-fejkiv-yaki-prosuvaly-rosijski-zmi-mynulogo-tyzhnya/" text:style-name="Internet_20_link" text:visited-style-name="Visited_20_Internet_20_Link">
https://armyinform.com.ua/2023/03/27/pidbirka-fejkiv-yaki-prosuvaly-rosijski-zmi-mynulogo-tyzhnya/</text:a>
</text:p>
      <!--NEWS-->
      <text:h text:style-name="P10" text:outline-level="1">
<text:span text:style-name="T4">
Ukrainian cynologists have started a specialized training course in Spain</text:span>
</text:h>
      <text:p text:style-name="P4">
Author: ['АРМІЯINFORM']</text:p>
      <text:p text:style-name="P4">
Time: 2023-03-27T45:00:00-04:00</text:p>
      <text:p text:style-name="P4">
Description: Prikordontniki on the more conducted Pershi employed by the Service Services of Zi Glorodenna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kord1.jpeg" text:style-name="Internet_20_link" text:visited-style-name="Visited_20_Internet_20_Link">
kord1.jpeg</text:a>
', '<text:a xlink:type="simple" xlink:href="https://armyinform.com.ua/wp-content/uploads/2023/03/kord5-150x150.jpeg" text:style-name="Internet_20_link" text:visited-style-name="Visited_20_Internet_20_Link">
kord5-150x150.jpeg</text:a>
', '<text:a xlink:type="simple" xlink:href="https://armyinform.com.ua/wp-content/uploads/2023/03/kord6-150x150.jpeg" text:style-name="Internet_20_link" text:visited-style-name="Visited_20_Internet_20_Link">
kord6-150x150.jpeg</text:a>
', '<text:a xlink:type="simple" xlink:href="https://armyinform.com.ua/wp-content/uploads/2023/03/kord4-150x150.jpeg" text:style-name="Internet_20_link" text:visited-style-name="Visited_20_Internet_20_Link">
kord4-150x150.jpeg</text:a>
', '<text:a xlink:type="simple" xlink:href="https://armyinform.com.ua/wp-content/uploads/2023/03/kord3-150x150.jpeg" text:style-name="Internet_20_link" text:visited-style-name="Visited_20_Internet_20_Link">
kord3-150x150.jpeg</text:a>
', '<text:a xlink:type="simple" xlink:href="https://armyinform.com.ua/wp-content/uploads/2023/03/kord2-150x150.jpeg" text:style-name="Internet_20_link" text:visited-style-name="Visited_20_Internet_20_Link">
kord2-150x150.jpeg</text:a>
']</text:p>
      <text:p text:style-name="P4">
Tags: ['STOPRUSSIA', 'АГРЕСІЯ РФ', 'ВТОРГНЕННЯ РФ', 'ДПСУ']</text:p>
      <text:p text:style-name="P4">
Category: News</text:p>
      <!--METADATA-->
      <text:p text:style-name="P4">
<draw:frame draw:style-name="fr1" draw:name="Image6" text:anchor-type="as-char" svg:width="6.9236in" svg:height="5.1927in" draw:z-index="0">
<draw:image xlink:href="../Images/AРМІЯINFORM/2023-03-27T45-00-00-04-00/kord1.jpeg" xlink:type="simple" xlink:show="embed" xlink:actuate="onLoad" draw:mime-type="image/jpeg"/>
</draw:frame>
The border guards have already conducted the first classes with service dogs to install a contact and focus the dog on the instructor.</text:p>
      <text:p text:style-name="P4">
About it <text:a xlink:type="simple" xlink:href="https://dpsu.gov.ua/ua/news/fahivci-kinologi-derzhprikordonsluzhbi-rozpochali-specializovaniy-kurs-pidgotovki-na-bazi-kinologichnogo-centru-civilnoi-gvardii-ispanii/" text:style-name="Internet_20_link" text:visited-style-name="Visited_20_Internet_20_Link">
reports</text:a>
State Border Service of Ukraine.</text:p>
      <text:p text:style-name="P4">
For each movie engineer, the Spanish instructors secured the dogs of the Malinua Tanimetian shepherd. Classes included the theoretical and practical part.</text:p>
      <text:p text:style-name="P4">
<text:a xlink:type="simple" xlink:href="https://armyinform.com.ua/wp-content/uploads/2023/03/kord5.jpeg" text:style-name="Internet_20_link" text:visited-style-name="Visited_20_Internet_20_Link">
!(Images/AРМІЯINFORM/2023-03-27T45-00-00-04-00/kord5-150x150.jpeg)</text:a>
</text:p>
      <text:p text:style-name="P4">
<text:a xlink:type="simple" xlink:href="https://armyinform.com.ua/wp-content/uploads/2023/03/kord6.jpeg" text:style-name="Internet_20_link" text:visited-style-name="Visited_20_Internet_20_Link">
<draw:frame draw:style-name="fr1" draw:name="Image7" text:anchor-type="as-char" svg:width="6.9236in" svg:height="6.9236in" draw:z-index="0">
<draw:image xlink:href="../Images/AРМІЯINFORM/2023-03-27T45-00-00-04-00/kord6-150x150.jpeg" xlink:type="simple" xlink:show="embed" xlink:actuate="onLoad" draw:mime-type="image/jpeg"/>
</draw:frame>
</text:a>
Ukrainian cynologists hope for a great outcome in learning, because in addition to excellent conditions, all dogs have excellent working qualities.</text:p>
      <text:p text:style-name="P4">
We will remind, a few days ago six Ukrainian border guards and two -representatives of the customs service left for Spain for four months of training.</text:p>
      <text:p text:style-name="P4">
A comprehensive four -month curriculum built on European standards and best practices aimed at improving the methodology of the State Border Guard Dogs and the State Customs Service for the detection of weapons, ammunition and explosives.</text:p>
      <text:p text:style-name="P4">
<text:a xlink:type="simple" xlink:href="https://armyinform.com.ua/wp-content/uploads/2023/03/kord4.jpeg" text:style-name="Internet_20_link" text:visited-style-name="Visited_20_Internet_20_Link">
!(Images/AРМІЯINFORM/2023-03-27T45-00-00-04-00/kord4-150x150.jpeg)</text:a>
</text:p>
      <text:p text:style-name="P4">
<text:a xlink:type="simple" xlink:href="https://armyinform.com.ua/wp-content/uploads/2023/03/kord3.jpeg" text:style-name="Internet_20_link" text:visited-style-name="Visited_20_Internet_20_Link">
<draw:frame draw:style-name="fr1" draw:name="Image8" text:anchor-type="as-char" svg:width="6.9236in" svg:height="6.9236in" draw:z-index="0">
<draw:image xlink:href="../Images/AРМІЯINFORM/2023-03-27T45-00-00-04-00/kord3-150x150.jpeg" xlink:type="simple" xlink:show="embed" xlink:actuate="onLoad" draw:mime-type="image/jpeg"/>
</draw:frame>
</text:a>
</text:p>
      <text:p text:style-name="P4">
<text:a xlink:type="simple" xlink:href="https://armyinform.com.ua/wp-content/uploads/2023/03/kord2.jpeg" text:style-name="Internet_20_link" text:visited-style-name="Visited_20_Internet_20_Link">
<draw:frame draw:style-name="fr1" draw:name="Image9" text:anchor-type="as-char" svg:width="6.9236in" svg:height="6.9236in" draw:z-index="0">
<draw:image xlink:href="../Images/AРМІЯINFORM/2023-03-27T45-00-00-04-00/kord2-150x150.jpeg" xlink:type="simple" xlink:show="embed" xlink:actuate="onLoad" draw:mime-type="image/jpeg"/>
</draw:frame>
</text:a>
The initiative of training is part of the OSCE extrabudgetary project "drinking the strengthening of the Ukrainian authorities in preventing and struggling with illegal circulation of weapons, ammunition and explosives in all its assistance", funded support of Lithuania and Poland.</text:p>
      <text:p text:style-name="P4">
News Source: <text:a xlink:type="simple" xlink:href="https://armyinform.com.ua/2023/03/27/ukrayinski-fahivczi-kinology-rozpochaly-speczializovanyj-kurs-pidgotovky-v-ispaniyi/" text:style-name="Internet_20_link" text:visited-style-name="Visited_20_Internet_20_Link">
https://armyinform.com.ua/2023/03/27/ukrayinski-fahivczi-kinology-rozpochaly-speczializovanyj-kurs-pidgotovky-v-ispaniyi/</text:a>
</text:p>
      <!--NEWS-->
      <text:h text:style-name="P10" text:outline-level="1">
<text:span text:style-name="T4">
Russians complain about electricity disruptions in Belgorod region - intercepting GUR</text:span>
</text:h>
      <text:p text:style-name="P4">
Author: ['АРМІЯINFORM']</text:p>
      <text:p text:style-name="P4">
Time: 2023-03-27T46:00:00-04:00</text:p>
      <text:p text:style-name="P4">
Description: Burrys of the Russian Federation to negotiate the situation of the situation of Eleknieregi’s postponement from Bєlgorodg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6654218e622.jpeg" text:style-name="Internet_20_link" text:visited-style-name="Visited_20_Internet_20_Link">
636654218e622.jpeg</text:a>
']</text:p>
      <text:p text:style-name="P4">
Tags: ['ГУР МІНОБОРОНИ УКРАЇНИ', 'ГУР ПЕРЕХОПЛЕННЯ']</text:p>
      <text:p text:style-name="P4">
Category: News</text:p>
      <!--METADATA-->
      <text:p text:style-name="P4">
<draw:frame draw:style-name="fr1" draw:name="Image10" text:anchor-type="as-char" svg:width="6.9236in" svg:height="4.32725in" draw:z-index="0">
<draw:image xlink:href="../Images/AРМІЯINFORM/2023-03-27T46-00-00-04-00/636654218e622.jpeg" xlink:type="simple" xlink:show="embed" xlink:actuate="onLoad" draw:mime-type="image/jpeg"/>
</draw:frame>
Citizens of the Russian Federation discuss the situation with interruptions of supply of electricity of the Ubelgorod region.</text:p>
      <text:p text:style-name="P4">
About this <text:a xlink:type="simple" xlink:href="https://gur.gov.ua/content/u-nas-v-sosednem-sele-sperly-henerator-u-nasheho-russkoho-naroda-nycheho-ne-lezhyt-na-meste-prosto-tak.html" text:style-name="Internet_20_link" text:visited-style-name="Visited_20_Internet_20_Link">
it is referred</text:a>
in the next interception of the MOU.</text:p>
      <text:p text:style-name="P4">
The lack of electricity is due to systematic accidents at the CPP, as well as the number of cases of theft of electric generators has increased significantly.</text:p>
      <text:p text:style-name="P4">
"We have stolen a generator in a neighboring village ... Our Russian people have anything like this just like that," the Russians say.</text:p>
      <text:p text:style-name="P4">
News Source: <text:a xlink:type="simple" xlink:href="https://armyinform.com.ua/2023/03/27/rosiyany-skarzhatsya-na-pereboyi-elektropostachannya-u-byelgorodskij-oblasti-perehoplennya-gur/" text:style-name="Internet_20_link" text:visited-style-name="Visited_20_Internet_20_Link">
https://armyinform.com.ua/2023/03/27/rosiyany-skarzhatsya-na-pereboyi-elektropostachannya-u-byelgorodskij-oblasti-perehoplennya-gur/</text:a>
</text:p>
      <!--NEWS-->
      <text:h text:style-name="P10" text:outline-level="1">
<text:span text:style-name="T4">
The Ministry of Defense showed a duel of Ukrainian tankers and Russian anti -tankists</text:span>
</text:h>
      <text:p text:style-name="P4">
Author: ['АРМІЯINFORM']</text:p>
      <text:p text:style-name="P4">
Time: 2023-03-27T47:00:00-04:00</text:p>
      <text:p text:style-name="P4">
Description: Ukrainian tanks were zero at the Dvobankists of the Rosiysko Armenian shit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tankist.jpg" text:style-name="Internet_20_link" text:visited-style-name="Visited_20_Internet_20_Link">
tankist.jpg</text:a>
']</text:p>
      <text:p text:style-name="P4">
Tags: ['STOPRUSSIA', 'ЗНИЩЕННЯ ВОРОГА', 'ТАНКІСТИ']</text:p>
      <text:p text:style-name="P4">
Category: News</text:p>
      <!--METADATA-->
      <text:p text:style-name="P4">
<draw:frame draw:style-name="fr1" draw:name="Image11" text:anchor-type="as-char" svg:width="6.9236in" svg:height="3.893007in" draw:z-index="0">
<draw:image xlink:href="../Images/AРМІЯINFORM/2023-03-27T47-00-00-04-00/tankist.jpg" xlink:type="simple" xlink:show="embed" xlink:actuate="onLoad" draw:mime-type="image/jpeg"/>
</draw:frame>
Ukrainian tankers agreed in a duel with the anti -tancists of the Russian army padded them.</text:p>
      <text:p text:style-name="P4">
About it <text:a xlink:type="simple" xlink:href="https://t.me/ministry_of_defense_ua/7191" text:style-name="Internet_20_link" text:visited-style-name="Visited_20_Internet_20_Link">
reports</text:a>
Ministry of Defence Ukraine.</text:p>
      <text:p text:style-name="P4">
«The dueling of the tank crew of a separate mechanized brigade with enemy protatancists. For the latter - no options. Ukraine will win!” - assure the Vanus.</text:p>
      <text:p text:style-name="P4">
It is noted that as a result of the duel, the Russian anti -dancers suffered significant losses.</text:p>
      <text:p text:style-name="P4">
News Source: <text:a xlink:type="simple" xlink:href="https://armyinform.com.ua/2023/03/27/u-minoborony-pokazaly-dvobij-ukrayinskyh-tankistiv-ta-rosijskyh-protytankistiv/" text:style-name="Internet_20_link" text:visited-style-name="Visited_20_Internet_20_Link">
https://armyinform.com.ua/2023/03/27/u-minoborony-pokazaly-dvobij-ukrayinskyh-tankistiv-ta-rosijskyh-protytankistiv/</text:a>
</text:p>
      <!--NEWS-->
      <text:h text:style-name="P10" text:outline-level="1">
<text:span text:style-name="T4">
In Bakhmut, the border guards eliminated the Wagner's cell</text:span>
</text:h>
      <text:p text:style-name="P4">
Author: ['АРМІЯINFORM']</text:p>
      <text:p text:style-name="P4">
Time: 2023-03-27T48:00:00-04:00</text:p>
      <text:p text:style-name="P4">
Description: At the Batvia for the Mista-Format Bakhmut Vіskovo service, the landly service at once ... the war with Ukraine 2022, the war with Ukraine is the latest news today, the News War with Ukraine 2022 is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dpsu111.jpeg" text:style-name="Internet_20_link" text:visited-style-name="Visited_20_Internet_20_Link">
dpsu111.jpeg</text:a>
']</text:p>
      <text:p text:style-name="P4">
Tags: ['STOPRUSSIA', 'ВТОРГНЕННЯ РФ', 'ГШ ЗСУ', 'ДПСУ']</text:p>
      <text:p text:style-name="P4">
Category: News</text:p>
      <!--METADATA-->
      <text:p text:style-name="P4">
<draw:frame draw:style-name="fr1" draw:name="Image12" text:anchor-type="as-char" svg:width="6.9236in" svg:height="3.917604in" draw:z-index="0">
<draw:image xlink:href="../Images/AРМІЯINFORM/2023-03-27T48-00-00-04-00/dpsu111.jpeg" xlink:type="simple" xlink:show="embed" xlink:actuate="onLoad" draw:mime-type="image/jpeg"/>
</draw:frame>
In the battle for Bakhmut, the State Border Guard Service, together, continue the attacks of the enemy and inflicted maximal casualties of the Russian-occupying troops.</text:p>
      <text:p text:style-name="P4">
About it <text:a xlink:type="simple" xlink:href="https://dpsu.gov.ua/ua/news/%20video%20-u-bahmuti-prikordonniki-likviduvali-oseredok-vagnerivciv/" text:style-name="Internet_20_link" text:visited-style-name="Visited_20_Internet_20_Link">
reports</text:a>
State Border Service of Ukraine.</text:p>
      <text:p text:style-name="P4">
The other day, the Luhansk Border Detachment units were monitored and destroyed by the focus of assault groups of Wagner PEC. Air Intelligence tracked out the departure from the groups and found that the enemy focused in the garage.</text:p>
      <text:p text:style-name="P4">
Immediately according to the received data, mortar calculations of the unit were worked out. The series of mortar shelling completely eliminated the cell of the invaders. The fighters of the Dpsugny lesion destroyed at least 15 mercenaries. And the Wagner detachment partially lost its combat capability and was unable to carry out a local offensive on this other.</text:p>
      <text:p text:style-name="P4">
News Source: <text:a xlink:type="simple" xlink:href="https://armyinform.com.ua/2023/03/27/u-bahmuti-prykordonnyky-likviduvaly-oseredok-vagnerivcziv/" text:style-name="Internet_20_link" text:visited-style-name="Visited_20_Internet_20_Link">
https://armyinform.com.ua/2023/03/27/u-bahmuti-prykordonnyky-likviduvaly-oseredok-vagnerivcziv/</text:a>
</text:p>
      <!--NEWS-->
      <text:h text:style-name="P10" text:outline-level="1">
<text:span text:style-name="T4">
Ukrainian defenders per day repelled more than 60 hostile attacks</text:span>
</text:h>
      <text:p text:style-name="P4">
Author: ['АРМІЯINFORM']</text:p>
      <text:p text:style-name="P4">
Time: 2023-03-27T49:00:00-04:00</text:p>
      <text:p text:style-name="P4">
Description: At Volinsky, Poliysky, the Siberian, the Slobozhanskoye expansion is operation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3" text:anchor-type="as-char" svg:width="6.9236in" svg:height="4.615733in" draw:z-index="0">
<draw:image xlink:href="../Images/AРМІЯINFORM/2023-03-27T49-00-00-04-00/foto_8_zsu.jpg" xlink:type="simple" xlink:show="embed" xlink:actuate="onLoad" draw:mime-type="image/jpeg"/>
</draw:frame>
Illustrative Photo <text:span text:style-name="T4">
 🔥 Situation on Russian invasion </text:span>
</text:p>
      <text:p text:style-name="P4">
In the Volyn, Polissya, Siversky and Slobozhansky directions, operational production without significant changes, signs of formations of offensive groups were not detected. Measures of combat training of units of the Armed Forces of the Russian Federation are underway on the territory of the Republic of Belarus. The enemy continues to retain a Vykian presence in the border areas of Kursk and Belgorod region.</text:p>
      <text:p text:style-name="P4">
About it on Facebook <text:a xlink:type="simple" xlink:href="https://www.facebook.com/GeneralStaff.ua/posts/pfbid0GXfqUSe5LqhPj5hQkmpvg7xDSjmpkXZq1ENNwLFfYdCw84S3vL6G6AyX4tegA1abl" text:style-name="Internet_20_link" text:visited-style-name="Visited_20_Internet_20_Link">
reports</text:a>
The General Staff of the Armed Forces.</text:p>
      <text:p text:style-name="P4">
"The invaders focus the basic efforts on the offensive actions of the Nazupyansk, Liman, Bakhmut, Avdiivsky and Marinsky Napryamki - our warriors repelled more than 60 enemy attacks," the testimony reads.</text:p>
      <text:p text:style-name="P4">
News Source: <text:a xlink:type="simple" xlink:href="https://armyinform.com.ua/2023/03/27/ukrayinski-zahysnyky-za-dobu-vidbyly-ponad-60-vorozhyh-atak/" text:style-name="Internet_20_link" text:visited-style-name="Visited_20_Internet_20_Link">
https://armyinform.com.ua/2023/03/27/ukrayinski-zahysnyky-za-dobu-vidbyly-ponad-60-vorozhyh-atak/</text:a>
</text:p>
      <!--NEWS-->
      <text:h text:style-name="P10" text:outline-level="1">
<text:span text:style-name="T4">
In the Luhansk region, local morgue replenished about 100 bodies of dead occupiers, another 140 were injured</text:span>
</text:h>
      <text:p text:style-name="P4">
Author: ['АРМІЯINFORM']</text:p>
      <text:p text:style-name="P4">
Time: 2023-03-27T50:00:00-04:00</text:p>
      <text:p text:style-name="P4">
Description: At the Avdіvskoye of the Mar'ani, enemy viv is unsuccessful attack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14" text:anchor-type="as-char" svg:width="6.9236in" svg:height="4.615733in" draw:z-index="0">
<draw:image xlink:href="../Images/AРМІЯINFORM/2023-03-27T50-00-00-04-00/poraneni-okupanty.jpg" xlink:type="simple" xlink:show="embed" xlink:actuate="onLoad" draw:mime-type="image/jpeg"/>
</draw:frame>
Russian invaders in Ukraine. Illustrative Photo <text:span text:style-name="T4">
 🔥 Situation of the Russian invasion </text:span>
</text:p>
      <text:p text:style-name="P4">
In the Avdeevsky and Marinsky directions, the enemy led unsuccessful offensive in the direction of the settlements of Novobakhmutivka, Novokalinovo, Avdiivka, Severne, Pervomaisko, Nevel, Krasnogorivka and Marinka.</text:p>
      <text:p text:style-name="P4">
About it on Facebook <text:a xlink:type="simple" xlink:href="https://www.facebook.com/GeneralStaff.ua/posts/pfbid0GXfqUSe5LqhPj5hQkmpvg7xDSjmpkXZq1ENNwLFfYdCw84S3vL6G6AyX4tegA1abl" text:style-name="Internet_20_link" text:visited-style-name="Visited_20_Internet_20_Link">
reports</text:a>
The General Staff of the Armed Forces.</text:p>
      <text:p text:style-name="P4">
“Russian occupation troops continue to suffer heavy losses. Thus, at the last day, about 100 bodies of the victims were sent to the local morgue of the Central District Hospital. In addition, about 140 seriously wounded houses came to treatment, ”the message reads.</text:p>
      <text:p text:style-name="P4">
News Source: <text:a xlink:type="simple" xlink:href="https://armyinform.com.ua/2023/03/27/na-luganshhyni-misczevyj-morg-popovnyly-blyzko-100-til-zagyblyh-okupantiv-shhe-140-poraneno/" text:style-name="Internet_20_link" text:visited-style-name="Visited_20_Internet_20_Link">
https://armyinform.com.ua/2023/03/27/na-luganshhyni-misczevyj-morg-popovnyly-blyzko-100-til-zagyblyh-okupantiv-shhe-140-poraneno/</text:a>
</text:p>
      <!--NEWS-->
      <text:h text:style-name="P10" text:outline-level="1">
<text:span text:style-name="T4">
Our artillery during the day struck the Russian management point and 4 areas of focus of occupiers</text:span>
</text:h>
      <text:p text:style-name="P4">
Author: ['АРМІЯINFORM']</text:p>
      <text:p text:style-name="P4">
Time: 2023-03-27T51:00:00-04:00</text:p>
      <text:p text:style-name="P4">
Description: At the Kurkiyanskoy Ta Limanskoye, the enemy of the VIV is the fraud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02-artyleriya.jpg" text:style-name="Internet_20_link" text:visited-style-name="Visited_20_Internet_20_Link">
02-artyleriya.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5" text:anchor-type="as-char" svg:width="6.9236in" svg:height="3.875676in" draw:z-index="0">
<draw:image xlink:href="../Images/AРМІЯINFORM/2023-03-27T51-00-00-04-00/02-artyleriya.jpg" xlink:type="simple" xlink:show="embed" xlink:actuate="onLoad" draw:mime-type="image/jpeg"/>
</draw:frame>
Illustrative Photo <text:span text:style-name="T4">
 🔥 Situation on Russian invasion </text:span>
</text:p>
      <text:p text:style-name="P4">
In the Kupyansk and Liman directions during the day, the enemy of the vibrant offensive actions near Sinkivka, Bigorivka and Merry.</text:p>
      <text:p text:style-name="P4">
About it on Facebook <text:a xlink:type="simple" xlink:href="https://www.facebook.com/GeneralStaff.ua/posts/pfbid0GXfqUSe5LqhPj5hQkmpvg7xDSjmpkXZq1ENNwLFfYdCw84S3vL6G6AyX4tegA1abl" text:style-name="Internet_20_link" text:visited-style-name="Visited_20_Internet_20_Link">
reports</text:a>
The General Staff of the Armed Forces.</text:p>
      <text:p text:style-name="P4">
"Our aviation last day has made 3 beats in the areas of concentration of the invaders. The units of missile troops and artillery, at the same time, struck 1 punctuation, 4 areas of concentration in the message.</text:p>
      <text:p text:style-name="P4">
News Source: <text:a xlink:type="simple" xlink:href="https://armyinform.com.ua/2023/03/27/nasha-artyleriya-protyagom-doby-urazyla-rosijskyj-punkt-upravlinnya-ta-4-rajony-zoseredzhennya-okupantiv/" text:style-name="Internet_20_link" text:visited-style-name="Visited_20_Internet_20_Link">
https://armyinform.com.ua/2023/03/27/nasha-artyleriya-protyagom-doby-urazyla-rosijskyj-punkt-upravlinnya-ta-4-rajony-zoseredzhennya-okupantiv/</text:a>
</text:p>
      <!--NEWS-->
      <text:h text:style-name="P10" text:outline-level="1">
<text:span text:style-name="T4">
More than 171 thousand military lost the army of the Russian Federation since the beginning of large -scale aggression</text:span>
</text:h>
      <text:p text:style-name="P4">
Author: ['АРМІЯINFORM']</text:p>
      <text:p text:style-name="P4">
Time: 2023-03-27T52:00:00-04:00</text:p>
      <text:p text:style-name="P4">
Description: Zagalni Boyov, Find the enemy on 02.24.22 to 03/27/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27-2023-scaled.jpg" text:style-name="Internet_20_link" text:visited-style-name="Visited_20_Internet_20_Link">
vtraty_03-27-2023-scaled.jpg</text:a>
']</text:p>
      <text:p text:style-name="P4">
Tags: ['STOPRUSSIA', 'ВТРАТИ ВОРОГА', 'ГШ ЗСУ']</text:p>
      <text:p text:style-name="P4">
Category: News</text:p>
      <!--METADATA-->
      <text:p text:style-name="P4">
<draw:frame draw:style-name="fr1" draw:name="Image16" text:anchor-type="as-char" svg:width="6.9236in" svg:height="6.975527in" draw:z-index="0">
<draw:image xlink:href="../Images/AРМІЯINFORM/2023-03-27T52-00-00-04-00/vtraty_03-27-2023-scaled.jpg" xlink:type="simple" xlink:show="embed" xlink:actuate="onLoad" draw:mime-type="image/jpeg"/>
</draw:frame>
The total enemy's combat losses from <text:span text:style-name="T4">
 24.02.22 </text:span>
 on <text:span text:style-name="T4">
 27.03.23 </text:span>
 orientation:</text:p>
      <text:p text:style-name="P4">
<text:span text:style-name="T4">
<text:span text:style-name="T5">
 Personnel - </text:span>
* 171160(+610)persons eliminated</text:span>
<text:span text:style-name="T5">
 tanks - </text:span>
<text:span text:style-name="T5">
 3595(0)</text:span>
<text:span text:style-name="T4">
 combat armored vehicles - </text:span>
 6953(+6)<text:span text:style-name="T4">
<text:span text:style-name="T5">
 Artillery Systems - </text:span>
<text:span text:style-name="T5">
 2638(+7)</text:span>
 </text:span>
 RSZV - <text:span text:style-name="T4">
 523(+1)</text:span>
<text:span text:style-name="T5">
 air defense - </text:span>
<text:span text:style-name="T5">
 277(0)</text:span>
<text:span text:style-name="T4">
 aircraft - </text:span>
 305(0)<text:span text:style-name="T4">
<text:span text:style-name="T5">
 helicopters - </text:span>
* 291(0)</text:span>
<text:span text:style-name="T5">
 UAV Operative Tactical Level-</text:span>
<text:span text:style-name="T5">
 2216(0)</text:span>
<text:span text:style-name="T4">
 Winged missiles - </text:span>
 911(0)<text:span text:style-name="T4">
<text:span text:style-name="T5">
 ships / boats - </text:span>
* 18(0)</text:span>
<text:span text:style-name="T5">
 Automobile equipment and tanks - </text:span>
<text:span text:style-name="T5">
 5493(+7)</text:span>
<text:span text:style-name="T4">
 Special Technique - </text:span>
 285(+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7.03.23.</text:p>
      <text:p text:style-name="P4">
News Source: <text:a xlink:type="simple" xlink:href="https://armyinform.com.ua/2023/03/27/ponad-171-tysyachu-vijskovyh-vtratyla-armiya-rf-z-pochatku-shyrokomasshtabnoyi-agresiyi/" text:style-name="Internet_20_link" text:visited-style-name="Visited_20_Internet_20_Link">
https://armyinform.com.ua/2023/03/27/ponad-171-tysyachu-vijskovyh-vtratyla-armiya-rf-z-pochatku-shyrokomasshtabnoyi-agresiyi/</text:a>
</text:p>
      <!--NEWS-->
      <text:h text:style-name="P10" text:outline-level="1">
<text:span text:style-name="T4">
NATO will protect the Alliance countries regardless of nuclear weapons nearby - Lithuanian Defense Minister</text:span>
</text:h>
      <text:p text:style-name="P4">
Author: ['АРМІЯINFORM']</text:p>
      <text:p text:style-name="P4">
Time: 2023-03-27T53:00:00-04:00</text:p>
      <text:p text:style-name="P4">
Description: The Cages of NATO is not the Nadavati Nadavati Kremlin’s announcements of the nuclear nuclear nuclear nuclear ... war with Ukraine 2022, the war with Ukraine is the latest news today, the war with Ukraine 2022 is the last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nato-1.jpg" text:style-name="Internet_20_link" text:visited-style-name="Visited_20_Internet_20_Link">
nato-1.jpg</text:a>
']</text:p>
      <text:p text:style-name="P4">
Tags: ['STOPRUSSIA', 'АГРЕСІЯ РФ', 'АРВІДАС АНУШАУСКАС', 'ВТОРГНЕННЯ РФ', 'МІНІСТР ОБОРОНИ ЛИТВИ']</text:p>
      <text:p text:style-name="P4">
Category: News</text:p>
      <!--METADATA-->
      <text:p text:style-name="P4">
<draw:frame draw:style-name="fr1" draw:name="Image17" text:anchor-type="as-char" svg:width="6.9236in" svg:height="3.894525in" draw:z-index="0">
<draw:image xlink:href="../Images/AРМІЯINFORM/2023-03-27T53-00-00-04-00/nato-1.jpg" xlink:type="simple" xlink:show="embed" xlink:actuate="onLoad" draw:mime-type="image/jpeg"/>
</draw:frame>
NATO countries should not be given importance to the Kremlin's statements on the placement of tactical nuclear weapons in Belarus, since the protection of the Alliance from the threat of a nuclear tight is ensured, regardless of where it can be caused.</text:p>
      <text:p text:style-name="P4">
About it <text:a xlink:type="simple" xlink:href="https://www.facebook.com/arvydas.anusauskas/posts/5795654087210185" text:style-name="Internet_20_link" text:visited-style-name="Visited_20_Internet_20_Link">
reported</text:a>
Lithuanian Defense Minister Arvidas Anushauskas.</text:p>
      <text:p text:style-name="P4">
"Russia is taking new steps, trying to cause dissatisfaction with politicians with the support of Ukraine or intimidate countries that support Ukraine. Development of nuclear weapons in Belarus only testifies to Putin's concerns about NATO's strength on the eastern flank after the war against Ukraine. What will not be worth it now. Country defense of nuclear weapons threat is guaranteed regardless of whether it is located west from our borders(Kaliningrad region), east(Belarus)Or north(Leningrad region)”, - said the head of Lithuania defense.</text:p>
      <text:p text:style-name="P4">
According to him, the United States also perceive Putin's step very moderately - they are not unique to change any of their plans for nuclear restraint.</text:p>
      <text:p text:style-name="P4">
News Source: <text:a xlink:type="simple" xlink:href="https://armyinform.com.ua/2023/03/27/nato-zahyshhatyme-krayiny-alyansu-nezalezhno-vid-nayavnosti-yadernoyi-zbroyi-nepodalik-kordoniv-ministr-oborony-lytvy/" text:style-name="Internet_20_link" text:visited-style-name="Visited_20_Internet_20_Link">
https://armyinform.com.ua/2023/03/27/nato-zahyshhatyme-krayiny-alyansu-nezalezhno-vid-nayavnosti-yadernoyi-zbroyi-nepodalik-kordoniv-ministr-oborony-lytvy/</text:a>
</text:p>
      <!--NEWS-->
      <text:h text:style-name="P10" text:outline-level="1">
<text:span text:style-name="T4">
The number of attacks of Russian hackers on local authorities of Ukraine - the State Secretariat of Communications has increased</text:span>
</text:h>
      <text:p text:style-name="P4">
Author: ['АРМІЯINFORM']</text:p>
      <text:p text:style-name="P4">
Time: 2023-03-27T54:00:00-04:00</text:p>
      <text:p text:style-name="P4">
Description: Civilized INFRASTRASTICTIVE INSALLY FOR THE BAST TsILLY ROSICHIC HAKERIV. Persh for all -... War with Ukraine 2022, war with Ukraine latest news today, news war with Ukraine 2022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3/rosijski-hakery.jpg" text:style-name="Internet_20_link" text:visited-style-name="Visited_20_Internet_20_Link">
rosijski-hakery.jpg</text:a>
', '<text:a xlink:type="simple" xlink:href="https://armyinform.com.ua/wp-content/uploads/2023/03/336987111_736743381424510_504054754782771483_n.jpg" text:style-name="Internet_20_link" text:visited-style-name="Visited_20_Internet_20_Link">
336987111_736743381424510_504054754782771483_n.jpg</text:a>
']</text:p>
      <text:p text:style-name="P4">
Tags: ['CERT-UA', 'ДЕРЖСПЕЦЗВ’ЯЗКУ', 'ХАКЕРСЬКА АТАКА']</text:p>
      <text:p text:style-name="P4">
Category: News</text:p>
      <!--METADATA-->
      <text:p text:style-name="P4">
<draw:frame draw:style-name="fr1" draw:name="Image18" text:anchor-type="as-char" svg:width="6.9236in" svg:height="4.615733in" draw:z-index="0">
<draw:image xlink:href="../Images/AРМІЯINFORM/2023-03-27T54-00-00-04-00/rosijski-hakery.jpg" xlink:type="simple" xlink:show="embed" xlink:actuate="onLoad" draw:mime-type="image/jpeg"/>
</draw:frame>
Hackers. Illustrative photo</text:p>
      <text:p text:style-name="P4">
Civil infrastructure remains the main purpose of Russian hackers. First, the central authorities. Since the beginning of this year, significant attacks and local governments have been registered(second place in number).</text:p>
      <text:p text:style-name="P4">
Про це<text:a xlink:type="simple" xlink:href="https://www.facebook.com/dsszzi/posts/pfbid02o5bvaGg8sJHaxehnAj8jqLf7qefjzmPyrgtLWLT5JQYrJYYSK3Y4o9Qg59JMWxoml" text:style-name="Internet_20_link" text:visited-style-name="Visited_20_Internet_20_Link">
повідомляє</text:a>
State Service for Special Communication and Information Protection of Ukraine.</text:p>
      <text:p text:style-name="P4">
According to the experts of the Government Response Team to Cert-UA, a year ago, the Sector of Security and Defense took the second place a year ago.</text:p>
      <text:p text:style-name="P4">
Such a high proportion indicates not only that this segment is interesting for the hackers, but also that local authorities are still insufficiently protected by the enemy, which is usually explained by a lack of funds and experts.</text:p>
      <text:p text:style-name="P4">
Recall that during January-February 2023 the Government Response Team of Cert-UA, which operates at the State Security Service, <text:a xlink:type="simple" xlink:href="https://armyinform.com.ua/2023/03/26/za-dva-misyaczi-v-ukrayini-zafiksuvaly-ponad-300-kiberatak-derzhspeczzvyazku/" text:style-name="Internet_20_link" text:visited-style-name="Visited_20_Internet_20_Link">
worked out</text:a>
More than 300 cyberincidential cyberattacks.</text:p>
      <text:p text:style-name="P4">
<draw:frame draw:style-name="fr1" draw:name="Image19" text:anchor-type="as-char" svg:width="6.9236in" svg:height="5.1927in" draw:z-index="0">
<draw:image xlink:href="../Images/AРМІЯINFORM/2023-03-27T54-00-00-04-00/336987111_736743381424510_504054754782771483_n.jpg" xlink:type="simple" xlink:show="embed" xlink:actuate="onLoad" draw:mime-type="image/jpeg"/>
</draw:frame>
</text:p>
      <text:p text:style-name="P4">
News Source: <text:a xlink:type="simple" xlink:href="https://armyinform.com.ua/2023/03/27/zbilshylasya-kilkist-atak-hakeriv-rf-na-misczevi-organy-vlady-ukrayiny-derzhspeczzvyazku/" text:style-name="Internet_20_link" text:visited-style-name="Visited_20_Internet_20_Link">
https://armyinform.com.ua/2023/03/27/zbilshylasya-kilkist-atak-hakeriv-rf-na-misczevi-organy-vlady-ukrayiny-derzhspeczzvyazku/</text:a>
</text:p>
      <!--NEWS-->
      <text:h text:style-name="P10" text:outline-level="1">
<text:span text:style-name="T4">
Polish Foreign Ministry: Placement of nuclear weapons of the Russian Federation in Belarus increases the threat of peace in Europe</text:span>
</text:h>
      <text:p text:style-name="P4">
Author: ['АРМІЯINFORM']</text:p>
      <text:p text:style-name="P4">
Time: 2023-03-27T55:00:00-04:00</text:p>
      <text:p text:style-name="P4">
Description: And one crocus before the hint of the bilorusi in the Gurtia Rosiyskoi Machi - Mach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olska_nato.jpg" text:style-name="Internet_20_link" text:visited-style-name="Visited_20_Internet_20_Link">
polska_nato.jpg</text:a>
']</text:p>
      <text:p text:style-name="P4">
Tags: ['STOPRUSSIA', 'АГРЕСІЯ РФ', 'ВТОРГНЕННЯ РФ', 'ЛУКАШ ЯСІНА', 'МЗС ПОЛЬЩІ', 'ЯДЕРНА ЗБРОЯ']</text:p>
      <text:p text:style-name="P4">
Category: News</text:p>
      <!--METADATA-->
      <text:p text:style-name="P4">
<draw:frame draw:style-name="fr1" draw:name="Image20" text:anchor-type="as-char" svg:width="6.9236in" svg:height="3.894525in" draw:z-index="0">
<draw:image xlink:href="../Images/AРМІЯINFORM/2023-03-27T55-00-00-04-00/polska_nato.jpg" xlink:type="simple" xlink:show="embed" xlink:actuate="onLoad" draw:mime-type="image/jpeg"/>
</draw:frame>
Another step towards the involvement of Belarus in the Russian military screwdriver - this is how the Polish Foreign Ministry described Vladimir Putin about the intentions to place nuclear weapons on the territory of the neighboring state.</text:p>
      <text:p text:style-name="P4">
“The decision of Vladimir Putin to place in Belarus the tactical nuclear weapons of the hip of its delivery further increases the voltage associated with the Russian aggression against Ukraine. This is another step towards involving Belarus in the rifle of the Russian military machine, ” - said in <text:a xlink:type="simple" xlink:href="https://twitter.com/RzecznikMSZ/status/1639984614033719296" text:style-name="Internet_20_link" text:visited-style-name="Visited_20_Internet_20_Link">
message</text:a>
Polish Foreign Ministry head Lukasha Yasina.</text:p>
      <text:p text:style-name="P4">
He stressed that such a decision also creates risks to non -dysfunction of nuclear weapons.</text:p>
      <text:p text:style-name="P4">
"The actions of Russia confirm the legitimacy and importance of the NATO containment policy in which Poland participates," Lukash Yasina said.</text:p>
      <text:p text:style-name="P4">
News Source: <text:a xlink:type="simple" xlink:href="https://armyinform.com.ua/2023/03/27/mzs-polshhi-rozmishhennya-yadernoyi-zbroyi-rf-u-bilorusi-zbilshuye-zagrozu-myru-v-yevropi/" text:style-name="Internet_20_link" text:visited-style-name="Visited_20_Internet_20_Link">
https://armyinform.com.ua/2023/03/27/mzs-polshhi-rozmishhennya-yadernoyi-zbroyi-rf-u-bilorusi-zbilshuye-zagrozu-myru-v-yevropi/</text:a>
</text:p>
      <!--NEWS-->
      <text:h text:style-name="P10" text:outline-level="1">
<text:span text:style-name="T4">
"Gold" and "Silver" have won our armies at the European Championships from karate</text:span>
</text:h>
      <text:p text:style-name="P4">
Author: ['АРМІЯINFORM']</text:p>
      <text:p text:style-name="P4">
Time: 2023-03-27T56:00:00-04:00</text:p>
      <text:p text:style-name="P4">
Description: Completed charts, Yakhay, passing at the Misty Guadalahara (Ispaniya). 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337144680_1927509960931582_331020908606725433_n.jpg" text:style-name="Internet_20_link" text:visited-style-name="Visited_20_Internet_20_Link">
337144680_1927509960931582_331020908606725433_n.jpg</text:a>
', '<text:a xlink:type="simple" xlink:href="https://armyinform.com.ua/wp-content/uploads/2023/03/334907769_1052759772776161_8898257736481581307_n.jpg" text:style-name="Internet_20_link" text:visited-style-name="Visited_20_Internet_20_Link">
334907769_1052759772776161_8898257736481581307_n.jpg</text:a>
']</text:p>
      <text:p text:style-name="P4">
Tags: ['АНЖЕЛІКА ТЕРЛЮГА', 'АНІТА СЕРЬОГІНА', 'АРМІЙСЬКИЙ СПОРТ', 'ЧЕМПІОНАТ ЄВРОПИ З КАРАТЕ']</text:p>
      <text:p text:style-name="P4">
Category: News</text:p>
      <!--METADATA-->
      <text:p text:style-name="P4">
<draw:frame draw:style-name="fr1" draw:name="Image21" text:anchor-type="as-char" svg:width="6.9236in" svg:height="4.144053in" draw:z-index="0">
<draw:image xlink:href="../Images/AРМІЯINFORM/2023-03-27T56-00-00-04-00/337144680_1927509960931582_331020908606725433_n.jpg" xlink:type="simple" xlink:show="embed" xlink:actuate="onLoad" draw:mime-type="image/jpeg"/>
</draw:frame>
The European Karate Championships, which took place in Gvadalahara(Spain). У змаганнях відзначились відомі українські армійки-каратисткиАнжеліка Терлюга та Аніта Серьогіна.</text:p>
      <text:p text:style-name="P4">
Так, Анжеліка Терлюга — спортсменка-інструктор 9-го спортивного клубу —виборола золоту медаль у ваговій категорії до 55 кг, перемігши у фінальнійсутичці представницю Італії (8:0).</text:p>
      <text:p text:style-name="P4">
<draw:frame draw:style-name="fr1" draw:name="Image22" text:anchor-type="as-char" svg:width="6.9236in" svg:height="3.892602in" draw:z-index="0">
<draw:image xlink:href="../Images/AРМІЯINFORM/2023-03-27T56-00-00-04-00/334907769_1052759772776161_8898257736481581307_n.jpg" xlink:type="simple" xlink:show="embed" xlink:actuate="onLoad" draw:mime-type="image/jpeg"/>
</draw:frame>
Another Ukrainian army Anita Seryogina, also a 9-host club athlete, won a silver medal in the weight category up to 61 kg. She gave way to Germany with a score of 1: 2.</text:p>
      <text:p text:style-name="P4">
_ Prepared Alexander Becker_</text:p>
      <text:p text:style-name="P4">
News Source: <text:a xlink:type="simple" xlink:href="https://armyinform.com.ua/2023/03/27/zoloto-ta-sriblo-zdobuly-nashi-armijky-na-chempionati-yevropy-z-karate/" text:style-name="Internet_20_link" text:visited-style-name="Visited_20_Internet_20_Link">
https://armyinform.com.ua/2023/03/27/zoloto-ta-sriblo-zdobuly-nashi-armijky-na-chempionati-yevropy-z-karate/</text:a>
</text:p>
      <!--NEWS-->
      <text:h text:style-name="P10" text:outline-level="1">
<text:span text:style-name="T4">
The most intense phase of Bakhmut's battles is ongoing - Alexander Syrsky</text:span>
</text:h>
      <text:p text:style-name="P4">
Author: ['АРМІЯINFORM']</text:p>
      <text:p text:style-name="P4">
Time: 2023-03-27T57:00:00-04:00</text:p>
      <text:p text:style-name="P4">
Description: Commander of the Ground VIISK ZSU General Colonel Oleksandr Sirskoy Vodeskovo Vidvіd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62688260776380716_y-e1679899780843.jpg" text:style-name="Internet_20_link" text:visited-style-name="Visited_20_Internet_20_Link">
photo_5262688260776380716_y-e1679899780843.jpg</text:a>
']</text:p>
      <text:p text:style-name="P4">
Tags: ['STOPRUSSIA', 'БАХМУТСЬКИЙ НАПРЯМОК', 'КОМАНДУВАЧ СУХОПУТНИХ ВІЙСЬК', 'ОЛЕКСАНДР СИРСЬКИЙ']</text:p>
      <text:p text:style-name="P4">
Category: News</text:p>
      <!--METADATA-->
      <text:p text:style-name="P4">
<draw:frame draw:style-name="fr1" draw:name="Image23" text:anchor-type="as-char" svg:width="6.9236in" svg:height="3.883149in" draw:z-index="0">
<draw:image xlink:href="../Images/AРМІЯINFORM/2023-03-27T57-00-00-04-00/photo_5262688260776380716_y-e1679899780843.jpg" xlink:type="simple" xlink:show="embed" xlink:actuate="onLoad" draw:mime-type="image/jpeg"/>
</draw:frame>
The Commander of the Armed Forces of the Armed Forces of Ukraine, Colonel-General Alexander Sirsky once again respected the hottest points of the Bakhmut direction.</text:p>
      <text:p text:style-name="P4">
This is stated in <text:a xlink:type="simple" xlink:href="https://t.me/militarymediacenter/1545" text:style-name="Internet_20_link" text:visited-style-name="Visited_20_Internet_20_Link">
message</text:a>
Military Media Center.</text:p>
      <text:p text:style-name="P4">
Directly in the area of combat missions, Ukrainian defenders have vinified the situation and have taken a number of measures to solve problematic issues that interfere with the effective performance of combat missions.</text:p>
      <text:p text:style-name="P4">
Oleksandr Syrsky also made a number of operational decisions aimed at insidiousing the capabilities of Ukrainian troops to restrain and reflect the enemy.</text:p>
      <text:p text:style-name="P4">
“The most intense phase of Bakhmut's fighting is ongoing. The situation is consistently complicated. The war carries significant losses in human resources, weapons and military equipment, but continues to take offensive actions. Our defenders in the high conditions of the heroically hold back the enemy invasion and leave the enemy to realize their forces, ”the commander of the Land Forces said.</text:p>
      <text:p text:style-name="P4">
According to him, Bakhmut's defense is conditioned by military necessity and is based on the competent use of the city's protective capabilities, erected tracks and equipped fire structures.</text:p>
      <text:p text:style-name="P4">
“The courage and heroism of our warriors in combination with the skillful use of weapons, the use of maneuver forces and means allowed the defense of the city over the utmost marginal terms and forecasts. We calculate all the possible variants of events and will act adequately to the current situation, ”-said Colonel General Alexander Sirsky.</text:p>
      <text:p text:style-name="P4">
News Source: <text:a xlink:type="simple" xlink:href="https://armyinform.com.ua/2023/03/27/tryvaye-najbilsh-intensyvna-faza-boyiv-za-bahmut-oleksandr-syrskyj/" text:style-name="Internet_20_link" text:visited-style-name="Visited_20_Internet_20_Link">
https://armyinform.com.ua/2023/03/27/tryvaye-najbilsh-intensyvna-faza-boyiv-za-bahmut-oleksandr-syrskyj/</text:a>
</text:p>
      <!--NEWS-->
      <text:h text:style-name="P10" text:outline-level="1">
<text:span text:style-name="T4">
During the day, rescuers went over a hundred times to eliminate the consequences of enemy shelling</text:span>
</text:h>
      <text:p text:style-name="P4">
Author: ['АРМІЯINFORM']</text:p>
      <text:p text:style-name="P4">
Time: 2023-03-27T58:00:00-04:00</text:p>
      <text:p text:style-name="P4">
Description: Lent out, 26 birch trees, the Holder Service of Ukraine Zvozvichahi was picodrodrzd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vanvn_0.webp" text:style-name="Internet_20_link" text:visited-style-name="Visited_20_Internet_20_Link">
vanvn_0.webp</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4" text:anchor-type="as-char" svg:width="6.9236in" svg:height="3.894038in" draw:z-index="0">
<draw:image xlink:href="../ConvertedIMGs/AРМІЯINFORM/2023-03-27T58-00-00-04-00/vanvn_0.png" xlink:type="simple" xlink:show="embed" xlink:actuate="onLoad" draw:mime-type="image/png"/>
</draw:frame>
Illustrative photo</text:p>
      <text:p text:style-name="P4">
During the last day, <text:span text:style-name="T4">
 March 26, </text:span>
 Divisions of the Civil Service of Ukraine of Uncertain Situations <text:span text:style-name="T4">
 115 departures </text:span>
 to eliminate the consequences of the occupants of settlements and infrastructure. Psychological assistance to 102 persons.</text:p>
      <text:p text:style-name="P4">
This is stated in <text:a xlink:type="simple" xlink:href="https://dsns.gov.ua/uk/news/nadzvicaini-podiyi/operativna-informaciia-dsns-shhodo-naslidkiv-vedennia-boiovix-dii-rosiiskoiu-federacijeiu-107" text:style-name="Internet_20_link" text:visited-style-name="Visited_20_Internet_20_Link">
message</text:a>
SES of Ukraine.</text:p>
      <text:p text:style-name="P4">
Reference: 86 175 trips to eliminate the consequences have been made since the beginning of the war, 14 221 fires have been liquidated, 3,969 people were rescued, 207 337 persons were provided.</text:p>
      <text:p text:style-name="P4">
News Source: <text:a xlink:type="simple" xlink:href="https://armyinform.com.ua/2023/03/27/za-dobu-ryatuvalnyky-ponad-sto-raziv-vyyizdyly-na-likvidacziyu-naslidkiv-vorozhyh-obstriliv-18/" text:style-name="Internet_20_link" text:visited-style-name="Visited_20_Internet_20_Link">
https://armyinform.com.ua/2023/03/27/za-dobu-ryatuvalnyky-ponad-sto-raziv-vyyizdyly-na-likvidacziyu-naslidkiv-vorozhyh-obstriliv-18/</text:a>
</text:p>
      <!--NEWS-->
      <text:h text:style-name="P10" text:outline-level="1">
<text:span text:style-name="T4">
The ecmanifier of Donetsk "Golden Eagle" was suspected of participating in a terrorist organization</text:span>
</text:h>
      <text:p text:style-name="P4">
Author: ['АРМІЯINFORM']</text:p>
      <text:p text:style-name="P4">
Time: 2023-03-27T59:00:00-04:00</text:p>
      <text:p text:style-name="P4">
Description: Coisnyom commander of the Berkut was gone about Pіdozra for a fate with the terroris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6-45.jpg" text:style-name="Internet_20_link" text:visited-style-name="Visited_20_Internet_20_Link">
6-45.jpg</text:a>
']</text:p>
      <text:p text:style-name="P4">
Tags: ['БЕРКУТІВЦІ', 'ДОНЕЧЧИНА', 'ЗРАДНИК', 'ОФІС ГЕНЕРАЛЬНОГО ПРОКУРОРА УКРАЇНИ']</text:p>
      <text:p text:style-name="P4">
Category: News</text:p>
      <!--METADATA-->
      <text:p text:style-name="P4">
<draw:frame draw:style-name="fr1" draw:name="Image25" text:anchor-type="as-char" svg:width="6.9236in" svg:height="4.138059in" draw:z-index="0">
<draw:image xlink:href="../Images/AРМІЯINFORM/2023-03-27T59-00-00-04-00/6-45.jpg" xlink:type="simple" xlink:show="embed" xlink:actuate="onLoad" draw:mime-type="image/jpeg"/>
</draw:frame>
The former Berkuta commander was informed of the suspicion of participation of the uterine organization, as well as for counteracting and obstructing the performance of service duties by the Armed Forces.</text:p>
      <text:p text:style-name="P4">
About it <text:a xlink:type="simple" xlink:href="https://gp.gov.ua/ua/posts/ekskomandiru-doneckogo-berkutu-povidomleno-pro-pidozru-v-ucasti-u-teroristicnii-organizaciyi" text:style-name="Internet_20_link" text:visited-style-name="Visited_20_Internet_20_Link">
reports</text:a>
Office Prosecutor of Ukraine.</text:p>
      <text:p text:style-name="P4">
According to the investigation, in 2014, the state-aggressor of the police of the Donetsk region in 2014 entered the unforeseen law of the DNR terrorist organization-a detachment of mobile special purpose "Golden" during the occupation. He occupied the post of commander.</text:p>
      <text:p text:style-name="P4">
The expert protector is recruiting new participants in the DNR force bloc, the maintenance of the territories of certain districts of Donetsk region temporarily uncontrollable bodies of state power of Ukraine, the organization and maintenance of armed resistance, illegal opposition and obstruction of the performance of officials.</text:p>
      <text:p text:style-name="P4">
News Source: <text:a xlink:type="simple" xlink:href="https://armyinform.com.ua/2023/03/27/ekskomandyr-doneczkogo-berkutu-otrymav-pidozru-za-uchast-u-terorystychnij-organizacziyi/" text:style-name="Internet_20_link" text:visited-style-name="Visited_20_Internet_20_Link">
https://armyinform.com.ua/2023/03/27/ekskomandyr-doneczkogo-berkutu-otrymav-pidozru-za-uchast-u-terorystychnij-organizacziyi/</text:a>
</text:p>
      <!--NEWS-->
      <text:h text:style-name="P10" text:outline-level="1">
<text:span text:style-name="T4">
Lithuania will require new sanctions against Russia for the placement of nuclear weapons in Belarus</text:span>
</text:h>
      <text:p text:style-name="P4">
Author: ['АРМІЯINFORM']</text:p>
      <text:p text:style-name="P4">
Time: 2023-03-27T60:00:00-04:00</text:p>
      <text:p text:style-name="P4">
Description: Lithuania Vimagatim Readjadzhennya Novychiye oppression for the plan of the Russian Federation of the Russian Federation of nuclea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rashka.jpg" text:style-name="Internet_20_link" text:visited-style-name="Visited_20_Internet_20_Link">
rashka.jpg</text:a>
']</text:p>
      <text:p text:style-name="P4">
Tags: ['STOPRUSSIA', 'АГРЕСІЯ РФ', 'ЕКОНОМІКА РФ', 'КРАХ РОСІЙСЬКОЇ ЕКОНОМІКИ', 'МЗС ЛИТВИ', 'ЯДЕРНА ЗБРОЯ']</text:p>
      <text:p text:style-name="P4">
Category: News</text:p>
      <!--METADATA-->
      <text:p text:style-name="P4">
<draw:frame draw:style-name="fr1" draw:name="Image26" text:anchor-type="as-char" svg:width="6.9236in" svg:height="3.894525in" draw:z-index="0">
<draw:image xlink:href="../Images/AРМІЯINFORM/2023-03-27T60-00-00-04-00/rashka.jpg" xlink:type="simple" xlink:show="embed" xlink:actuate="onLoad" draw:mime-type="image/jpeg"/>
</draw:frame>
Lithuania will require new sanctions against Russia for the plans of Russian nuclear weapons in Belarus.</text:p>
      <text:p text:style-name="P4">
This is stated in <text:a xlink:type="simple" xlink:href="https://www.urm.lt/default/en/news/statement-by-the-ministry-of-foreign-affairs-on-russias-intention-to-deploy-tactical-nuclear-weapons-in-belarus" text:style-name="Internet_20_link" text:visited-style-name="Visited_20_Internet_20_Link">
statement</text:a>
Lithuanian Ministry of Foreign Affairs.</text:p>
      <text:p text:style-name="P4">
“We carefully monitor the situation around the statement about Russia's plans to place tactic nuclear weapons in Belarus and perceive it as another attempt at two -brought dictatorial regimes to threaten its neighbors and the European continent. These are the desperate steps of Putin and Lukashenko to create a ward wave of tension and destabilization in Europe, ”the Lithuanian Foreign Ministry noted.</text:p>
      <text:p text:style-name="P4">
According to the report, the plans for the deployment of nuclear weapons of Vibrativerus are further involved in the official Minsk into the war with Ukraine and in confrontation with the democratic world.</text:p>
      <text:p text:style-name="P4">
“An additional risk factor for the Baltic region is Belarus, which is increasingly losing sovereignty, supporting and assisting Russian aggression and integrating more and more integrated into Russia's military plans. Lithuania will discuss with its Yevro -Atlantic partners how to respond to these militaristic planar and Belarusian regimes. As part of Lithuania's response, new sanctions will be required, ”the statement summarized.</text:p>
      <text:p text:style-name="P4">
Recall how <text:a xlink:type="simple" xlink:href="https://armyinform.com.ua/2023/03/27/nato-zahyshhatyme-krayiny-alyansu-nezalezhno-vid-nayavnosti-yadernoyi-zbroyi-nepodalik-kordoniv-ministr-oborony-lytvy/" text:style-name="Internet_20_link" text:visited-style-name="Visited_20_Internet_20_Link">
informed</text:a>
Lithuania's Defense Minister will not protect the Alliance countries, regardless of nuclear weapons nearby.</text:p>
      <text:p text:style-name="P4">
News Source: <text:a xlink:type="simple" xlink:href="https://armyinform.com.ua/2023/03/27/lytva-vymagatyme-zaprovadzhennya-novyh-sankczij-proty-rf-za-rozmishhennya-yadernoyi-zbroyi-v-bilorusi/" text:style-name="Internet_20_link" text:visited-style-name="Visited_20_Internet_20_Link">
https://armyinform.com.ua/2023/03/27/lytva-vymagatyme-zaprovadzhennya-novyh-sankczij-proty-rf-za-rozmishhennya-yadernoyi-zbroyi-v-bilorusi/</text:a>
</text:p>
      <!--NEWS-->
      <text:h text:style-name="P10" text:outline-level="1">
<text:span text:style-name="T4">
The FSB agent group that prepared rocket strokes along the routes of military echelons was neutralized</text:span>
</text:h>
      <text:p text:style-name="P4">
Author: ['АРМІЯINFORM']</text:p>
      <text:p text:style-name="P4">
Time: 2023-03-27T61:00:00-04:00</text:p>
      <text:p text:style-name="P4">
Description: The result is a large -scale special operation from Kharkivsky, the Donetskiy regions are neutralized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7a3f7a1539d2faf4e269895e33a50be8.jpeg" text:style-name="Internet_20_link" text:visited-style-name="Visited_20_Internet_20_Link">
7a3f7a1539d2faf4e269895e33a50be8.jpeg</text:a>
']</text:p>
      <text:p text:style-name="P4">
Tags: ['STOPRUSSIA', 'АГЕНТИ ФСБ', 'АГРЕСІЯ РФ', 'ВТОРГНЕННЯ РФ', 'КОНТРРОЗВІДКА СБУ', 'КОРЕГУВАЛЬНИК', 'РАКЕТНІ УДАРИ']</text:p>
      <text:p text:style-name="P4">
Category: News</text:p>
      <!--METADATA-->
      <text:p text:style-name="P4">
<draw:frame draw:style-name="fr1" draw:name="Image27" text:anchor-type="as-char" svg:width="6.9236in" svg:height="4.565939in" draw:z-index="0">
<draw:image xlink:href="../Images/AРМІЯINFORM/2023-03-27T61-00-00-04-00/7a3f7a1539d2faf4e269895e33a50be8.jpeg" xlink:type="simple" xlink:show="embed" xlink:actuate="onLoad" draw:mime-type="image/jpeg"/>
</draw:frame>
As a result of large -scale special operations in Kharkiv and Donetsk regions, a branched agent network of the FSB, which is composed of locals, was composed. The attackers were collecting intelligence on the places of moving forces of defense in the territory of the regions.</text:p>
      <text:p text:style-name="P4">
About it <text:a xlink:type="simple" xlink:href="https://ssu.gov.ua/novyny/sbu-zneshkodyla-ahenturnu-hrupu-fsb-yaka-hotuvala-raketni-udary-po-obiektakh-ukrzaliznytsi-i-pidbyrala-kadry-v-administratsii-okupantiv-video" text:style-name="Internet_20_link" text:visited-style-name="Visited_20_Internet_20_Link">
reports</text:a>
Security Service of Ukraine.</text:p>
      <text:p text:style-name="P4">
In the "special attention" of the enemy there were routes of movement of military echelons and dismantling of railway stations, which unload the arms of the Armed Forces. The agents also explored locations with ammunition, fire positions, checkpoints and fortifications of Ukrainian troops in the frontline areas of Ukraine and Dnipropetrovsk.</text:p>
      <text:p text:style-name="P4">
In addition, they convey to the occupiers the coordinates of strategically important bridges. The attackers recorded the results of Russian missile strokes by Pokramatorsk, Druzhkivtsi, Konstantinovtsi and settlements of Kharkiv region for argument of repeated air attacks.</text:p>
      <text:p text:style-name="P4">
Also during the temporary occupation of Izium and balacle, the persons involved in the local occupation administrations.</text:p>
      <text:p text:style-name="P4">
The SBU counterintelligence officers in stages documented the criminal acts of Russian agents ashamed four participants of the enemy network. One of them used the status of an assistant People's Deputy of Ukraine and the certificate of the journalist.</text:p>
      <text:p text:style-name="P4">
Four more-are in the territory of the aggressor country. Complex measures are underway for them.</text:p>
      <text:p text:style-name="P4">
According to the investigation, the agent network was formed by two FSB personnel employees before the start of a large -scale invasion. It was a agent who was previously recruited by the Honorary Consul of the Russian Federation in Kharkiv. Other participants of the group, the aggressor was involved in unspoken cooperation remotely or during the traveling of the persons involved in the Russian Federation. Each of them was awarded a conspiratorial legend.</text:p>
      <text:p text:style-name="P4">
After February 24 last year, the FSB "activated" its agent for exploration and subversive activities against Ukraine. The transfer of intelligence to the RFZlovniki was carried out through a telegram channel in the form of media files of Tageolocations on electronic maps. In the case of occupation of the regions, the traitors "claimed" for entry into the management of the occupation administrations.In addition, according to the coordinates revealed during investigative actions, counterintelligence was a hostile cross with a weapon that the invaders left during the escape of the defense forces in Kharkiv.</text:p>
      <text:p text:style-name="P4">
On the basis of the evidence collected, the security services informed the detainees in the state treason, which was committed in the state of martial law. The trial of the arrogant event is detention. The investigation is ongoing to hold the responsibility of all perpetrators.</text:p>
      <text:p text:style-name="P4">
News Source: <text:a xlink:type="simple" xlink:href="https://armyinform.com.ua/2023/03/27/zneshkodzheno-agenturnu-grupu-fsb-yaka-gotuvala-raketni-udary-po-marshrutah-ruhu-vijskovyh-esheloniv/" text:style-name="Internet_20_link" text:visited-style-name="Visited_20_Internet_20_Link">
https://armyinform.com.ua/2023/03/27/zneshkodzheno-agenturnu-grupu-fsb-yaka-gotuvala-raketni-udary-po-marshrutah-ruhu-vijskovyh-esheloniv/</text:a>
</text:p>
      <!--NEWS-->
      <text:h text:style-name="P10" text:outline-level="1">
<text:span text:style-name="T4">
Alexei Danilov about Putin's statement: Kremlin took Belarus in nuclear hostages</text:span>
</text:h>
      <text:p text:style-name="P4">
Author: ['АРМІЯINFORM']</text:p>
      <text:p text:style-name="P4">
Time: 2023-03-27T62:00:00-04:00</text:p>
      <text:p text:style-name="P4">
Description: The secretary for the sake of National Bezpeki, the defense of Ukraine Oleksiy Danіlov Vidreaguvuv, the war with Ukraine 2022, the war with Ukrain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oleksij-danilov.jpg" text:style-name="Internet_20_link" text:visited-style-name="Visited_20_Internet_20_Link">
oleksij-danilov.jpg</text:a>
']</text:p>
      <text:p text:style-name="P4">
Tags: ['STOPRUSSIA', 'ОЛЕКСІЙ ДАНІЛОВ', 'РНБО УКРАЇНИ', 'ЯДЕРНА ЗБРОЯ']</text:p>
      <text:p text:style-name="P4">
Category: News</text:p>
      <!--METADATA-->
      <text:p text:style-name="P4">
<draw:frame draw:style-name="fr1" draw:name="Image28" text:anchor-type="as-char" svg:width="6.9236in" svg:height="4.615733in" draw:z-index="0">
<draw:image xlink:href="../Images/AРМІЯINFORM/2023-03-27T62-00-00-04-00/oleksij-danilov.jpg" xlink:type="simple" xlink:show="embed" xlink:actuate="onLoad" draw:mime-type="image/jpeg"/>
</draw:frame>
Secretary of the National Security and Defense Council of Ukraine Alexey Danilov <text:a xlink:type="simple" xlink:href="https://twitter.com/OleksiyDanilov/status/1639875455355441152" text:style-name="Internet_20_link" text:visited-style-name="Visited_20_Internet_20_Link">
reacted</text:a>
On the statement of the Kremlin head about placement in Belarus of nuclear weapons:</text:p>
      <text:p text:style-name="P4">
“Putin's statement on the placement of tactical nuclear weapons in Belarus - a step in the country's surprise destabilization - maximizes the level of negative perception and public rejection in the Belarusian society of Russia Taputin. The Kremlin took Belarus into nuclear hostages. "</text:p>
      <text:p text:style-name="P4">
Recall that in the Ministry of Foreign Affairs of Ukraine <text:a xlink:type="simple" xlink:href="https://armyinform.com.ua/2023/03/26/mzs-ukrayiny-zaklykaly-bilorus-zavadyty-namiram-rf-rozmistyty-yadernu-zbroyu-na-yih-terytoriyi/" text:style-name="Internet_20_link" text:visited-style-name="Visited_20_Internet_20_Link">
called</text:a>
Belarus to prevent the intentions of the Russian Federation to place nuclear weapons in their territory.</text:p>
      <text:p text:style-name="P4">
News Source: <text:a xlink:type="simple" xlink:href="https://armyinform.com.ua/2023/03/27/oleksij-danilov-pro-zayavu-putina-kreml-vzyav-bilorus-v-yaderni-zaruchnyky/" text:style-name="Internet_20_link" text:visited-style-name="Visited_20_Internet_20_Link">
https://armyinform.com.ua/2023/03/27/oleksij-danilov-pro-zayavu-putina-kreml-vzyav-bilorus-v-yaderni-zaruchnyky/</text:a>
</text:p>
      <!--NEWS-->
      <text:h text:style-name="P10" text:outline-level="1">
<text:span text:style-name="T4">
73 of the settlements of Ukraine fired the army of the Russian Federation per day</text:span>
</text:h>
      <text:p text:style-name="P4">
Author: ['АРМІЯINFORM']</text:p>
      <text:p text:style-name="P4">
Time: 2023-03-27T63:00:00-04:00</text:p>
      <text:p text:style-name="P4">
Description: The last passes of the Rosiyski Vіsyska firing the Terifer 7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f796d8de-7f99-4cbf-b25c-9b765e69f2c0.jpg" text:style-name="Internet_20_link" text:visited-style-name="Visited_20_Internet_20_Link">
f796d8de-7f99-4cbf-b25c-9b765e69f2c0.jpg</text:a>
']</text:p>
      <text:p text:style-name="P4">
Tags: ['MILITARY MEDIA CENTER', 'STOPRUSSIA', 'АГРЕСІЯ РФ', 'ВОРОЖІ ОБСТРІЛИ', 'ВТОРГНЕННЯ РФ', 'ХАРКІВСЬКИЙ ТРИБУНАЛ']</text:p>
      <text:p text:style-name="P4">
Category: News</text:p>
      <!--METADATA-->
      <text:p text:style-name="P4">
<draw:frame draw:style-name="fr1" draw:name="Image29" text:anchor-type="as-char" svg:width="6.9236in" svg:height="4.930651in" draw:z-index="0">
<draw:image xlink:href="../Images/AРМІЯINFORM/2023-03-27T63-00-00-04-00/f796d8de-7f99-4cbf-b25c-9b765e69f2c0.jpg" xlink:type="simple" xlink:show="embed" xlink:actuate="onLoad" draw:mime-type="image/jpeg"/>
</draw:frame>
During the last day, Russian troops fired at the territories of 7 regions of Ukraine.</text:p>
      <text:p text:style-name="P4">
About it <text:a xlink:type="simple" xlink:href="https://t.me/militarymediacenter/1546" text:style-name="Internet_20_link" text:visited-style-name="Visited_20_Internet_20_Link">
reports</text:a>
Military Mediacenter.</text:p>
      <text:p text:style-name="P4">
“In general from different types of weapons(mortars, tanks, artillery, RSZV, S-300 ZRC, tactical aviation)The shelling of 73 settlements was carried out, the defeat of 15 infrastructure objects was confirmed, ”the message reads.</text:p>
      <text:p text:style-name="P4">
According to preliminary information, 3 people were killed and 5 were injured.</text:p>
      <text:p text:style-name="P4">
News Source: <text:a xlink:type="simple" xlink:href="https://armyinform.com.ua/2023/03/27/73-naselenyh-punkty-ukrayiny-obstrilyala-armiya-rf-za-dobu/" text:style-name="Internet_20_link" text:visited-style-name="Visited_20_Internet_20_Link">
https://armyinform.com.ua/2023/03/27/73-naselenyh-punkty-ukrayiny-obstrilyala-armiya-rf-za-dobu/</text:a>
</text:p>
      <!--NEWS-->
      <text:h text:style-name="P10" text:outline-level="1">
<text:span text:style-name="T4">
Over 200 explosive objects were neutralized per day of Pyrotechnics</text:span>
</text:h>
      <text:p text:style-name="P4">
Author: ['АРМІЯINFORM']</text:p>
      <text:p text:style-name="P4">
Time: 2023-03-27T64:00:00-04:00</text:p>
      <text:p text:style-name="P4">
Description: Lent out, 26 birch trees, Pirotechnici PIDROZHILIA OF THE POSITIONAL SERVICE OF WORK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3/337551170_1093122545423748_2313349536355283523_n.jpg" text:style-name="Internet_20_link" text:visited-style-name="Visited_20_Internet_20_Link">
337551170_1093122545423748_2313349536355283523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0" text:anchor-type="as-char" svg:width="6.9236in" svg:height="4.619339in" draw:z-index="0">
<draw:image xlink:href="../Images/AРМІЯINFORM/2023-03-27T64-00-00-04-00/nebezpechno-miny.jpg" xlink:type="simple" xlink:show="embed" xlink:actuate="onLoad" draw:mime-type="image/jpeg"/>
</draw:frame>
"Dangerously. Mines. " Illustrative photo</text:p>
      <text:p text:style-name="P4">
<text:span text:style-name="T4">
 Over the past day, </text:span>
 <text:span text:style-name="T4">
 March 26 </text:span>
 <text:span text:style-name="T4">
 </text:span>
, <text:span text:style-name="T4">
 pyrotechnic units of Ukraine for Emergency Situations </text:span>
 98 times ** have been involved in demining tasks.</text:p>
      <text:p text:style-name="P4">
About it _ <text:a xlink:type="simple" xlink:href="https://dsns.gov.ua/uk/news/nadzvicaini-podiyi/informaciia-shhodo-diialnosti-pirotexnicnix-pidrozdiliv-dsns-94" text:style-name="Internet_20_link" text:visited-style-name="Visited_20_Internet_20_Link">
reports</text:a>
_ SESU Ukraine.</text:p>
      <text:p text:style-name="P4">
Pyrotechnical units found, seized and disposed of <text:span text:style-name="T4">
 202 </text:span>
<text:span text:style-name="T4">
 explosive </text:span>
 <text:span text:style-name="T4">
 items.(cleared)the area of the area </text:span>
 13 guesers **.</text:p>
      <text:p text:style-name="P4">
Most often pyrotechnic units worked: in the Kharkiv region 15 910 times, Kyiv region - 7 337, Chernihiv region - 4 395, Donetsk region - 4 355, Mykolaiv region - 3 895, Kherson region - 3 653, Sumy region - 1 752, Cherkasy region - 1 083.</text:p>
      <text:p text:style-name="P4">
Background: from the beginning of large -scale aggression of the Russian Federation of Ukrainian Federation of Ukraine, pyrotechnic units of the SES of Ukraine have been involved <text:span text:style-name="T4">
 48 361 </text:span>
 to perform mine tasks. Disposed of <text:span text:style-name="T4">
 336 839 extinguishing items </text:span>
, including <text:span text:style-name="T4">
 2 199 Aviation Bombs </text:span>
. Examined(cleared)area of area <text:span text:style-name="T4">
 81 319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31" text:anchor-type="as-char" svg:width="6.9236in" svg:height="5.804039in" draw:z-index="0">
<draw:image xlink:href="../Images/AРМІЯINFORM/2023-03-27T64-00-00-04-00/337551170_1093122545423748_2313349536355283523_n.jpg" xlink:type="simple" xlink:show="embed" xlink:actuate="onLoad" draw:mime-type="image/jpeg"/>
</draw:frame>
</text:p>
      <text:p text:style-name="P4">
News Source: <text:a xlink:type="simple" xlink:href="https://armyinform.com.ua/2023/03/27/za-dobu-pirotehniky-dsns-zneshkodyly-ponad-200-vybuhonebezpechnyh-predmetiv-9/" text:style-name="Internet_20_link" text:visited-style-name="Visited_20_Internet_20_Link">
https://armyinform.com.ua/2023/03/27/za-dobu-pirotehniky-dsns-zneshkodyly-ponad-200-vybuhonebezpechnyh-predmetiv-9/</text:a>
</text:p>
      <!--NEWS-->
      <text:h text:style-name="P10" text:outline-level="1">
<text:span text:style-name="T4">
Ukrainians have raised over UAH 58.5 million for drones-Kamikadze for intelligence</text:span>
</text:h>
      <text:p text:style-name="P4">
Author: ['АРМІЯINFORM']</text:p>
      <text:p text:style-name="P4">
Time: 2023-03-27T65:00:00-04:00</text:p>
      <text:p text:style-name="P4">
Description: Ukrainian Zibrali Podn 58 500 000 hryvnias through United24 on Droni-Kamikadze for Gur. Trigge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unnamed-1-1-scaled-1-scaled-e1679904114673.jpg" text:style-name="Internet_20_link" text:visited-style-name="Visited_20_Internet_20_Link">
unnamed-1-1-scaled-1-scaled-e1679904114673.jpg</text:a>
', '<text:a xlink:type="simple" xlink:href="https://armyinform.com.ua/wp-content/uploads/2023/03/8cebe703-183f-4964-8bfe-a914f72493d6.jpg" text:style-name="Internet_20_link" text:visited-style-name="Visited_20_Internet_20_Link">
8cebe703-183f-4964-8bfe-a914f72493d6.jpg</text:a>
']</text:p>
      <text:p text:style-name="P4">
Tags: ['STOPRUSSIA', 'АГРЕСІЯ РФ', 'ВТОРГНЕННЯ РФ', 'ГУР', 'ДРОНИ-КАМІКАДЗЕ', 'МИХАЙЛО ФЕДОРОВ']</text:p>
      <text:p text:style-name="P4">
Category: News</text:p>
      <!--METADATA-->
      <text:p text:style-name="P4">
<draw:frame draw:style-name="fr1" draw:name="Image32" text:anchor-type="as-char" svg:width="6.9236in" svg:height="4.14839in" draw:z-index="0">
<draw:image xlink:href="../Images/AРМІЯINFORM/2023-03-27T65-00-00-04-00/unnamed-1-1-scaled-1-scaled-e1679904114673.jpg" xlink:type="simple" xlink:show="embed" xlink:actuate="onLoad" draw:mime-type="image/jpeg"/>
</draw:frame>
The Ukrainians raised over UAH 58,500,000 through United24 on drones-Kamikadyzedli GUR. All thanks to the project "Strike. Ukrainian stone. "</text:p>
      <text:p text:style-name="P4">
According to Viceremier-Minister for Innovation, Development of Education, Science of Tatekhnology Mikhail Fedorov in <text:a xlink:type="simple" xlink:href="https://t.me/zedigital/3003" text:style-name="Internet_20_link" text:visited-style-name="Visited_20_Internet_20_Link">
Telegram</text:a>
, now intelligence will receive <text:span text:style-name="T4">
 over 2200 FPV drones </text:span>
.</text:p>
      <text:p text:style-name="P4">
“This was made possible by anyone who has purchased their pack. As well as the nonsense of our donors and business, which has continuously supported the army for more than a year, ”he said.</text:p>
      <text:p text:style-name="P4">
<draw:frame draw:style-name="fr1" draw:name="Image33" text:anchor-type="as-char" svg:width="6.9236in" svg:height="6.914946in" draw:z-index="0">
<draw:image xlink:href="../Images/AРМІЯINFORM/2023-03-27T65-00-00-04-00/8cebe703-183f-4964-8bfe-a914f72493d6.jpg" xlink:type="simple" xlink:show="embed" xlink:actuate="onLoad" draw:mime-type="image/jpeg"/>
</draw:frame>
It is also reported that every hryvnia of the collection(500 hryvnias from each pack)It is sent to drones-Kamikadze.</text:p>
      <text:p text:style-name="P4">
“More than 8 million hryvnias were harvested thanks to the draw of five packs of salt by the chief of GUR Kiril Budanov. Thank you to our partners and everyone who joined the gathering. Strong when together, ”Mikhail Fedorov summarized.</text:p>
      <text:p text:style-name="P4">
News Source: <text:a xlink:type="simple" xlink:href="https://armyinform.com.ua/2023/03/27/ukrayinczi-zibraly-ponad-585-mln-gryven-na-drony-kamikadze-dlya-rozvidky/" text:style-name="Internet_20_link" text:visited-style-name="Visited_20_Internet_20_Link">
https://armyinform.com.ua/2023/03/27/ukrayinczi-zibraly-ponad-585-mln-gryven-na-drony-kamikadze-dlya-rozvidky/</text:a>
</text:p>
      <!--NEWS-->
      <text:h text:style-name="P10" text:outline-level="1">
<text:span text:style-name="T4">
The Commander -in -Chief of the Armed Forces awarded the defender who heroically reflected the assault group of occupiers</text:span>
</text:h>
      <text:p text:style-name="P4">
Author: ['АРМІЯINFORM']</text:p>
      <text:p text:style-name="P4">
Time: 2023-03-27T66:00:00-04:00</text:p>
      <text:p text:style-name="P4">
Description: ZSU General Valeriy Zaluzhny Zalughorodiv “golden christ” Ta Zbriy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5254069944043234_y.jpg" text:style-name="Internet_20_link" text:visited-style-name="Visited_20_Internet_20_Link">
photo_5265254069944043234_y.jpg</text:a>
']</text:p>
      <text:p text:style-name="P4">
Tags: ['ВАЛЕРІЙ ЗАЛУЖНИЙ', 'НАГОРОДЖЕННЯ ВІЙСЬКОВОСЛУЖБОВЦЯ', 'РУСЛАН ЗУБАРЄВ']</text:p>
      <text:p text:style-name="P4">
Category: News</text:p>
      <!--METADATA-->
      <text:p text:style-name="P4">
<draw:frame draw:style-name="fr1" draw:name="Image34" text:anchor-type="as-char" svg:width="6.9236in" svg:height="5.1927in" draw:z-index="0">
<draw:image xlink:href="../Images/AРМІЯINFORM/2023-03-27T66-00-00-04-00/photo_5265254069944043234_y.jpg" xlink:type="simple" xlink:show="embed" xlink:actuate="onLoad" draw:mime-type="image/jpeg"/>
</draw:frame>
The Commander -in -Chief of the Armed Forces, General Valery Zaluzhny, awarded the "Golden Cross" by the Senior Soldier, Ruslan Zubarev, who in February heroically reflected the ataccont in the Ukrainian position in the Svatov area.</text:p>
      <text:p text:style-name="P4">
General Valery Zaluzhny wrote about it in <text:a xlink:type="simple" xlink:href="https://t.me/CinCAFU/430" text:style-name="Internet_20_link" text:visited-style-name="Visited_20_Internet_20_Link">
telegram.</text:a>
“I was honored to reward a senior soldier from a separate mechanized brigade named after Ivan Sirko Ruslan Zubarev with an honorary badge" The Golden Cross "to branded him a well -deserved award weapon. Ruslan reflected the attack of the predominant forces, showed the battle and courage in the battle, ”he said.</text:p>
      <text:p text:style-name="P4">
The Commander -in -Chief of the Armed Forces of Ukraine thanked everyone who defends the homeland of the accuser.</text:p>
      <text:p text:style-name="P4">
Glory to all defenders of Ukraine!</text:p>
      <text:p text:style-name="P4">
News Source: <text:a xlink:type="simple" xlink:href="https://armyinform.com.ua/2023/03/27/golovnokomanduvach-zsu-nagorodyv-zahysnyka-yakyj-geroyichno-vidbyv-shturmovu-grupu-okupantiv/" text:style-name="Internet_20_link" text:visited-style-name="Visited_20_Internet_20_Link">
https://armyinform.com.ua/2023/03/27/golovnokomanduvach-zsu-nagorodyv-zahysnyka-yakyj-geroyichno-vidbyv-shturmovu-grupu-okupantiv/</text:a>
</text:p>
      <!--NEWS-->
      <text:h text:style-name="P10" text:outline-level="1">
<text:span text:style-name="T4">
Ukrainian military in the United Kingdom has completed training on Challenger 2 tanks</text:span>
</text:h>
      <text:p text:style-name="P4">
Author: ['АРМІЯINFORM']</text:p>
      <text:p text:style-name="P4">
Time: 2023-03-27T67:00:00-04:00</text:p>
      <text:p text:style-name="P4">
Description: Ukrainian tanks completed the hunger on Challenger 2 tanks with great British that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281482_challenger-2-1_gettyimages_new_960x380_0.jpg" text:style-name="Internet_20_link" text:visited-style-name="Visited_20_Internet_20_Link">
281482_challenger-2-1_gettyimages_new_960x380_0.jpg</text:a>
', '<text:a xlink:type="simple" xlink:href="https://armyinform.com.ua/wp-content/uploads/2023/03/chellenger2-info2-1536x1132-1-1.jpg" text:style-name="Internet_20_link" text:visited-style-name="Visited_20_Internet_20_Link">
chellenger2-info2-1536x1132-1-1.jpg</text:a>
']</text:p>
      <text:p text:style-name="P4">
Tags: ['CHALLENGER 2', 'БЕН ВОЛЛЕС', 'ВЕЛИКА БРИТАНІЯ', 'НАВЧАННЯ ВІЙСЬКОВИХ']</text:p>
      <text:p text:style-name="P4">
Category: News</text:p>
      <!--METADATA-->
      <text:p text:style-name="P4">
<draw:frame draw:style-name="fr1" draw:name="Image35" text:anchor-type="as-char" svg:width="6.9236in" svg:height="3.606042in" draw:z-index="0">
<draw:image xlink:href="../Images/AРМІЯINFORM/2023-03-27T67-00-00-04-00/281482_challenger-2-1_gettyimages_new_960x380_0.jpg" xlink:type="simple" xlink:show="embed" xlink:actuate="onLoad" draw:mime-type="image/jpeg"/>
</draw:frame>
Ukrainian tankers have completed training on Challenger 2 tanks in Great Britain and returned home to continue the fight against Russia's unlawful.</text:p>
      <text:p text:style-name="P4">
This is stated in <text:a xlink:type="simple" xlink:href="https://www.gov.uk/government/news/ukrainian-tank-crews-complete-challenger-2-training-in-uk" text:style-name="Internet_20_link" text:visited-style-name="Visited_20_Internet_20_Link">
message</text:a>
The press service of the British Law.</text:p>
      <text:p text:style-name="P4">
For several weeks military instructors have taught the Ukrainian personal staff how to manage tanks.</text:p>
      <text:p text:style-name="P4">
The UK's Defense Minister Ben Volles was fond of how Ukrainian tanks were mastering the tanks.</text:p>
      <text:p text:style-name="P4">
“It really inspires to observe the determination of Ukrainian soldiers who have been traveling on Challenger 2 tanks on British soil. They return the Nabatkivshchyna better equipped. We will continue to support them and do the everything to support Ukraine as much as it will be needed, ”Ben Wallace emphasized.</text:p>
      <text:p text:style-name="P4">
Lieutenant Colonel John Stone, who managed a training mission, said that the commander was extremely amazed by the demonstrated level of competence.</text:p>
      <text:p text:style-name="P4">
"We do not doubt that our friends will use Challenger 2 tanks more effective in future battles to defend their homeland," - said John Stone.</text:p>
      <text:p text:style-name="P4">
Recall that the training began shortly after the announcement in January that the United Kingdom <text:a xlink:type="simple" xlink:href="https://armyinform.com.ua/2023/01/14/rishi-sunak-pidtverdyv-rishennya-velykoyi-brytaniyi-nadaty-ukrayini-tanky-challenger-2/" text:style-name="Internet_20_link" text:visited-style-name="Visited_20_Internet_20_Link">
will pass</text:a>
Ukraine 14 tanks <text:a xlink:type="simple" xlink:href="https://armyinform.com.ua/2023/01/23/tank-challenger-2-brytanskyj-kremeznyj-panczyrnyk-shho-kydaye-vyklyk/" text:style-name="Internet_20_link" text:visited-style-name="Visited_20_Internet_20_Link">
Challenger 2</text:a>
, as well as ammunition and spare parts.</text:p>
      <text:p text:style-name="P4">
<draw:frame draw:style-name="fr1" draw:name="Image36" text:anchor-type="as-char" svg:width="6.9236in" svg:height="5.100385in" draw:z-index="0">
<draw:image xlink:href="../Images/AРМІЯINFORM/2023-03-27T67-00-00-04-00/chellenger2-info2-1536x1132-1-1.jpg" xlink:type="simple" xlink:show="embed" xlink:actuate="onLoad" draw:mime-type="image/jpeg"/>
</draw:frame>
The Challenger 2 tank marks the step change in the possibilities of armed force Ukraine, providing better protection for their crews and offering them some more modern and more advanced firing systems in the world.</text:p>
      <text:p text:style-name="P4">
News Source: <text:a xlink:type="simple" xlink:href="https://armyinform.com.ua/2023/03/27/ukrayinski-vijskovi-u-velykij-brytaniyi-zavershyly-navchannya-na-tankah-challenger-2/" text:style-name="Internet_20_link" text:visited-style-name="Visited_20_Internet_20_Link">
https://armyinform.com.ua/2023/03/27/ukrayinski-vijskovi-u-velykij-brytaniyi-zavershyly-navchannya-na-tankah-challenger-2/</text:a>
</text:p>
      <!--NEWS-->
      <text:h text:style-name="P10" text:outline-level="1">
<text:span text:style-name="T4">
Volodymyr Zelenskyy about the shelling of Slavyansk: Ukraine will not forgive these deaths and wounds</text:span>
</text:h>
      <text:p text:style-name="P4">
Author: ['АРМІЯINFORM']</text:p>
      <text:p text:style-name="P4">
Time: 2023-03-27T68:00:00-04:00</text:p>
      <text:p text:style-name="P4">
Description: Syogodnі, 27 birch, Rosіyskі puptepatzіynі Vіsyska fired at the words of Donetsko ... war with Ukraine 2022, war with Ukraine Latest news today, Ukrainian News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bez-imeni-10.jpg" text:style-name="Internet_20_link" text:visited-style-name="Visited_20_Internet_20_Link">
bez-imeni-10.jpg</text:a>
']</text:p>
      <text:p text:style-name="P4">
Tags: ['STOPRUSSIA', 'АГРЕСІЯ РФ', 'ВОЛОДИМИР ЗЕЛЕНСЬКИЙ', 'ВТОРГНЕННЯ РФ', "ОБСТРІЛ СЛАВ'ЯНСЬКА"]</text:p>
      <text:p text:style-name="P4">
Category: News</text:p>
      <!--METADATA-->
      <text:p text:style-name="P4">
<draw:frame draw:style-name="fr1" draw:name="Image37" text:anchor-type="as-char" svg:width="6.9236in" svg:height="4.102601in" draw:z-index="0">
<draw:image xlink:href="../Images/AРМІЯINFORM/2023-03-27T68-00-00-04-00/bez-imeni-10.jpg" xlink:type="simple" xlink:show="embed" xlink:actuate="onLoad" draw:mime-type="image/jpeg"/>
</draw:frame>
Today, on March 27, Russian occupation troops fired at the city of Slovianskikdonetsk region.</text:p>
      <text:p text:style-name="P4">
About it <text:a xlink:type="simple" xlink:href="https://fb.watch/jx5DzcEnRI/" text:style-name="Internet_20_link" text:visited-style-name="Visited_20_Internet_20_Link">
wrote</text:a>
President of Ukraine Volodymyrzelensky on Facebook.</text:p>
      <text:p text:style-name="P4">
“Another day that began with Russian terrorism. The aggressor state was fired at Vaslivyansk. Unfortunately, there are victims of virtues of varying degrees of severity, ”he suggested that all the services work on the spot, help is given the parsing of the rubble.</text:p>
      <text:p text:style-name="P4">
Volodymyr Zelenskyy stressed that “Ukraine will not forgive the abuse of our people, will not forgive these deaths and wounds. All Russian terrorists will be broken. Responsibility will be carried out by anyone involved in this aggression. "</text:p>
      <text:p text:style-name="P4">
News Source: <text:a xlink:type="simple" xlink:href="https://armyinform.com.ua/2023/03/27/volodymyr-zelenskyj-pro-obstril-slovyanska-ukrayina-ne-probachyt-czyh-smertej-i-poranen/" text:style-name="Internet_20_link" text:visited-style-name="Visited_20_Internet_20_Link">
https://armyinform.com.ua/2023/03/27/volodymyr-zelenskyj-pro-obstril-slovyanska-ukrayina-ne-probachyt-czyh-smertej-i-poranen/</text:a>
</text:p>
      <!--NEWS-->
      <text:h text:style-name="P10" text:outline-level="1">
<text:span text:style-name="T4">
Office of the Prosecutor General of Ukraine: more than 76 thousand military crimes are documented</text:span>
</text:h>
      <text:p text:style-name="P4">
Author: ['АРМІЯINFORM']</text:p>
      <text:p text:style-name="P4">
Time: 2023-03-27T6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crime-27032023ua.jpg" text:style-name="Internet_20_link" text:visited-style-name="Visited_20_Internet_20_Link">
warcrime-27032023ua.jpg</text:a>
', '<text:a xlink:type="simple" xlink:href="https://armyinform.com.ua/wp-content/uploads/2023/03/warcrime-27032023en.jpg" text:style-name="Internet_20_link" text:visited-style-name="Visited_20_Internet_20_Link">
warcrime-27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8" text:anchor-type="as-char" svg:width="6.9236in" svg:height="4.448413in" draw:z-index="0">
<draw:image xlink:href="../Images/AРМІЯINFORM/2023-03-27T69-00-00-04-00/warcrime-2703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rch 27 </text:span>
 Registered:</text:p>
      <ul>
        <li>
76 588 Military Crimes, * 16 874 Crimes against Ukraine's national security.</li>
      </ul>
      <text:p text:style-name="P4">
In addition, according to the official data of juvenile prosecutors, <text:span text:style-name="T4">
 1407 children have become </text:span>
 as a result of Russian aggression, including:</text:p>
      <ul>
        <li>
465 - children were killed, * 942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9" text:anchor-type="as-char" svg:width="6.9236in" svg:height="4.448413in" draw:z-index="0">
<draw:image xlink:href="../Images/AРМІЯINFORM/2023-03-27T69-00-00-04-00/warcrime-27032023en.jpg" xlink:type="simple" xlink:show="embed" xlink:actuate="onLoad" draw:mime-type="image/jpeg"/>
</draw:frame>
</text:p>
      <text:p text:style-name="P4">
News Source: <text:a xlink:type="simple" xlink:href="https://armyinform.com.ua/2023/03/27/ofis-genprokurora-ukrayiny-zadokumentovano-ponad-76-tysyach-voyennyh-zlochyniv/" text:style-name="Internet_20_link" text:visited-style-name="Visited_20_Internet_20_Link">
https://armyinform.com.ua/2023/03/27/ofis-genprokurora-ukrayiny-zadokumentovano-ponad-76-tysyach-voyennyh-zlochyniv/</text:a>
</text:p>
      <!--NEWS-->
      <text:h text:style-name="P10" text:outline-level="1">
<text:span text:style-name="T4">
There are 7 enemy ships in the Black Sea</text:span>
</text:h>
      <text:p text:style-name="P4">
Author: ['АРМІЯINFORM']</text:p>
      <text:p text:style-name="P4">
Time: 2023-03-27T70:00:00-04:00</text:p>
      <text:p text:style-name="P4">
Description: The village of 27 Birch 2023 Rock in Chorny Morce on the Boyal Cherguvanni Boyal Cherguvann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text:p>
      <text:p text:style-name="P4">
Category: News</text:p>
      <!--METADATA-->
      <text:p text:style-name="P4">
<draw:frame draw:style-name="fr1" draw:name="Image40" text:anchor-type="as-char" svg:width="6.9236in" svg:height="3.95374in" draw:z-index="0">
<draw:image xlink:href="../Images/AРМІЯINFORM/2023-03-27T70-00-00-04-00/155205-1_large.jpg" xlink:type="simple" xlink:show="embed" xlink:actuate="onLoad" draw:mime-type="image/jpeg"/>
</draw:frame>
Illustrative photo</text:p>
      <text:p text:style-name="P4">
As of March 27, 2023, there were 7 enemy ships in the Black Sea, including 1 carriage missile carriers, a total volley of up to 4 missiles.</text:p>
      <text:p text:style-name="P4">
About it <text:a xlink:type="simple" xlink:href="https://t.me/ukrainian_navy/2607" text:style-name="Internet_20_link" text:visited-style-name="Visited_20_Internet_20_Link">
reports</text:a>
Command of the Navy of the Armed Forces of Ukraine.</text:p>
      <text:p text:style-name="P4">
There are 2 enemy ships in the Sea of Azov, up to 7 hostile ships in the Mediterranean, 3 of them are 3 carriers of winged caliber missiles, a total volley of up to 20 missiles.</text:p>
      <text:p text:style-name="P4">
During the day in the interests of the Russian Federation the passage of the Kerch-Yenikhal Strait made:</text:p>
      <ul>
        <li>
to the Azov Sea - 24 vessels, 3 of them vessels continued in the direction of the Bosphorus Strait; * To the Black Sea - 38 vessels, 12 of them vessels continued the movement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3/27/zagalnyj-zalp-vorozhyh-kalibriv-u-seredzemnomu-mori-stanovyt-20-raket/" text:style-name="Internet_20_link" text:visited-style-name="Visited_20_Internet_20_Link">
https://armyinform.com.ua/2023/03/27/zagalnyj-zalp-vorozhyh-kalibriv-u-seredzemnomu-mori-stanovyt-20-raket/</text:a>
</text:p>
      <!--NEWS-->
      <text:h text:style-name="P10" text:outline-level="1">
<text:span text:style-name="T4">
The coordination headquarters took place online meeting with families of captive paratroopers</text:span>
</text:h>
      <text:p text:style-name="P4">
Author: ['АРМІЯINFORM']</text:p>
      <text:p text:style-name="P4">
Time: 2023-03-27T71:00:00-04:00</text:p>
      <text:p text:style-name="P4">
Description: At the coordinating headquarters of Putin, the premeditated worships were wounded ... The war with Ukraine 2022, the war with Ukraine is the latest news today, the News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337272395_512503474423401_6758967747060001879_n.jpg" text:style-name="Internet_20_link" text:visited-style-name="Visited_20_Internet_20_Link">
337272395_512503474423401_6758967747060001879_n.jpg</text:a>
']</text:p>
      <text:p text:style-name="P4">
Tags: ['ВІЙСЬКОВОПОЛОНЕНІ', 'ДШВ ЗСУ', 'ЗУСТРІЧ', 'КООРДИНАЦІЙНИЙ ШТАБ З ПИТАНЬ ПОВОДЖЕННЯ З ВІЙСЬКОВОПОЛОНЕНИМИ']</text:p>
      <text:p text:style-name="P4">
Category: News</text:p>
      <!--METADATA-->
      <text:p text:style-name="P4">
<draw:frame draw:style-name="fr1" draw:name="Image41" text:anchor-type="as-char" svg:width="6.9236in" svg:height="3.894525in" draw:z-index="0">
<draw:image xlink:href="../Images/AРМІЯINFORM/2023-03-27T71-00-00-04-00/337272395_512503474423401_6758967747060001879_n.jpg" xlink:type="simple" xlink:show="embed" xlink:actuate="onLoad" draw:mime-type="image/jpeg"/>
</draw:frame>
The coordination headquarters on the management of prisoners of war took place with the families of defenders of a separate airmobile brigade.</text:p>
      <text:p text:style-name="P4">
The coordination headquarters and military units communicated with relatives and close prisoners and missing paratroopers.</text:p>
      <text:p text:style-name="P4">
According to the staff representative, from hostile captivity Ukraine dismissed military servicemen who can be accounted for differently at the National Information Bureau(NIB)Or in the military unit. With regard to the defenders of the protesters, against whom the aggressor country violated the criminal cases of chirines "sentences" of the court-such servicemen also manage to return.</text:p>
      <text:p text:style-name="P4">
He also noted that in the case where relatives have untested information about the "sentences" of the court of the Russian Federation, but there is no confirmation of condemnation of a military serviceman, it is possible to refer to independent lawyers, in particular the provisions of the humanitarian humanitarian initiative. Captivity". They direct the relevant aggressor bodies.</text:p>
      <text:p text:style-name="P4">
Some issues concerned the financial support of the families of prisoners and the missing persons. According to a representative of the military unit, the dissemination of the defender does not affect the payment of families.</text:p>
      <text:p text:style-name="P4">
The staff representative drew attention to the fact that the military unit could change the premises on the basis of a certificate from a NIB or a letter from the investigator, if he believes that there is enough evidence in the case to account for a serviceman of the ascended.</text:p>
      <text:p text:style-name="P4">
<text:span text:style-name="T4">
 Source: </text:span>
(https://koordshtab.gov.ua/archive/1260)</text:p>
      <text:p text:style-name="P4">
News Source: <text:a xlink:type="simple" xlink:href="https://armyinform.com.ua/2023/03/27/u-koordynaczijnomu-shtabi-vidbulasya-onlajn-zustrich-z-rodynamy-polonenyh-desantnykiv/" text:style-name="Internet_20_link" text:visited-style-name="Visited_20_Internet_20_Link">
https://armyinform.com.ua/2023/03/27/u-koordynaczijnomu-shtabi-vidbulasya-onlajn-zustrich-z-rodynamy-polonenyh-desantnykiv/</text:a>
</text:p>
      <!--NEWS-->
      <text:h text:style-name="P10" text:outline-level="1">
<text:span text:style-name="T4">
Athletes from the Russian Federation and Belarus should not be admitted to international competitions - a joint statement of Ukraine, Poland and the Baltic countries</text:span>
</text:h>
      <text:p text:style-name="P4">
Author: ['АРМІЯINFORM']</text:p>
      <text:p text:style-name="P4">
Time: 2023-03-27T72:00:00-04:00</text:p>
      <text:p text:style-name="P4">
Description: At Zv'yazku, the Navigations of the offensive Viconavicho Komitet of the Ministry of Economic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mok.jpg" text:style-name="Internet_20_link" text:visited-style-name="Visited_20_Internet_20_Link">
mok.jpg</text:a>
']</text:p>
      <text:p text:style-name="P4">
Tags: ['STOPRUSSIA', 'АГРЕСІЯ РФ', 'МОК']</text:p>
      <text:p text:style-name="P4">
Category: News</text:p>
      <!--METADATA-->
      <text:p text:style-name="P4">
<draw:frame draw:style-name="fr1" draw:name="Image42" text:anchor-type="as-char" svg:width="6.9236in" svg:height="3.894525in" draw:z-index="0">
<draw:image xlink:href="../Images/AРМІЯINFORM/2023-03-27T72-00-00-04-00/mok.jpg" xlink:type="simple" xlink:show="embed" xlink:actuate="onLoad" draw:mime-type="image/jpeg"/>
</draw:frame>
In connection with the approach of the next meeting of the Executive Committee of the International Olympic Committee on March 28-30, 2023, Ukraine, Poland and countries of the Baltic repeat the position on the recent MOC calls for determining the path of Russian and Belarusian athletes to competitions as "neutral".</text:p>
      <text:p text:style-name="P4">
This is stated in <text:a xlink:type="simple" xlink:href="https://www.kmu.gov.ua/news/spilna-zaiava-ukrainy-estonii-latvii-lytvy-ta-polshchi-shchodo-nedopushchennia-rosiiskykh-ta-biloruskykh-sportsmeniv-do-mizhnarodnykh-sportyvnykh-zmahan" text:style-name="Internet_20_link" text:visited-style-name="Visited_20_Internet_20_Link">
message</text:a>
Government portal.</text:p>
      <text:p text:style-name="P4">
“We have taken note of the concern expressed by the special speaker of the UNSKSCcribe solely on the basis of the citizenship of athletes. We regret that the IOC has used these concerns as an excuse to radically change their premium reasoned position on the recommendation to prevent Russian and Belarusian athletes and officials to international sports competitions. We want to emphasize that not the nationality of athletes defines their role, but the fact that they are sponsored/supported by their governments or companies that support the Kremlin regime that continues their aggressive war against Ukraine, or even they are directly Russian, ”the message reads.</text:p>
      <text:p text:style-name="P4">
The signatories remind that every day the Russian military continues to attack the civilian infrastructure of Ukraine, including sports facilities and killed by Ukrainian, including Ukrainian athletes. Millions of Ukrainian citizens, including athletes and their families, were forced to leave their homes. Many athletes from Ukraine still cannot take in sports competitions due to Russia's attack on their country.</text:p>
      <text:p text:style-name="P4">
News Source: <text:a xlink:type="simple" xlink:href="https://armyinform.com.ua/2023/03/27/sportsmeny-z-rf-ta-bilorusi-ne-mayut-buty-dopushheni-do-mizhnarodnyh-zmagan-spilna-zayava-ukrayiny-polshhi-ta-krayin-baltiyi/" text:style-name="Internet_20_link" text:visited-style-name="Visited_20_Internet_20_Link">
https://armyinform.com.ua/2023/03/27/sportsmeny-z-rf-ta-bilorusi-ne-mayut-buty-dopushheni-do-mizhnarodnyh-zmagan-spilna-zayava-ukrayiny-polshhi-ta-krayin-baltiyi/</text:a>
</text:p>
      <!--NEWS-->
      <text:h text:style-name="P10" text:outline-level="1">
<text:span text:style-name="T4">
Moldova has started military exercises JCET-2023 with the participation of three NATO countries</text:span>
</text:h>
      <text:p text:style-name="P4">
Author: ['АРМІЯINFORM']</text:p>
      <text:p text:style-name="P4">
Time: 2023-03-27T73:00:00-04:00</text:p>
      <text:p text:style-name="P4">
Description: At Moldovas, the Bagatonatzіnalnili JCT-2023 began for the district VIISKOVOKOVOS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mage-01.jpg" text:style-name="Internet_20_link" text:visited-style-name="Visited_20_Internet_20_Link">
image-01.jpg</text:a>
']</text:p>
      <text:p text:style-name="P4">
Tags: ['JCET-2023', 'БАГАТОНАЦІОНАЛЬНІ НАВЧАННЯ', 'РЕСПУБЛІКА МОЛДОВА']</text:p>
      <text:p text:style-name="P4">
Category: News</text:p>
      <!--METADATA-->
      <text:p text:style-name="P4">
<draw:frame draw:style-name="fr1" draw:name="Image43" text:anchor-type="as-char" svg:width="6.9236in" svg:height="4.234935in" draw:z-index="0">
<draw:image xlink:href="../Images/AРМІЯINFORM/2023-03-27T73-00-00-04-00/image-01.jpg" xlink:type="simple" xlink:show="embed" xlink:actuate="onLoad" draw:mime-type="image/jpeg"/>
</draw:frame>
Moldova has started the JCET-2023 multinational exercises with the participation of Moldova's Armed Forces, together with their colleagues from Romania, the United States of America and the United Kingdom of Taliane of Taponic Ireland.</text:p>
      <text:p text:style-name="P4">
About it <text:a xlink:type="simple" xlink:href="https://www.army.md/" text:style-name="Internet_20_link" text:visited-style-name="Visited_20_Internet_20_Link">
reports</text:a>
Moldova's Ministry of Defense.</text:p>
      <text:p text:style-name="P4">
The training will take place in Moldova's military training centers from March 27 to April 7 and aimed at joint preparation and exchange of experience of inter -military servicemen of Moldovan, Romanian, American and British symbols -specific purposes, as well as increasing the level of operational compatibility.</text:p>
      <text:p text:style-name="P4">
Representatives of the Ministry of Defense of Moldova urged citizens not to speculate in the Declaration and the planned movement of military equipment.</text:p>
      <text:p text:style-name="P4">
News Source: <text:a xlink:type="simple" xlink:href="https://armyinform.com.ua/2023/03/27/u-moldovi-rozpochalysya-vijskovi-navchannya-jcet-2023-za-uchasti-troh-krayin-nato/" text:style-name="Internet_20_link" text:visited-style-name="Visited_20_Internet_20_Link">
https://armyinform.com.ua/2023/03/27/u-moldovi-rozpochalysya-vijskovi-navchannya-jcet-2023-za-uchasti-troh-krayin-nato/</text:a>
</text:p>
      <!--NEWS-->
      <text:h text:style-name="P10" text:outline-level="1">
<text:span text:style-name="T4">
Head of State: Forcing the occupier to respond for every shot against Ukraine</text:span>
</text:h>
      <text:p text:style-name="P4">
Author: ['АРМІЯINFORM']</text:p>
      <text:p text:style-name="P4">
Time: 2023-03-27T74:00:00-04:00</text:p>
      <text:p text:style-name="P4">
Description: President of Ukraine Volodymyr Zelenskiy, Sko Ukrainians to Zille Kozheza Meter of his ow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2826794946512166_y.jpg" text:style-name="Internet_20_link" text:visited-style-name="Visited_20_Internet_20_Link">
photo_5262826794946512166_y.jpg</text:a>
', '<text:a xlink:type="simple" xlink:href="https://armyinform.com.ua/wp-content/uploads/2023/03/photo_5262826794946512171_y-150x150.jpg" text:style-name="Internet_20_link" text:visited-style-name="Visited_20_Internet_20_Link">
photo_5262826794946512171_y-150x150.jpg</text:a>
', '<text:a xlink:type="simple" xlink:href="https://armyinform.com.ua/wp-content/uploads/2023/03/photo_5262826794946512169_y-150x150.jpg" text:style-name="Internet_20_link" text:visited-style-name="Visited_20_Internet_20_Link">
photo_5262826794946512169_y-150x150.jpg</text:a>
', '<text:a xlink:type="simple" xlink:href="https://armyinform.com.ua/wp-content/uploads/2023/03/photo_5262826794946512167_y-150x150.jpg" text:style-name="Internet_20_link" text:visited-style-name="Visited_20_Internet_20_Link">
photo_5262826794946512167_y-150x150.jpg</text:a>
', '<text:a xlink:type="simple" xlink:href="https://armyinform.com.ua/wp-content/uploads/2023/03/photo_5262826794946512168_y-150x150.jpg" text:style-name="Internet_20_link" text:visited-style-name="Visited_20_Internet_20_Link">
photo_5262826794946512168_y-150x150.jpg</text:a>
']</text:p>
      <text:p text:style-name="P4">
Tags: ['STOPRUSSIA', 'АГРЕСІЯ РФ', 'ВОЛОДИМИР ЗЕЛЕНСЬКИЙ', 'ВТОРГНЕННЯ РФ']</text:p>
      <text:p text:style-name="P4">
Category: News</text:p>
      <!--METADATA-->
      <text:p text:style-name="P4">
<draw:frame draw:style-name="fr1" draw:name="Image44" text:anchor-type="as-char" svg:width="6.9236in" svg:height="4.615733in" draw:z-index="0">
<draw:image xlink:href="../Images/AРМІЯINFORM/2023-03-27T74-00-00-04-00/photo_5262826794946512166_y.jpg" xlink:type="simple" xlink:show="embed" xlink:actuate="onLoad" draw:mime-type="image/jpeg"/>
</draw:frame>
President of Ukraine Volodymyr Zelensky assured that Ukrainians will release every meter of their land and force the invaders to respond for all crimes against our country.</text:p>
      <text:p text:style-name="P4">
The head of state wrote about it in <text:a xlink:type="simple" xlink:href="https://t.me/V_Zelenskiy_official/5654" text:style-name="Internet_20_link" text:visited-style-name="Visited_20_Internet_20_Link">
telegrams</text:a>
.</text:p>
      <text:p text:style-name="P4">
«Ми боронимо й будемо боронити кожну частинку України. Настане час – звільнимокожне місто, кожне село нашої держави. І змусимо окупанта відповісти за коженпостріл проти України, за кожну підлість проти українців», — наголосивВолодимир Зеленський.</text:p>
      <text:p text:style-name="P4">
<text:a xlink:type="simple" xlink:href="https://armyinform.com.ua/wp-content/uploads/2023/03/photo_5262826794946512171_y.jpg" text:style-name="Internet_20_link" text:visited-style-name="Visited_20_Internet_20_Link">
<draw:frame draw:style-name="fr1" draw:name="Image45" text:anchor-type="as-char" svg:width="6.9236in" svg:height="6.9236in" draw:z-index="0">
<draw:image xlink:href="../Images/AРМІЯINFORM/2023-03-27T74-00-00-04-00/photo_5262826794946512171_y-150x150.jpg" xlink:type="simple" xlink:show="embed" xlink:actuate="onLoad" draw:mime-type="image/jpeg"/>
</draw:frame>
</text:a>
</text:p>
      <text:p text:style-name="P4">
<text:a xlink:type="simple" xlink:href="https://armyinform.com.ua/wp-content/uploads/2023/03/photo_5262826794946512169_y.jpg" text:style-name="Internet_20_link" text:visited-style-name="Visited_20_Internet_20_Link">
<draw:frame draw:style-name="fr1" draw:name="Image46" text:anchor-type="as-char" svg:width="6.9236in" svg:height="6.9236in" draw:z-index="0">
<draw:image xlink:href="../Images/AРМІЯINFORM/2023-03-27T74-00-00-04-00/photo_5262826794946512169_y-150x150.jpg" xlink:type="simple" xlink:show="embed" xlink:actuate="onLoad" draw:mime-type="image/jpeg"/>
</draw:frame>
</text:a>
</text:p>
      <text:p text:style-name="P4">
<text:a xlink:type="simple" xlink:href="https://armyinform.com.ua/wp-content/uploads/2023/03/photo_5262826794946512167_y.jpg" text:style-name="Internet_20_link" text:visited-style-name="Visited_20_Internet_20_Link">
<draw:frame draw:style-name="fr1" draw:name="Image47" text:anchor-type="as-char" svg:width="6.9236in" svg:height="6.9236in" draw:z-index="0">
<draw:image xlink:href="../Images/AРМІЯINFORM/2023-03-27T74-00-00-04-00/photo_5262826794946512167_y-150x150.jpg" xlink:type="simple" xlink:show="embed" xlink:actuate="onLoad" draw:mime-type="image/jpeg"/>
</draw:frame>
</text:a>
</text:p>
      <text:p text:style-name="P4">
<text:a xlink:type="simple" xlink:href="https://armyinform.com.ua/wp-content/uploads/2023/03/photo_5262826794946512168_y.jpg" text:style-name="Internet_20_link" text:visited-style-name="Visited_20_Internet_20_Link">
<draw:frame draw:style-name="fr1" draw:name="Image48" text:anchor-type="as-char" svg:width="6.9236in" svg:height="6.9236in" draw:z-index="0">
<draw:image xlink:href="../Images/AРМІЯINFORM/2023-03-27T74-00-00-04-00/photo_5262826794946512168_y-150x150.jpg" xlink:type="simple" xlink:show="embed" xlink:actuate="onLoad" draw:mime-type="image/jpeg"/>
</draw:frame>
</text:a>
</text:p>
      <text:p text:style-name="P4">
News Source: <text:a xlink:type="simple" xlink:href="https://armyinform.com.ua/2023/03/27/glava-derzhavy-zmusymo-okupanta-vidpovisty-za-kozhen-postril-proty-ukrayiny/" text:style-name="Internet_20_link" text:visited-style-name="Visited_20_Internet_20_Link">
https://armyinform.com.ua/2023/03/27/glava-derzhavy-zmusymo-okupanta-vidpovisty-za-kozhen-postril-proty-ukrayiny/</text:a>
</text:p>
      <!--NEWS-->
      <text:h text:style-name="P10" text:outline-level="1">
<text:span text:style-name="T4">
In Lviv, a hostile informant was detained, which under the guise of displaced was collecting information about the Armed Forces</text:span>
</text:h>
      <text:p text:style-name="P4">
Author: ['АРМІЯINFORM']</text:p>
      <text:p text:style-name="P4">
Time: 2023-03-27T75:00:00-04:00</text:p>
      <text:p text:style-name="P4">
Description: The Peskani Mikolavskhchini, yak є є є є є є є є є Ukraine 2022, war with Ukraine, the latest news today, the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zavantazhennya-3.jpg" text:style-name="Internet_20_link" text:visited-style-name="Visited_20_Internet_20_Link">
zavantazhennya-3.jpg</text:a>
']</text:p>
      <text:p text:style-name="P4">
Tags: ['STOPRUSSIA', 'АГРЕСІЯ РФ', 'ВОРОЖИЙ ІНФОРМАТОР', 'ВТОРГНЕННЯ РФ', 'КОНТРРОЗВІДКА СБУ', 'ЛЬВІВЩИНА']</text:p>
      <text:p text:style-name="P4">
Category: News</text:p>
      <!--METADATA-->
      <text:p text:style-name="P4">
<draw:frame draw:style-name="fr1" draw:name="Image49" text:anchor-type="as-char" svg:width="6.9236in" svg:height="4.373407in" draw:z-index="0">
<draw:image xlink:href="../Images/AРМІЯINFORM/2023-03-27T75-00-00-04-00/zavantazhennya-3.jpg" xlink:type="simple" xlink:show="embed" xlink:actuate="onLoad" draw:mime-type="image/jpeg"/>
</draw:frame>
The malefactor was a resident of Mykolaiv region, who is the sister of another won of the Motherland, a recently detained SBU. It was remotely conquered in cooperation in October last year. The traitor collected the intelligence of the base of the base and moving the defense forces in Lviv.</text:p>
      <text:p text:style-name="P4">
About it <text:a xlink:type="simple" xlink:href="https://ssu.gov.ua/novyny/sbu-zatrymala-u-lvovi-vorozhu-informatorku-yaka-pid-vyhliadom-pereselenky-zbyrala-dani-pro-zsu" text:style-name="Internet_20_link" text:visited-style-name="Visited_20_Internet_20_Link">
reports</text:a>
Security Service of Ukraine.</text:p>
      <text:p text:style-name="P4">
For the masking of intelligence, the woman issued herself for the displaced stroke areas of the south of Ukraine. According to the investigation, the informant often drew the territory near the locations of the military formations and made indications on electronic maps. Subsequently, she tried to transmit the data collected to the RFCERCER.</text:p>
      <text:p text:style-name="P4">
The malefactor was exposed in a timely manner, documented criminal acts and detained her for the transmission of reconnaissance to the aggressor. The search engine and seven mobile phones were drawn into the detained. One of which was the case of criminal activity.</text:p>
      <text:p text:style-name="P4">
She has been informed of suspicion. The court chose a measure of restraint in the form of holding. The investigation is ongoing to establish all the circumstances of the crime.</text:p>
      <text:p text:style-name="P4">
News Source: <text:a xlink:type="simple" xlink:href="https://armyinform.com.ua/2023/03/27/u-lvovi-zatrymano-vorozhu-informatorku-yaka-pid-vyglyadom-pereselenky-zbyrala-dani-pro-zsu/" text:style-name="Internet_20_link" text:visited-style-name="Visited_20_Internet_20_Link">
https://armyinform.com.ua/2023/03/27/u-lvovi-zatrymano-vorozhu-informatorku-yaka-pid-vyglyadom-pereselenky-zbyrala-dani-pro-zsu/</text:a>
</text:p>
      <!--NEWS-->
      <text:h text:style-name="P10" text:outline-level="1">
<text:span text:style-name="T4">
NATO has to place troops on the borders with Russia - Lithuanian Foreign Ministry</text:span>
</text:h>
      <text:p text:style-name="P4">
Author: ['АРМІЯINFORM']</text:p>
      <text:p text:style-name="P4">
Time: 2023-03-27T76:00:00-04:00</text:p>
      <text:p text:style-name="P4">
Description: The Pivnish -Attlant Alliance MAH ROZGORNUTY DODATKOVKI VIISKA in the Mans of Balti, Yaki Interior ... War with Ukraine 2022, War with Ukraine Latest news today,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nato-2.jpg" text:style-name="Internet_20_link" text:visited-style-name="Visited_20_Internet_20_Link">
nato-2.jpg</text:a>
']</text:p>
      <text:p text:style-name="P4">
Tags: ['STOPRUSSIA', 'АГРЕСІЯ РФ', 'КРАЇНИ БАЛТІЇ', 'МЗС ЛИТВИ', 'НАТО']</text:p>
      <text:p text:style-name="P4">
Category: News</text:p>
      <!--METADATA-->
      <text:p text:style-name="P4">
<draw:frame draw:style-name="fr1" draw:name="Image50" text:anchor-type="as-char" svg:width="6.9236in" svg:height="3.894525in" draw:z-index="0">
<draw:image xlink:href="../Images/AРМІЯINFORM/2023-03-27T76-00-00-04-00/nato-2.jpg" xlink:type="simple" xlink:show="embed" xlink:actuate="onLoad" draw:mime-type="image/jpeg"/>
</draw:frame>
The North Atlantic Alliance should deploy additional troops in the Baltic countries bordering the Russian Federation and Belarus.</text:p>
      <text:p text:style-name="P4">
On this <text:a xlink:type="simple" xlink:href="https://twitter.com/GLandsbergis/status/1640259297950023680" text:style-name="Internet_20_link" text:visited-style-name="Visited_20_Internet_20_Link">
insists</text:a>
Lithuanian Foreign Minister Gabrielus Landsbergis.</text:p>
      <text:p text:style-name="P4">
“Russia demonstrates weakness, not power. Our response should be strong, and is not a label. Serious sanctions, the deployment of troops in the Baltic States and more systemic and maritime defense on the eastern flank of NATO will send a report of solidarity and determination, not fear and evasion, ”the Lithuanian Foreign Ministry emphasis.</text:p>
      <text:p text:style-name="P4">
Earlier Gabrielus Landsbergis <text:a xlink:type="simple" xlink:href="https://armyinform.com.ua/2023/03/27/lytva-vymagatyme-zaprovadzhennya-novyh-sankczij-proty-rf-za-rozmishhennya-yadernoyi-zbroyi-v-bilorusi/" text:style-name="Internet_20_link" text:visited-style-name="Visited_20_Internet_20_Link">
called</text:a>
Introducing new sanctions against Russia for plans for the placement of nuclear weapons in Belarus.</text:p>
      <text:p text:style-name="P4">
News Source: <text:a xlink:type="simple" xlink:href="https://armyinform.com.ua/2023/03/27/nato-maye-rozmistyty-vijska-na-kordonah-z-rosiyeyu-mzs-lytvy/" text:style-name="Internet_20_link" text:visited-style-name="Visited_20_Internet_20_Link">
https://armyinform.com.ua/2023/03/27/nato-maye-rozmistyty-vijska-na-kordonah-z-rosiyeyu-mzs-lytvy/</text:a>
</text:p>
      <!--NEWS-->
      <text:h text:style-name="P10" text:outline-level="1">
<text:span text:style-name="T4">
More than 10 explosions were heard in the territory of Sumy and Chernihiv border</text:span>
</text:h>
      <text:p text:style-name="P4">
Author: ['АРМІЯINFORM']</text:p>
      <text:p text:style-name="P4">
Time: 2023-03-27T77:00:00-04:00</text:p>
      <text:p text:style-name="P4">
Description: Syogodnі, 27 birch, the village at 14.00 Rosіyskі Vіskiy Dvichi washed the Prordordon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501379058ae50fdafa91a200e502c1df_l-4.jpg" text:style-name="Internet_20_link" text:visited-style-name="Visited_20_Internet_20_Link">
501379058ae50fdafa91a200e502c1df_l-4.jpg</text:a>
']</text:p>
      <text:p text:style-name="P4">
Tags: ['STOPRUSSIA', 'АГРЕСІЯ РФ', 'ВОРОЖІ ОБСТРІЛИ', 'ВТОРГНЕННЯ РФ', 'ОК «ПІВНІЧ»', 'СУМЩИНА', 'ЧЕРНІГІВЩИНА']</text:p>
      <text:p text:style-name="P4">
Category: News</text:p>
      <!--METADATA-->
      <text:p text:style-name="P4">
<draw:frame draw:style-name="fr1" draw:name="Image51" text:anchor-type="as-char" svg:width="6.9236in" svg:height="4.286862in" draw:z-index="0">
<draw:image xlink:href="../Images/AРМІЯINFORM/2023-03-27T77-00-00-04-00/501379058ae50fdafa91a200e502c1df_l-4.jpg" xlink:type="simple" xlink:show="embed" xlink:actuate="onLoad" draw:mime-type="image/jpeg"/>
</draw:frame>
Today, on March 27, as of 14.00, Russian troops fired at the border of Sumy and Chernihiv regions twice.</text:p>
      <text:p text:style-name="P4">
About it <text:a xlink:type="simple" xlink:href="https://t.me/ok_pivnich1/1597" text:style-name="Internet_20_link" text:visited-style-name="Visited_20_Internet_20_Link">
reports</text:a>
Operational Command "North".</text:p>
      <text:p text:style-name="P4">
In Sumy region, from 11:00 to 11:10 there were 2 parishes, probably of artillery, in the area of the village of Tovstodubove.</text:p>
      <text:p text:style-name="P4">
In the Chernihiv region from 11:00 to 11:50, 12 parishes were recorded, probably a change in 120 mm, in the area of the settlement of Blushn.</text:p>
      <text:p text:style-name="P4">
There was no information about losses among the local population or damage to civilian infrastructure.</text:p>
      <text:p text:style-name="P4">
News Source: <text:a xlink:type="simple" xlink:href="https://armyinform.com.ua/2023/03/27/ponad-10-vybuhiv-prolunalo-na-terytoriyi-prykordonnya-sumshhyny-i-chernigivshhyny/" text:style-name="Internet_20_link" text:visited-style-name="Visited_20_Internet_20_Link">
https://armyinform.com.ua/2023/03/27/ponad-10-vybuhiv-prolunalo-na-terytoriyi-prykordonnya-sumshhyny-i-chernigivshhyny/</text:a>
</text:p>
      <!--NEWS-->
      <text:h text:style-name="P10" text:outline-level="1">
<text:span text:style-name="T4">
15 years behind the lattice will be held by the Russian agent who corrected fire on the airfield of Kryvyi Rih</text:span>
</text:h>
      <text:p text:style-name="P4">
Author: ['АРМІЯINFORM']</text:p>
      <text:p text:style-name="P4">
Time: 2023-03-28T35:00:00-04:00</text:p>
      <text:p text:style-name="P4">
Description: The court recognized the 15th Rockyv Tutskskyi Maina to the FSB agent, having hel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aruchnyky.jpg" text:style-name="Internet_20_link" text:visited-style-name="Visited_20_Internet_20_Link">
naruchnyky.jpg</text:a>
']</text:p>
      <text:p text:style-name="P4">
Tags: ['STOPRUSSIA', 'АГЕНТ ФСБ', 'АГРЕСІЯ РФ', 'ВТОРГНЕННЯ РФ', 'ЗРАДНИК', 'КОНТРРОЗВІДКА СБУ', 'КОРЕГУВАЛЬНИК']</text:p>
      <text:p text:style-name="P4">
Category: News</text:p>
      <!--METADATA-->
      <text:p text:style-name="P4">
<draw:frame draw:style-name="fr1" draw:name="Image52" text:anchor-type="as-char" svg:width="6.9236in" svg:height="4.615733in" draw:z-index="0">
<draw:image xlink:href="../Images/AРМІЯINFORM/2023-03-28T35-00-00-04-00/naruchnyky.jpg" xlink:type="simple" xlink:show="embed" xlink:actuate="onLoad" draw:mime-type="image/jpeg"/>
</draw:frame>
The court appointed 15 years in prison with the confiscation of property of the FSB agent, which conducted submuns in Dnipropetrovsk. He was conveyed to the Russian invaders just when the airfield of Kryvyi Rih was injured by hostile rocket strokes.</text:p>
      <text:p text:style-name="P4">
About it <text:a xlink:type="simple" xlink:href="https://ssu.gov.ua/novyny/za-materialamy-sbu-15-rokiv-za-gratamy-provede-zradnyk-yakyi-peredavav-fsb-rozviddani-pro-viiskovi-ta-infrastrukturni-obiekty-dnipropetrovshchyny" text:style-name="Internet_20_link" text:visited-style-name="Visited_20_Internet_20_Link">
reports</text:a>
Security Service of Ukraine.</text:p>
      <text:p text:style-name="P4">
He also sent the aggressor coordinates of traffic accidents and social institutions, including schools and colleges. This information was needed by invaders to prepare new air attacks the Ukrainian City.</text:p>
      <text:p text:style-name="P4">
The hostile was detained by a hostile agent during counter -protein measures in the south of Ukraine. According to the materials of the Ukrainian special service, he appointed him 15 years in prison with confiscation of property.</text:p>
      <text:p text:style-name="P4">
According to the investigation, the attacker is a local resident, a former employee of one of the most powerful industrial giants of the region. In May last year, the staff of the 5th FSB service remotely attracted it to unspoken cooperation. For recruiting the enemy used one of the pro-Kremlian telegrams, where the person involved was actively expressed in support of the armed aggression of the Russian Federation.</text:p>
      <text:p text:style-name="P4">
To accomplish hostile tasks, the traitor went around the city and carried out a hidden photo fixation of infrastructure. He then sent a "report" to the FSB in the form of an electronic map mark, media files with an attachment to the terrain and detailed impetus of objects with the adjacent territory. During the search, the attacker removed the mobile phone with evidence of his correspondence with the aggressor.</text:p>
      <text:p text:style-name="P4">
On the basis of the evidence collected, the court found him guilty of treason, committed by the conditions of martial law.</text:p>
      <text:p text:style-name="P4">
News Source: <text:a xlink:type="simple" xlink:href="https://armyinform.com.ua/2023/03/28/15-rokiv-za-gratamy-provede-agent-rf-yakyj-koreguvav-vogon-po-aerodromu-kryvogo-rogu/" text:style-name="Internet_20_link" text:visited-style-name="Visited_20_Internet_20_Link">
https://armyinform.com.ua/2023/03/28/15-rokiv-za-gratamy-provede-agent-rf-yakyj-koreguvav-vogon-po-aerodromu-kryvogo-rogu/</text:a>
</text:p>
      <!--NEWS-->
      <text:h text:style-name="P10" text:outline-level="1">
<text:span text:style-name="T4">
The coordination headquarters took place with the Marines families</text:span>
</text:h>
      <text:p text:style-name="P4">
Author: ['АРМІЯINFORM']</text:p>
      <text:p text:style-name="P4">
Time: 2023-03-28T36:00:00-04:00</text:p>
      <text:p text:style-name="P4">
Description: At the coordinating headquarters, Zustinch Zustinov was the Rodinovs of the Kremeh brigades of Morsk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426734_767762994592377_8639522198975281755_n.jpg" text:style-name="Internet_20_link" text:visited-style-name="Visited_20_Internet_20_Link">
337426734_767762994592377_8639522198975281755_n.jpg</text:a>
']</text:p>
      <text:p text:style-name="P4">
Tags: ['ВІЙСЬКОВОПОЛОНЕННІ', 'ЗУСТРІЧ', 'КООРДИНАЦІЙНИЙ ШТАБ З ПИТАНЬ ПОВОДЖЕННЯ З ВІЙСЬКОВОПОЛОНЕНИМИ', 'МОРСЬКІ ПІХОТИНЦІ']</text:p>
      <text:p text:style-name="P4">
Category: News</text:p>
      <!--METADATA-->
      <text:p text:style-name="P4">
<draw:frame draw:style-name="fr1" draw:name="Image53" text:anchor-type="as-char" svg:width="6.9236in" svg:height="3.894525in" draw:z-index="0">
<draw:image xlink:href="../Images/AРМІЯINFORM/2023-03-28T36-00-00-04-00/337426734_767762994592377_8639522198975281755_n.jpg" xlink:type="simple" xlink:show="embed" xlink:actuate="onLoad" draw:mime-type="image/jpeg"/>
</draw:frame>
The Coordination Headquarters met with the families of the defenders of the Separate Brigadorsk infantry named after the UNR Mikhail Bilynsky.</text:p>
      <text:p text:style-name="P4">
When asked by prisoners and missing Marines, the coordination headquarters were answered.</text:p>
      <text:p text:style-name="P4">
According to the headquarters, to obtain reliable information about the location of the serviceman in the Russian Federation or in the temporarily occupied Ukrainian territories is difficult. Representatives of the International Cross Cross Committee(ICCH)Having access to such places, conducting, they find out health, conditions of detention, can, with the agreed, inform families and public authorities about the fact of captivity. They visited the places themselves, the ICCH does not disclose.</text:p>
      <text:p text:style-name="P4">
He also noted that information from open sources, photos and videos that transmit, in particular, relatives of defenders, are important information in work. Just as the information provided by the freedmen from Polonivka.</text:p>
      <text:p text:style-name="P4">
The staff representative noted that the wounded and severely illnesses of the aggressor country should be returned without additional conditions to involve in the exchange processes.</text:p>
      <text:p text:style-name="P4">
Separately, during the meeting, they discussed the interaction between law enforcement agencies, coordination headquarters and the National Information Bureau, as well as the question of the service of the service who returned from captivity after receiving necessary medical care and rehabilitation.</text:p>
      <text:p text:style-name="P4">
<text:span text:style-name="T4">
 Source: </text:span>
(https://www.facebook.com/koordshtab/posts/pfbid02xB64xPggjQsNxsF39EcaXUTqaH8btWbJrAHh2wYdaPR7qSZRqtSQdLEiiXj45Vm6l)</text:p>
      <text:p text:style-name="P4">
News Source: <text:a xlink:type="simple" xlink:href="https://armyinform.com.ua/2023/03/28/u-koordynaczijnomu-shtabi-vidbulasya-zustrich-z-rodynamy-morpihiv-2/" text:style-name="Internet_20_link" text:visited-style-name="Visited_20_Internet_20_Link">
https://armyinform.com.ua/2023/03/28/u-koordynaczijnomu-shtabi-vidbulasya-zustrich-z-rodynamy-morpihiv-2/</text:a>
</text:p>
      <!--NEWS-->
      <text:h text:style-name="P10" text:outline-level="1">
<text:span text:style-name="T4">
SBU special forces sent to hell the crew of the APC and infantry on the armor right "on the march"</text:span>
</text:h>
      <text:p text:style-name="P4">
Author: ['АРМІЯINFORM']</text:p>
      <text:p text:style-name="P4">
Time: 2023-03-28T37:00:00-04:00</text:p>
      <text:p text:style-name="P4">
Description: About the cereal service of the nonsense of Ukraine. “Wonye of the Group“ Bilі Vovka ”by Vidpracyali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БТР', 'ДРОН-КАМІКАДЗЕ', 'ЗНИЩЕННЯ ВОЄННОЇ ТЕХНІКИ ЗС РФ', 'СБУ']</text:p>
      <text:p text:style-name="P4">
Category: News</text:p>
      <!--METADATA-->
      <text:p text:style-name="P4">
About it <text:a xlink:type="simple" xlink:href="https://www.facebook.com/SecurSerUkraine/videos/211491654809532/" text:style-name="Internet_20_link" text:visited-style-name="Visited_20_Internet_20_Link">
reports</text:a>
Security Service of Ukraine.</text:p>
      <text:p text:style-name="P4">
"Warriors from the" White Wolves "group worked on the occupiers of the FPV-Drone. And one-Russian BMP special forces of the CSO "A" from another unit was destroyed by a drone-Kamikadze near enemy positions, ”the message reads.</text:p>
      <text:p text:style-name="P4">
News Source: <text:a xlink:type="simple" xlink:href="https://armyinform.com.ua/2023/03/28/speczpryznachenczi-sbu-vidpravyly-do-pekla-ekipazh-btr-ta-pihotu-na-broni-pryamo-na-marshi/" text:style-name="Internet_20_link" text:visited-style-name="Visited_20_Internet_20_Link">
https://armyinform.com.ua/2023/03/28/speczpryznachenczi-sbu-vidpravyly-do-pekla-ekipazh-btr-ta-pihotu-na-broni-pryamo-na-marshi/</text:a>
</text:p>
      <!--NEWS-->
      <text:h text:style-name="P10" text:outline-level="1">
<text:span text:style-name="T4">
Ukrainian defenders destroyed the Wagner's hiding place in Bakhmut</text:span>
</text:h>
      <text:p text:style-name="P4">
Author: ['АРМІЯINFORM']</text:p>
      <text:p text:style-name="P4">
Time: 2023-03-28T38:00:00-04:00</text:p>
      <text:p text:style-name="P4">
Description: Luganskiysky corral in the beasts of a grenade launcher was Zedenkhilu, the Budіlyu, the Joy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ВІЙНА']</text:p>
      <text:p text:style-name="P4">
Category: News</text:p>
      <!--METADATA-->
      <text:p text:style-name="P4">
<draw:frame draw:style-name="fr1" draw:name="Image54" text:anchor-type="as-char" svg:width="6.9236in" svg:height="3.882986in" draw:z-index="0">
<draw:image xlink:href="../Images/AРМІЯINFORM/2023-03-28T38-00-00-04-00/bahmut-cze-ukrayina.jpg" xlink:type="simple" xlink:show="embed" xlink:actuate="onLoad" draw:mime-type="image/jpeg"/>
</draw:frame>
“Bakhmut is Ukraine”</text:p>
      <text:p text:style-name="P4">
Border guards of the Lugansk detachment shots from hand grenade launchers destroyed from which the enemy was firing fire in one of Bakhmut quarters, <text:a xlink:type="simple" xlink:href="https://www.facebook.com/watch/" text:style-name="Internet_20_link" text:visited-style-name="Visited_20_Internet_20_Link">
informs</text:a>
Central strategic communications and information security. .</text:p>
      <text:p text:style-name="P4">
News Source: <text:a xlink:type="simple" xlink:href="https://armyinform.com.ua/2023/03/28/ukrayinski-zahysnyky-znyshhyly-shovanku-vagnerivcziv-u-bahmuti/" text:style-name="Internet_20_link" text:visited-style-name="Visited_20_Internet_20_Link">
https://armyinform.com.ua/2023/03/28/ukrayinski-zahysnyky-znyshhyly-shovanku-vagnerivcziv-u-bahmuti/</text:a>
</text:p>
      <!--NEWS-->
      <text:h text:style-name="P10" text:outline-level="1">
<text:span text:style-name="T4">
Statements about a unique weapon capable of destroying anyone-the main narrative of Russian media over the past day</text:span>
</text:h>
      <text:p text:style-name="P4">
Author: ['АРМІЯINFORM']</text:p>
      <text:p text:style-name="P4">
Time: 2023-03-28T39:00:00-04:00</text:p>
      <text:p text:style-name="P4">
Description: The Center for the Wizin -Format (CPD) at the RNBO of Ukraine, the main is the main thing, Yaki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337549670_1640083076419556_7423596036867284411_n.jpg" text:style-name="Internet_20_link" text:visited-style-name="Visited_20_Internet_20_Link">
337549670_1640083076419556_7423596036867284411_n.jpg</text:a>
']</text:p>
      <text:p text:style-name="P4">
Tags: ['НАРАТИВИ РФ', 'ЦЕНТР ПРОТИДІЇ ДЕЗІНФОРМАЦІЇ']</text:p>
      <text:p text:style-name="P4">
Category: News</text:p>
      <!--METADATA-->
      <text:p text:style-name="P4">
<draw:frame draw:style-name="fr1" draw:name="Image55" text:anchor-type="as-char" svg:width="6.9236in" svg:height="6.9236in" draw:z-index="0">
<draw:image xlink:href="../Images/AРМІЯINFORM/2023-03-28T39-00-00-04-00/337549670_1640083076419556_7423596036867284411_n.jpg" xlink:type="simple" xlink:show="embed" xlink:actuate="onLoad" draw:mime-type="image/jpeg"/>
</draw:frame>
Center for combating misinformation(CPD)at the NSDC of Ukraine <text:a xlink:type="simple" xlink:href="https://www.facebook.com/protydiyadezinformatsiyi.cpd/posts/pfbid02TLKLY8QitrULdJkgA9CfBDMggLpiLqYgr18Nr464AvpP9s9DwNq4yod5Q2cjZwXsl" text:style-name="Internet_20_link" text:visited-style-name="Visited_20_Internet_20_Link">
informs</text:a>
that the main narrative that was promoted by Russian media yesterday is "Russia is a unique weapon that it is able to destroy any enemy."</text:p>
      <text:p text:style-name="P4">
The Secretary of the Council also added that the opinions of American politicians that the RFNA preventive US nuclear stroke will no longer be able to answer, is a short -sighted unexpected stupidity.</text:p>
      <text:p text:style-name="P4">
The Kremlin systematically threatens the event, often broadcasting nuclear narratives through Medvedev. He regularly voices Putin's thoughts and threats to the civilized world.</text:p>
      <text:p text:style-name="P4">
Nuclear intimidation, as well as statements about a unique weapon capable of destroying anyone, spread against the background of the failures of the invaders on the battlefield.</text:p>
      <text:p text:style-name="P4">
The Kremlin understands that they need to "feed" their population by regular trainees, but when they are not present - blackmail, threats and patients in propagandists, which are also loved by the depressed Russians.</text:p>
      <text:p text:style-name="P4">
News Source: <text:a xlink:type="simple" xlink:href="https://armyinform.com.ua/2023/03/28/zayavy-pro-unikalnu-zbroyu-zdatnu-znyshhyty-bud-kogo-osnovnyj-naratyv-rosijskyh-zmi-za-mynulu-dobu/" text:style-name="Internet_20_link" text:visited-style-name="Visited_20_Internet_20_Link">
https://armyinform.com.ua/2023/03/28/zayavy-pro-unikalnu-zbroyu-zdatnu-znyshhyty-bud-kogo-osnovnyj-naratyv-rosijskyh-zmi-za-mynulu-dobu/</text:a>
</text:p>
      <!--NEWS-->
      <text:h text:style-name="P10" text:outline-level="1">
<text:span text:style-name="T4">
Rushist tells about significant losses and low food support - GUR Trans</text:span>
</text:h>
      <text:p text:style-name="P4">
Author: ['АРМІЯINFORM']</text:p>
      <text:p text:style-name="P4">
Time: 2023-03-28T40:00:00-04:00</text:p>
      <text:p text:style-name="P4">
Description: Pension to the PIDRODILOL 3 OMSBR 1 AK ROZPOVIDAH about the meaning of the Nizykiy Ryve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ВТОРГНЕННЯ РФ', 'ГУР МО УКРАЇНИ', 'ГУР ПЕРЕХОПЛЕННЯ']</text:p>
      <text:p text:style-name="P4">
Category: News</text:p>
      <!--METADATA-->
      <text:p text:style-name="P4">
<draw:frame draw:style-name="fr1" draw:name="Image56" text:anchor-type="as-char" svg:width="6.9236in" svg:height="3.894525in" draw:z-index="0">
<draw:image xlink:href="../Images/AРМІЯINFORM/2023-03-28T40-00-00-04-00/337531944_232614265847457_8544501692430122370_n.jpg" xlink:type="simple" xlink:show="embed" xlink:actuate="onLoad" draw:mime-type="image/jpeg"/>
</draw:frame>
The occupier from subsection 3 OMSBR 1 AK tells about significant losses and low food supply.</text:p>
      <text:p text:style-name="P4">
About this <text:a xlink:type="simple" xlink:href="https://gur.gov.ua/content/vse-pohybly-bratan-ny-odnoho-ta-kakoi-tam-bl-d-farsh-bliat-a-ne-voina-bl-d.html" text:style-name="Internet_20_link" text:visited-style-name="Visited_20_Internet_20_Link">
it is referred</text:a>
in the next interception of Gurmou.</text:p>
      <text:p text:style-name="P4">
"Well, there is a fossil, Vitalya," - a rashist of a friend.</text:p>
      <text:p text:style-name="P4">
The occupier also tells a large number of deaths in the unit.</text:p>
      <text:p text:style-name="P4">
"Everything was killed, a brother, we are one… But there is a little there, it is stuffed, and not a war,” he says.</text:p>
      <text:p text:style-name="P4">
News Source: <text:a xlink:type="simple" xlink:href="https://armyinform.com.ua/2023/03/28/rashyst-rozpovidaye-pro-znachni-vtraty-ta-nyzkyj-riven-prodovolchogo-zabezpechennya-perehoplennya-gur/" text:style-name="Internet_20_link" text:visited-style-name="Visited_20_Internet_20_Link">
https://armyinform.com.ua/2023/03/28/rashyst-rozpovidaye-pro-znachni-vtraty-ta-nyzkyj-riven-prodovolchogo-zabezpechennya-perehoplennya-gur/</text:a>
</text:p>
      <!--NEWS-->
      <text:h text:style-name="P10" text:outline-level="1">
<text:span text:style-name="T4">
Five armored vehicles of Russian terrorists from Akhmat did not reach the war zone</text:span>
</text:h>
      <text:p text:style-name="P4">
Author: ['АРМІЯINFORM']</text:p>
      <text:p text:style-name="P4">
Time: 2023-03-28T41:00:00-04:00</text:p>
      <text:p text:style-name="P4">
Description: 26 birch colon of vehicles z-STS 34-ї ї ї ї ї ї їhala ... war with Ukraine 2022, war with Ukraine Latest news today, News War with Ukraine 2022 Last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20230327-2.jpeg" text:style-name="Internet_20_link" text:visited-style-name="Visited_20_Internet_20_Link">
20230327-2.jpeg</text:a>
']</text:p>
      <text:p text:style-name="P4">
Tags: ['STOPRUSSIA', 'АГРЕСІЯ РФ', 'ВТОРГНЕННЯ РФ', 'ГУР МІНОБОРОНИ УКРАЇНИ']</text:p>
      <text:p text:style-name="P4">
Category: News</text:p>
      <!--METADATA-->
      <text:p text:style-name="P4">
<draw:frame draw:style-name="fr1" draw:name="Image57" text:anchor-type="as-char" svg:width="6.9236in" svg:height="4.726168in" draw:z-index="0">
<draw:image xlink:href="../Images/AРМІЯINFORM/2023-03-28T41-00-00-04-00/20230327-2.jpeg" xlink:type="simple" xlink:show="embed" xlink:actuate="onLoad" draw:mime-type="image/jpeg"/>
</draw:frame>
On March 26, a column of five cars from the 34th Separate Motorized Rifle Brigade was a "Crimean bridge" in the direction of occupied Crimea.</text:p>
      <text:p text:style-name="P4">
About it <text:a xlink:type="simple" xlink:href="https://gur.gov.ua/content/piat-broneavtomobiliv-rosiiskykh-terorystiv-z-sts-akhmat-ne-doikhaly-do-zony-boiovykh-dii.html" text:style-name="Internet_20_link" text:visited-style-name="Visited_20_Internet_20_Link">
reports</text:a>
Gurmou.</text:p>
      <text:p text:style-name="P4">
"However, according to official data, to overcome their path to the end prevented them of" speeding and failure to observe a safe distance while moving the complication of the column. " As a result, four of the five cars need significant repair, ”the message reads.</text:p>
      <text:p text:style-name="P4">
It is noted that Akhmmati was traveling to the Kherson region and had completed units of the invaders operating in the Dnieper direction.</text:p>
      <text:p text:style-name="P4">
News Source: <text:a xlink:type="simple" xlink:href="https://armyinform.com.ua/2023/03/28/pyat-broneavtomobiliv-rosijskyh-terorystiv-z-sts-ahmat-ne-doyihaly-do-zony-bojovyh-dij/" text:style-name="Internet_20_link" text:visited-style-name="Visited_20_Internet_20_Link">
https://armyinform.com.ua/2023/03/28/pyat-broneavtomobiliv-rosijskyh-terorystiv-z-sts-ahmat-ne-doyihaly-do-zony-bojovyh-dij/</text:a>
</text:p>
      <!--NEWS-->
      <text:h text:style-name="P10" text:outline-level="1">
<text:span text:style-name="T4">
Under Bakhmut, princely warriors effectively destroyed enemy anti -tankists</text:span>
</text:h>
      <text:p text:style-name="P4">
Author: ['АРМІЯINFORM']</text:p>
      <text:p text:style-name="P4">
Time: 2023-03-28T42:00:00-04:00</text:p>
      <text:p text:style-name="P4">
Description: Stathanki 30-oh oy-oh mechanized brigades Im. Prince Kostyanthin Ostrozhki ... War with Ukraine 2022, War with Ukraine Latest News Today, News War with Ukraine 2022 Last for today, will there be a war between Ukraine and Russia and when, the war with Ukraine in 2022 will be or not, whether there will be war With Ukraine, in the near future, they say, the war with Ukraine, Ukrainian news today, Ukrainian news in Ukrainian media in Russian</text:p>
      <text:p text:style-name="P4">
Images: ['<text:a xlink:type="simple" xlink:href="https://armyinform.com.ua/wp-content/uploads/2023/03/2023-03-27-5.png" text:style-name="Internet_20_link" text:visited-style-name="Visited_20_Internet_20_Link">
2023-03-27-5.png</text:a>
']</text:p>
      <text:p text:style-name="P4">
Tags: ['STOPRUSSIA', 'АГРЕСІЯ РФ', 'БАХМУТ', 'ВТОРГНЕННЯ РФ', 'ВТРАТИ ВОРОГА', 'ООС']</text:p>
      <text:p text:style-name="P4">
Category: News</text:p>
      <!--METADATA-->
      <text:p text:style-name="P4">
<draw:frame draw:style-name="fr1" draw:name="Image58" text:anchor-type="as-char" svg:width="6.9236in" svg:height="3.721435in" draw:z-index="0">
<draw:image xlink:href="../Images/AРМІЯINFORM/2023-03-28T42-00-00-04-00/2023-03-27-5.png" xlink:type="simple" xlink:show="embed" xlink:actuate="onLoad" draw:mime-type="image/png"/>
</draw:frame>
Anti-tancists of the 30th separate mechanized brigade. Prince Constantine Ostrozhsky effectively destroyed their enemy "colleagues" under Bakhmut.</text:p>
      <text:p text:style-name="P4">
Source: <text:a xlink:type="simple" xlink:href="https://www.facebook.com/UALandForces/videos/657080502801778/" text:style-name="Internet_20_link" text:visited-style-name="Visited_20_Internet_20_Link">
Land Troops in Ukraine</text:a>
</text:p>
      <text:p text:style-name="P4">
News Source: <text:a xlink:type="simple" xlink:href="https://armyinform.com.ua/2023/03/28/pid-bahmutom-knyazivski-voyiny-efektno-znyshhyly-vorozhyh-protytankistiv/" text:style-name="Internet_20_link" text:visited-style-name="Visited_20_Internet_20_Link">
https://armyinform.com.ua/2023/03/28/pid-bahmutom-knyazivski-voyiny-efektno-znyshhyly-vorozhyh-protytankistiv/</text:a>
</text:p>
      <!--NEWS-->
      <text:h text:style-name="P10" text:outline-level="1">
<text:span text:style-name="T4">
Defense forces destroyed 14 hostile "shahas"</text:span>
</text:h>
      <text:p text:style-name="P4">
Author: ['АРМІЯINFORM']</text:p>
      <text:p text:style-name="P4">
Time: 2023-03-28T43:00:00-04:00</text:p>
      <text:p text:style-name="P4">
Description: About the General Headquarters of the ZSU. “Uonchi, for the Zavdannya Aviaudariv, ... the war with Ukraine 2022, the war with Ukraine is the latest news today, the news with Ukraine 2022 is the last for today, whether the war between Ukraine and Russia will be,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3/shahed-geran-4.jpg" text:style-name="Internet_20_link" text:visited-style-name="Visited_20_Internet_20_Link">
shahed-geran-4.jpg</text:a>
']</text:p>
      <text:p text:style-name="P4">
Tags: ['STOPRUSSIA', 'АГРЕСІЯ РФ', 'ВІЙНА', 'ВТОРГНЕННЯ РФ', 'ВТРАТИ ВОРОГА']</text:p>
      <text:p text:style-name="P4">
Category: News</text:p>
      <!--METADATA-->
      <text:p text:style-name="P4">
<draw:frame draw:style-name="fr1" draw:name="Image59" text:anchor-type="as-char" svg:width="6.9236in" svg:height="3.956343in" draw:z-index="0">
<draw:image xlink:href="../Images/AРМІЯINFORM/2023-03-28T43-00-00-04-00/shahed-geran-4.jpg" xlink:type="simple" xlink:show="embed" xlink:actuate="onLoad" draw:mime-type="image/jpeg"/>
</draw:frame>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At night, for the task of the Air Force, the enemy involved 15 shock UAVs of the Shahhed-136. 14 of them destroyed our defenders," the statement said.</text:p>
      <text:p text:style-name="P4">
It is noted that in total, during the last day, the enemy has caused 24 aviation and 12 missile strikes, made 55 shelling from jet systems. The enemy continues to ignore the laws and customs of war, uses the tacticter against the civilians of our country. On March 27, as a result of the rocket launcher on the infrastructure of the city of Slavyansk, Donetsk region, the victims are victims, there are deaths. Multi -storey and private homes were damaged. In the Vherson region, in the city of Berislav, a civilian object has reported from the enemy's aircraft strike.</text:p>
      <text:p text:style-name="P4">
News Source: <text:a xlink:type="simple" xlink:href="https://armyinform.com.ua/2023/03/28/syly-oborony-znyshhyly-14-vorozhyh-shahediv/" text:style-name="Internet_20_link" text:visited-style-name="Visited_20_Internet_20_Link">
https://armyinform.com.ua/2023/03/28/syly-oborony-znyshhyly-14-vorozhyh-shahediv/</text:a>
</text:p>
      <!--NEWS-->
      <text:h text:style-name="P10" text:outline-level="1">
<text:span text:style-name="T4">
Divisions of missile troops and artillery struck 3 points</text:span>
</text:h>
      <text:p text:style-name="P4">
Author: ['АРМІЯINFORM']</text:p>
      <text:p text:style-name="P4">
Time: 2023-03-28T44:00:00-04:00</text:p>
      <text:p text:style-name="P4">
Description: About the General Headquarters of the ZSU. “The rocket launches of the I Artiller ... The war with Ukraine 2022, the war with Ukraine is the latest news today, the news war with Ukraine 2022 is the last for today, will there be a war between Ukraine and Russia and when, the war with Ukraine will or not, it will be, Will there be a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ІЙНА', 'ВТОРГНЕННЯ РФ', 'ВТРАТИ ВОРОГА']</text:p>
      <text:p text:style-name="P4">
Category: News</text:p>
      <!--METADATA-->
      <text:p text:style-name="P4">
<draw:frame draw:style-name="fr1" draw:name="Image60" text:anchor-type="as-char" svg:width="6.9236in" svg:height="4.615733in" draw:z-index="0">
<draw:image xlink:href="../Images/AРМІЯINFORM/2023-03-28T44-00-00-04-00/artyler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Units of rocket troops and artillery struck 3 management points, as well as the district of concentration of the enemy's live power, artillery unit on fire service, ammunition, composition of fuel and lubricants and even more detailed goals of the occupiers," the statement reads.</text:p>
      <text:p text:style-name="P4">
It is noted that during the last day, the aviation of the defense forces has struck 9 beats of the Poyons of the focus of the personnel of the invaders, as well as one-on the anti-aircraft missile complex.</text:p>
      <text:p text:style-name="P4">
Also, during the last day, our warriors knocked down 5 enemy reconnaissance types.</text:p>
      <text:p text:style-name="P4">
News Source: <text:a xlink:type="simple" xlink:href="https://armyinform.com.ua/2023/03/28/pidrozdily-raketnyh-vijsk-i-artyleriyi-urazyly-3-punkty-upravlinnya-rosiyan/" text:style-name="Internet_20_link" text:visited-style-name="Visited_20_Internet_20_Link">
https://armyinform.com.ua/2023/03/28/pidrozdily-raketnyh-vijsk-i-artyleriyi-urazyly-3-punkty-upravlinnya-rosiyan/</text:a>
</text:p>
      <!--NEWS-->
      <text:h text:style-name="P10" text:outline-level="1">
<text:span text:style-name="T4">
In Donetsk, Ukrainian defenders reflected 62 enemy attacks</text:span>
</text:h>
      <text:p text:style-name="P4">
Author: ['АРМІЯINFORM']</text:p>
      <text:p text:style-name="P4">
Time: 2023-03-28T45:00:00-04:00</text:p>
      <text:p text:style-name="P4">
Description: About the General Headquarters of the ZSU.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text:p>
      <text:p text:style-name="P4">
Tags: ['STOPRUSSIA', 'АГРЕСІЯ РФ', 'ВІЙНА', 'ВТОРГНЕННЯ РФ', 'ВТРАТИ ВОРОГА', 'ООС']</text:p>
      <text:p text:style-name="P4">
Category: News</text:p>
      <!--METADATA-->
      <text:p text:style-name="P4">
<draw:frame draw:style-name="fr1" draw:name="Image61" text:anchor-type="as-char" svg:width="6.9236in" svg:height="5.1927in" draw:z-index="0">
<draw:image xlink:href="../Images/AРМІЯINFORM/2023-03-28T45-00-00-04-00/e2teus-c4x3x50px50p-c4x3x50px50p-9e8d88dd767753d844f8f51373962f03.jpg" xlink:type="simple" xlink:show="embed" xlink:actuate="onLoad" draw:mime-type="image/jpeg"/>
</draw:frame>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The enemy focuses on the main efforts on the offensive actions of Nalimansk, Bakhmut, Avdiiv and Mariinsky directions. Thanks to professional coordinated actions, during the last day, 62 enemy attacks in these directions have been killed in the departments of the forces of Ukraine, ”the presentation reads.</text:p>
      <text:p text:style-name="P4">
It is noted that in the Bakhmut direction, the enemy continues the assault actions of Mr. Bakhmut, which is held by our defenders, as well as in the areas of settlements Oriental-Vasylivka, Bogdanivka, Ivanivskoye and Pazarivka. The enemy is fired by Vasyukivka, Grigorivka, Minkivka, Orikhovo-Vasylivka, Novomarkove, Bakhmut, Predict, Kurdyumivka, Pazarivka, Friendship and Mayorsk of Donetsk region.</text:p>
      <text:p text:style-name="P4">
In the Avdeevsky and Marinsky directions, the Russians kept unsuccessful offensive in the direction of the settlements of Stepovo, Avdiivka, Severene, Pervomaisko, Nevel and Marinka. The occupiers used aerosol "tear" grenatinelet action in the areas of settlements Novokalin, swallow, Pervomaisk and Marinka. They also fired more than 10 populated points. Among them is Novokalinovo, Krasnogorivka, Steppe, Avdiivka, Tonenko, Severene, Pervomaisk, Nevelskoye, Marinka and Novomikhailivka of Donetsk region.</text:p>
      <text:p text:style-name="P4">
In the mineral direction during the last day the enemy fired at the Taions of the settlements of Colord, Prychistivka, Veliky Novosilka and Uremivkan Donetsk region.</text:p>
      <text:p text:style-name="P4">
News Source: <text:a xlink:type="simple" xlink:href="https://armyinform.com.ua/2023/03/28/na-donechchyni-ukrayinski-zahysnyky-vidbyly-62-ataky-protyvnyka/" text:style-name="Internet_20_link" text:visited-style-name="Visited_20_Internet_20_Link">
https://armyinform.com.ua/2023/03/28/na-donechchyni-ukrayinski-zahysnyky-vidbyly-62-ataky-protyvnyka/</text:a>
</text:p>
      <!--NEWS-->
      <text:h text:style-name="P10" text:outline-level="1">
<text:span text:style-name="T4">
Rashists continue to strengthen the regime measures to the tot</text:span>
</text:h>
      <text:p text:style-name="P4">
Author: ['АРМІЯINFORM']</text:p>
      <text:p text:style-name="P4">
Time: 2023-03-28T46:00:00-04:00</text:p>
      <text:p text:style-name="P4">
Description: About the General Headquarters of the ZSU. “Rosіyskі PROPPANT SIGNITY SUCH ... War with Ukraine 2022, War with Ukraine latest news today, News War with Ukraine 2022 The last today, will there be a war between Ukraine and Russia, and when, there will be a war with Ukraine in 2022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text:p>
      <text:p text:style-name="P4">
Category: News</text:p>
      <!--METADATA-->
      <text:p text:style-name="P4">
<draw:frame draw:style-name="fr1" draw:name="Image62" text:anchor-type="as-char" svg:width="6.9236in" svg:height="5.140773in" draw:z-index="0">
<draw:image xlink:href="../Images/AРМІЯINFORM/2023-03-28T46-00-00-04-00/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kuU5D7muYxbDogYv3iq9MiGmkrxRayVrs6V6NjXgCh2s3dhPZNTtn4hyjEC8e96Dl" text:style-name="Internet_20_link" text:visited-style-name="Visited_20_Internet_20_Link">
reports</text:a>
The General Staff of the Armed Forces.</text:p>
      <text:p text:style-name="P4">
“Russian invaders continue to strengthen the regime measures in the temporary -corresponding territories. Recently, there has been a trend, and there is a limitation on the free movement of Ukrainian citizens between inhabits. In particular, in the Gorlovsky district of Donetsk region, as well as the Ukakhov district of Kherson region, it is impossible to get into some settlements without local registration, ”the message reads.</text:p>
      <text:p text:style-name="P4">
It is noted that in the territory of the Republic of Belarus the combat training of units of the Armed Forces of the Russian Federation is ongoing.</text:p>
      <text:p text:style-name="P4">
News Source: <text:a xlink:type="simple" xlink:href="https://armyinform.com.ua/2023/03/28/rashysty-prodovzhuyut-posylyuvaty-rezhymni-zahody-na-tot/" text:style-name="Internet_20_link" text:visited-style-name="Visited_20_Internet_20_Link">
https://armyinform.com.ua/2023/03/28/rashysty-prodovzhuyut-posylyuvaty-rezhymni-zahody-na-tot/</text:a>
</text:p>
      <!--NEWS-->
      <text:h text:style-name="P10" text:outline-level="1">
<text:span text:style-name="T4">
Ukrainian defenders per day eliminated 570 invaders, destroyed 7 tanks and 13 BBM</text:span>
</text:h>
      <text:p text:style-name="P4">
Author: ['АРМІЯINFORM']</text:p>
      <text:p text:style-name="P4">
Time: 2023-03-28T47:00:00-04:00</text:p>
      <text:p text:style-name="P4">
Description: Zagalni Boyov, take the enemy on 02.24.22 to 03/2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28-2023-scaled.jpg" text:style-name="Internet_20_link" text:visited-style-name="Visited_20_Internet_20_Link">
vtraty_03-28-2023-scaled.jpg</text:a>
']</text:p>
      <text:p text:style-name="P4">
Tags: ['STOPRUSSIA', 'ВТРАТИ ВОРОГА', 'ГЕНШТАБ ЗС УКРАЇНИ']</text:p>
      <text:p text:style-name="P4">
Category: News</text:p>
      <!--METADATA-->
      <text:p text:style-name="P4">
<draw:frame draw:style-name="fr1" draw:name="Image63" text:anchor-type="as-char" svg:width="6.9236in" svg:height="6.975527in" draw:z-index="0">
<draw:image xlink:href="../Images/AРМІЯINFORM/2023-03-28T47-00-00-04-00/vtraty_03-28-2023-scaled.jpg" xlink:type="simple" xlink:show="embed" xlink:actuate="onLoad" draw:mime-type="image/jpeg"/>
</draw:frame>
Total enemy combat losses <text:span text:style-name="T4">
 From 24.02.22 </text:span>
 to <text:span text:style-name="T4">
 28.03.23 </text:span>
 Orientation:</text:p>
      <ul>
        <li>
Personnel - 171730(+570)persons eliminated * tanks - 3602(+7)<text:span text:style-name="T5">
 combat armored vehicles - 6966(+13)</text:span>
 Artillery systems - 2653(+15)<text:span text:style-name="T5">
 RSZV - 525(+2)</text:span>
 air defense - 277(0)<text:span text:style-name="T5">
 aircraft - 305(0)</text:span>
 helicopters - 291(0)<text:span text:style-name="T5">
 UAV of operative-tactical level-2235(+19)</text:span>
 Winged missiles - 911(0)<text:span text:style-name="T5">
 ships / boats - 18(0)</text:span>
 Automobile equipment and tanks - 5502(+9)* Special Technique - 287(+2)The data is specified ...</li>
      </ul>
      <text:p text:style-name="P4">
Beat the occupier!Let's win together!Our power is in truth!</text:p>
      <text:p text:style-name="P4">
<text:span text:style-name="T4">
 Source: </text:span>
 <text:a xlink:type="simple" xlink:href="https://www.facebook.com/plugins/post.php" text:style-name="Internet_20_link" text:visited-style-name="Visited_20_Internet_20_Link">
General Staff of Armed Forces</text:a>
As of 28.03.23.</text:p>
      <text:p text:style-name="P4">
News Source: <text:a xlink:type="simple" xlink:href="https://armyinform.com.ua/2023/03/28/ukrayinski-zahysnyky-za-dobu-likviduvaly-570-okupantiv-znyshhyly-7-tankiv-i-13-bbm/" text:style-name="Internet_20_link" text:visited-style-name="Visited_20_Internet_20_Link">
https://armyinform.com.ua/2023/03/28/ukrayinski-zahysnyky-za-dobu-likviduvaly-570-okupantiv-znyshhyly-7-tankiv-i-13-bbm/</text:a>
</text:p>
      <!--NEWS-->
      <text:h text:style-name="P10" text:outline-level="1">
<text:span text:style-name="T4">
Volodymyr Zelenskyy discussed with Andrzej Duda the current defensive needs of Ukraine</text:span>
</text:h>
      <text:p text:style-name="P4">
Author: ['АРМІЯINFORM']</text:p>
      <text:p text:style-name="P4">
Time: 2023-03-28T48:00:00-04:00</text:p>
      <text:p text:style-name="P4">
Description: Ukrainian President Volodymyr Zelensky Pereviv by the phone Rozmov with President Polsh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volodymyr-zelenskyj-telefon-1.jpg" text:style-name="Internet_20_link" text:visited-style-name="Visited_20_Internet_20_Link">
volodymyr-zelenskyj-telefon-1.jpg</text:a>
']</text:p>
      <text:p text:style-name="P4">
Tags: ['АНДЖЕЙ ДУДА', 'ВОЛОДИМИР ЗЕЛЕНСЬКИЙ', 'ОЗБРОЄННЯ ДЛЯ УКРАЇНИ', 'ПРЕЗИДЕНТ УКРАЇНИ']</text:p>
      <text:p text:style-name="P4">
Category: News</text:p>
      <!--METADATA-->
      <text:p text:style-name="P4">
<draw:frame draw:style-name="fr1" draw:name="Image64" text:anchor-type="as-char" svg:width="6.9236in" svg:height="4.61393in" draw:z-index="0">
<draw:image xlink:href="../Images/AРМІЯINFORM/2023-03-28T48-00-00-04-00/volodymyr-zelenskyj-telefon-1.jpg" xlink:type="simple" xlink:show="embed" xlink:actuate="onLoad" draw:mime-type="image/jpeg"/>
</draw:frame>
President of Ukraine Volodymyr Zelensky has a conversation with Presidential Polish Andrzej Duda.</text:p>
      <text:p text:style-name="P4">
The head of state [wrote] about it(https://twitter.com/ZelenskyyUa/status/1640451306249916416?cxt=HHwWgMDQxbDxhsQtAAAA)In Twitter.</text:p>
      <text:p text:style-name="P4">
“He told about the course of hostilities, the situation in certain areas of the front. The current defensive needs of Ukraine and a joint diplomatic effort were completed in the near future. We are getting ready for important measures, ”Vladimirzelensky said.</text:p>
      <text:p text:style-name="P4">
News Source: <text:a xlink:type="simple" xlink:href="https://armyinform.com.ua/2023/03/28/volodymyr-zelenskyj-obgovoryv-z-andzheyem-dudoyu-aktualni-oboronni-potreby-ukrayiny/" text:style-name="Internet_20_link" text:visited-style-name="Visited_20_Internet_20_Link">
https://armyinform.com.ua/2023/03/28/volodymyr-zelenskyj-obgovoryv-z-andzheyem-dudoyu-aktualni-oboronni-potreby-ukrayiny/</text:a>
</text:p>
      <!--NEWS-->
      <text:h text:style-name="P10" text:outline-level="1">
<text:span text:style-name="T4">
In the Black Sea there is one underwater enemy rocket launcher with four rockets like "Caliber" - Natalia Humeniuk</text:span>
</text:h>
      <text:p text:style-name="P4">
Author: ['Оксана Іванець']</text:p>
      <text:p text:style-name="P4">
Time: 2023-03-28T49:00:00-04:00</text:p>
      <text:p text:style-name="P4">
Description: At the Chorny Ta Azovskiy Seas, Kilkadenna Stormov, the Last War with Ukraine, the latest news today, the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65" text:anchor-type="as-char" svg:width="6.9236in" svg:height="4.366107in" draw:z-index="0">
<draw:image xlink:href="../Images/AРМІЯINFORM/2023-03-28T49-00-00-04-00/pidvodnyj-choven-kalibry.jpg" xlink:type="simple" xlink:show="embed" xlink:actuate="onLoad" draw:mime-type="image/jpeg"/>
</draw:frame>
Illustrative photo</text:p>
      <text:p text:style-name="P4">
In the Black and Azov Seas, a few days of storm warning has been announced -the next few days the weather in the southern direction will only rock, that is, the "gentle" sea is not expected. The head of the united press center of defense of southern Ukraine Natalia Humeniuk, the head of the united news, said the head of the united news. According to the spicker, this is felt on the state of the ship composition of the Russians - it is reduced to 7 units in the Black Sea, in particular one underwater rocket launcher with quadrmarkets of the Caliber type, and one - in Azov.</text:p>
      <ul>
        <li>
It is actually a designation of the presence of force, and indicates that the missile is impaired, but it will not be massive. Most likely, spotting will be used. We are currently put on aviation - according to the analysis of the previous two days we see that the enemy has intensified its use in the southern direction. Two attacks have taken place with the use of managed aviation bombs for the past, but it was also effective. For the Russians, this is a new stage in the management - managed aviation bombs, in particular in the southern direction, they did not apply, - said Humeniuk.</li>
      </ul>
      <text:p text:style-name="P4">
News Source: <text:a xlink:type="simple" xlink:href="https://armyinform.com.ua/2023/03/28/u-chornomu-mori-perebuvaye-odyn-pidvodnyj-vorozhyj-raketonosij-z-chotyrma-raketamy-typu-kalibr-nataliya-gumenyuk/" text:style-name="Internet_20_link" text:visited-style-name="Visited_20_Internet_20_Link">
https://armyinform.com.ua/2023/03/28/u-chornomu-mori-perebuvaye-odyn-pidvodnyj-vorozhyj-raketonosij-z-chotyrma-raketamy-typu-kalibr-nataliya-gumenyuk/</text:a>
</text:p>
      <!--NEWS-->
      <text:h text:style-name="P10" text:outline-level="1">
<text:span text:style-name="T4">
In Ukraine a moment of silence</text:span>
</text:h>
      <text:p text:style-name="P4">
Author: ['АРМІЯINFORM']</text:p>
      <text:p text:style-name="P4">
Time: 2023-03-28T5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66" text:anchor-type="as-char" svg:width="6.9236in" svg:height="3.895992in" draw:z-index="0">
<draw:image xlink:href="../Images/AРМІЯINFORM/2023-03-28T5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3/28/v-ukrayini-hvylyna-movchannya/" text:style-name="Internet_20_link" text:visited-style-name="Visited_20_Internet_20_Link">
https://armyinform.com.ua/2023/03/28/v-ukrayini-hvylyna-movchannya/</text:a>
</text:p>
      <!--NEWS-->
      <text:h text:style-name="P10" text:outline-level="1">
<text:span text:style-name="T4">
Lithuanian President urged to stop the Russian Federation until it caused a nuclear catastrophe</text:span>
</text:h>
      <text:p text:style-name="P4">
Author: ['АРМІЯINFORM']</text:p>
      <text:p text:style-name="P4">
Time: 2023-03-28T51:00:00-04:00</text:p>
      <text:p text:style-name="P4">
Description: Lithuania President Gitanas Nauceda, jamming Zupinity, docks Vaughn did not raise nuclea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630_360_1678873066-877.jpg" text:style-name="Internet_20_link" text:visited-style-name="Visited_20_Internet_20_Link">
630_360_1678873066-877.jpg</text:a>
']</text:p>
      <text:p text:style-name="P4">
Tags: ['STOPRUSSIA', 'ГЛАВА МЗС ЛИТВИ', 'ЯДЕРНИЙ ШАНТАЖ']</text:p>
      <text:p text:style-name="P4">
Category: News</text:p>
      <!--METADATA-->
      <text:p text:style-name="P4">
<draw:frame draw:style-name="fr1" draw:name="Image67" text:anchor-type="as-char" svg:width="6.9236in" svg:height="3.956343in" draw:z-index="0">
<draw:image xlink:href="../Images/AРМІЯINFORM/2023-03-28T51-00-00-04-00/630_360_1678873066-877.jpg" xlink:type="simple" xlink:show="embed" xlink:actuate="onLoad" draw:mime-type="image/jpeg"/>
</draw:frame>
Lithuanian President Hitanas Nauseda called for stopping Russia until it has not caused a nuclear catastrophe and the announcement of the President of the Russian Federation on the placement of tactical nuclear weapons in Belarus a manifestation of nuclear blackmail.</text:p>
      <text:p text:style-name="P4">
He [wrote] about it(https://twitter.com/GitanasNauseda/status/1640340448022614019?cxt=HHwWhsC-scq81MMtAAAA)In Twitter.</text:p>
      <text:p text:style-name="P4">
“The Russian nuclear blackmail is ongoing as Putin has announced a plans for platforming tactical nuclear weapons in Belarus. And again - complete neglect of international agreements. The aggressor should be stopped so that it does not cause a nuclear crash, ”his post reads.</text:p>
      <text:p text:style-name="P4">
It is known that the President of Russia has declared its intention to place nuclear weapons of Storician Belarus.</text:p>
      <text:p text:style-name="P4">
In the Ministry of Foreign Affairs of Ukraine <text:a xlink:type="simple" xlink:href="https://armyinform.com.ua/2023/03/26/mzs-ukrayiny-zaklykaly-bilorus-zavadyty-namiram-rf-rozmistyty-yadernu-zbroyu-na-yih-terytoriyi/" text:style-name="Internet_20_link" text:visited-style-name="Visited_20_Internet_20_Link">
demand</text:a>
Immediately convene an extraordinary meeting of the UN Security Council.</text:p>
      <text:p text:style-name="P4">
News Source: <text:a xlink:type="simple" xlink:href="https://armyinform.com.ua/2023/03/28/prezydent-lytvy-zaklykav-zupynyty-rf-poky-vona-ne-sprychynyla-yadernu-katastrofu/" text:style-name="Internet_20_link" text:visited-style-name="Visited_20_Internet_20_Link">
https://armyinform.com.ua/2023/03/28/prezydent-lytvy-zaklykav-zupynyty-rf-poky-vona-ne-sprychynyla-yadernu-katastrofu/</text:a>
</text:p>
      <!--NEWS-->
      <text:h text:style-name="P10" text:outline-level="1">
<text:span text:style-name="T4">
Germany has put Ukraine more tanks than planned</text:span>
</text:h>
      <text:p text:style-name="P4">
Author: ['АРМІЯINFORM']</text:p>
      <text:p text:style-name="P4">
Time: 2023-03-28T52:00:00-04:00</text:p>
      <text:p text:style-name="P4">
Description: The 18 Basits of the Tankevs Leopard 2 A6, and such a set of sets of ... war with Ukraine 2022, the war with Ukraine, the latest news today, the war with Ukraine 2022, the last ones for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istorius-4.jpg" text:style-name="Internet_20_link" text:visited-style-name="Visited_20_Internet_20_Link">
pistorius-4.jpg</text:a>
']</text:p>
      <text:p text:style-name="P4">
Tags: ['LEOPARD 2 A6', 'STOPRUSSIA', 'МІНІСТР ОБОРОНИ ФРН БОРИС ПІСТОРІУС']</text:p>
      <text:p text:style-name="P4">
Category: News</text:p>
      <!--METADATA-->
      <text:p text:style-name="P4">
<draw:frame draw:style-name="fr1" draw:name="Image68" text:anchor-type="as-char" svg:width="6.9236in" svg:height="3.894525in" draw:z-index="0">
<draw:image xlink:href="../Images/AРМІЯINFORM/2023-03-28T52-00-00-04-00/pistorius-4.jpg" xlink:type="simple" xlink:show="embed" xlink:actuate="onLoad" draw:mime-type="image/jpeg"/>
</draw:frame>
18 main combat tanks arrived in Ukraine <text:a xlink:type="simple" xlink:href="https://armyinform.com.ua/2023/01/13/tanky-leopard-2-znakova-systema-ozbroyennya-dlya-deokupacziyi-ukrayiny/" text:style-name="Internet_20_link" text:visited-style-name="Visited_20_Internet_20_Link">
Leopard 2A6</text:a>
, as well as kits with ammunition.</text:p>
      <text:p text:style-name="P4">
This was reported by German Defense Minister Boris Pistorius, whose words <text:a xlink:type="simple" xlink:href="https://twitter.com/BMVg_Bundeswehr/status/1640402921639620608/photo/1" text:style-name="Internet_20_link" text:visited-style-name="Visited_20_Internet_20_Link">
cites</text:a>
The press service of the German defense department.</text:p>
      <text:p text:style-name="P4">
“Our tanks, as promised, arrived in time in the hands of Ukrainian friends. Yapoda is that they can do something important on the front!Together with Sweden Taporthalia, we laid a combat group, ”said Boris Pistorius.</text:p>
      <text:p text:style-name="P4">
According to him, Germany does everything for Ukraine on time, and in the country of the shooting Kiev "can rely".</text:p>
      <text:p text:style-name="P4">
"Germany even put four tanks more than initially planned. You can rely on us!" - said the head of the German Defense Ministry.</text:p>
      <text:p text:style-name="P4">
News Source: <text:a xlink:type="simple" xlink:href="https://armyinform.com.ua/2023/03/28/nimechchyna-postavyla-ukrayini-bilshe-tankiv-nizh-planuvalosya/" text:style-name="Internet_20_link" text:visited-style-name="Visited_20_Internet_20_Link">
https://armyinform.com.ua/2023/03/28/nimechchyna-postavyla-ukrayini-bilshe-tankiv-nizh-planuvalosya/</text:a>
</text:p>
      <!--NEWS-->
      <text:h text:style-name="P10" text:outline-level="1">
<text:span text:style-name="T4">
Alexei Reznikov about Challenger Tanks 2: Will soon begin combat missions</text:span>
</text:h>
      <text:p text:style-name="P4">
Author: ['АРМІЯINFORM']</text:p>
      <text:p text:style-name="P4">
Time: 2023-03-28T53:00:00-04:00</text:p>
      <text:p text:style-name="P4">
Description: As far as the British Tanks Challenger 2, to Pain Viconuvati Boyovi Zavdannya at half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bez-imeni2-1.jpg" text:style-name="Internet_20_link" text:visited-style-name="Visited_20_Internet_20_Link">
bez-imeni2-1.jpg</text:a>
']</text:p>
      <text:p text:style-name="P4">
Tags: ['CHALLENGER 2', 'STOPRUSSIA', 'МІНІСТР ОБОРОНИ УКРАЇНИ ОЛЕКСІЙ РЕЗНІКОВ']</text:p>
      <text:p text:style-name="P4">
Category: News</text:p>
      <!--METADATA-->
      <text:p text:style-name="P4">
<draw:frame draw:style-name="fr1" draw:name="Image69" text:anchor-type="as-char" svg:width="6.9236in" svg:height="3.877216in" draw:z-index="0">
<draw:image xlink:href="../Images/AРМІЯINFORM/2023-03-28T53-00-00-04-00/bez-imeni2-1.jpg" xlink:type="simple" xlink:show="embed" xlink:actuate="onLoad" draw:mime-type="image/jpeg"/>
</draw:frame>
Soon British Challenger 2 tanks will start performing battle battle in Ukraine.</text:p>
      <text:p text:style-name="P4">
About it <text:a xlink:type="simple" xlink:href="https://twitter.com/oleksiireznikov/status/1640595102119735297" text:style-name="Internet_20_link" text:visited-style-name="Visited_20_Internet_20_Link">
reported</text:a>
Minister of Defense of Ukraine Alexei Reznikov on Twitter.</text:p>
      <text:p text:style-name="P4">
“It was a pleasure to protest the first Ukrainian Challenger 2. Tanks, which was transmitted by the United Kingdom, recently arrived in our country. These fantastic masters will soon begin to carry out their combat missions, ”he said.</text:p>
      <text:p text:style-name="Quotations">

<text:p text:style-name="P4">
IT WAS A PLEASURE TO DAKE The FIRST UKRAINIAN Challenger 2 MBT for A Spin. &gt;
 Such Tanks, Suppplied by the United Kingdom, have recently arrived in Our&gt;
 Country. &gt;
 These Fantastic Machines Will Soon Begin Their Combat Missions. &gt;
 Thank you,&gt;
 <text:a xlink:type="simple" xlink:href="https://twitter.com/RishiSunak" text:style-name="Internet_20_link" text:visited-style-name="Visited_20_Internet_20_Link">
@rishisunak</text:a>
,&gt;
 <text:a xlink:type="simple" xlink:href="https://twitter.com/BWallaceMP" text:style-name="Internet_20_link" text:visited-style-name="Visited_20_Internet_20_Link">
@BWallaceMP</text:a>
, and the&gt;
 🇬🇧 people. <text:a xlink:type="simple" xlink:href="https://t.co/zoCRmKdBnN" text:style-name="Internet_20_link" text:visited-style-name="Visited_20_Internet_20_Link">
pic.twitter.com/zoCRmKdBnN</text:a>
&gt;
&gt;
 - Oleksiy Reznikov(@oleksireznikov)<text:a xlink:type="simple" xlink:href="https://twitter.com/oleksiireznikov/status/1640595102119735297" text:style-name="Internet_20_link" text:visited-style-name="Visited_20_Internet_20_Link">
March 28,&gt;
 2023</text:a>
Alexei Reznikov thanked the Prime Minister of the United Kingdom, Risha Sakak, the Minister of Defense of the United Kingdom Ben Wallace and the British.</text:p>

</text:p>
      <text:p text:style-name="P4">
News Source: <text:a xlink:type="simple" xlink:href="https://armyinform.com.ua/2023/03/28/oleksij-reznikov-pro-tanky-challenger-2-nezabarom-prystuplyat-do-vykonannya-bojovyh-zavdan/" text:style-name="Internet_20_link" text:visited-style-name="Visited_20_Internet_20_Link">
https://armyinform.com.ua/2023/03/28/oleksij-reznikov-pro-tanky-challenger-2-nezabarom-prystuplyat-do-vykonannya-bojovyh-zavdan/</text:a>
</text:p>
      <!--NEWS-->
      <text:h text:style-name="P10" text:outline-level="1">
<text:span text:style-name="T4">
The enemy does not stop the massive shelling of Bakhmut in combination with the assault actions - Sergey Cherevaty</text:span>
</text:h>
      <text:p text:style-name="P4">
Author: ['Оксана Іванець']</text:p>
      <text:p text:style-name="P4">
Time: 2023-03-28T54:00:00-04:00</text:p>
      <text:p text:style-name="P4">
Description: At the Bakhmuts, for P one Pay Dob Vorog Virviva, the articrice Vogon 194 lines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bahmut.jpg" text:style-name="Internet_20_link" text:visited-style-name="Visited_20_Internet_20_Link">
bahmut.jpg</text:a>
']</text:p>
      <text:p text:style-name="P4">
Tags: ['СЕРГІЙ ЧЕРЕВАТИЙ']</text:p>
      <text:p text:style-name="P4">
Category: News</text:p>
      <!--METADATA-->
      <text:p text:style-name="P4">
<draw:frame draw:style-name="fr1" draw:name="Image70" text:anchor-type="as-char" svg:width="6.9236in" svg:height="3.607845in" draw:z-index="0">
<draw:image xlink:href="../Images/AРМІЯINFORM/2023-03-28T54-00-00-04-00/bahmut.jpg" xlink:type="simple" xlink:show="embed" xlink:actuate="onLoad" draw:mime-type="image/jpeg"/>
</draw:frame>
In the Bakhmut direction, the enemy opened artillery fire194 times in the last day. Only 70 beats were taken in the city area.</text:p>
      <text:p text:style-name="P4">
A spokesman of the Eastern Urells of Defense Forces Colonel Sergey Cherevaty informed about it in the Evil of the Tele scale.</text:p>
      <ul>
        <li>
There were 19 combat clashes, 14 of which directly in Bakhmut. 86 people were killed and 117 wounded. Their self -propeller installation and equipment for radio electronic wrestling were also summarized.</li>
      </ul>
      <text:p text:style-name="P4">
Cherevaty also noted that in the last three days the number of combat clashes of the Nabakhmut direction has decreased slightly, but this may indicate a certain overgrade of enemy forces.</text:p>
      <ul>
        <li>
The coming days will demonstrate the exact situation on the front, as well as intentions.</li>
      </ul>
      <text:p text:style-name="P4">
According to the speaker, the main force in this direction remains the criminal organization "Wagner", however, due to the huge losses in their personnel warehouse, they are reinforced by units of regular Russian army, including airborne units.</text:p>
      <text:p text:style-name="P4">
News Source: <text:a xlink:type="simple" xlink:href="https://armyinform.com.ua/2023/03/28/vorog-ne-prypynyaye-masovani-obstrily-bahmuta-u-poyednanni-z-shturmovymy-diyamy-sergij-cherevatyj/" text:style-name="Internet_20_link" text:visited-style-name="Visited_20_Internet_20_Link">
https://armyinform.com.ua/2023/03/28/vorog-ne-prypynyaye-masovani-obstrily-bahmuta-u-poyednanni-z-shturmovymy-diyamy-sergij-cherevatyj/</text:a>
</text:p>
      <!--NEWS-->
      <text:h text:style-name="P10" text:outline-level="1">
<text:span text:style-name="T4">
In the Kupyansk-Liman direction, the Russians have a serious shortage of modern armored vehicles-Sergey Cherevaty</text:span>
</text:h>
      <text:p text:style-name="P4">
Author: ['Оксана Іванець']</text:p>
      <text:p text:style-name="P4">
Time: 2023-03-28T55:00:00-04:00</text:p>
      <text:p text:style-name="P4">
Description: About Ts in the Etermarafon “єini News”, saying the river of the SCIDARY Ugro -WiCk forces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f3fae5b-960x540-1.jpg" text:style-name="Internet_20_link" text:visited-style-name="Visited_20_Internet_20_Link">
f3fae5b-960x540-1.jpg</text:a>
']</text:p>
      <text:p text:style-name="P4">
Tags: ['СЕРГІЙ ЧЕРЕВАТИЙ']</text:p>
      <text:p text:style-name="P4">
Category: News</text:p>
      <!--METADATA-->
      <text:p text:style-name="P4">
<draw:frame draw:style-name="fr1" draw:name="Image71" text:anchor-type="as-char" svg:width="6.9236in" svg:height="3.894525in" draw:z-index="0">
<draw:image xlink:href="../Images/AРМІЯINFORM/2023-03-28T55-00-00-04-00/f3fae5b-960x540-1.jpg" xlink:type="simple" xlink:show="embed" xlink:actuate="onLoad" draw:mime-type="image/jpeg"/>
</draw:frame>
This was stated by the spokesman of the Eastern Group forces of Defense forces in the Evil of the Tele scale.</text:p>
      <text:p text:style-name="P4">
-The Kupyansk-Liman direction remains the second in the enemy in the East. Here, the Russians actively use jet artillery of the pasallating armored vehicles. This day was not an exception - 301 struck our positions. 13 combat clashes took place, the enemy lost 58 occupied, 109 wounded.</text:p>
      <text:p text:style-name="P4">
Two tanks, eightminomettes, two unmanned complexes and fieldmarts of ammunition of the enemy were destroyed in this direction.</text:p>
      <text:p text:style-name="P4">
According to the abdomen, the Kupyansk-Liman direction was concentrated by the best forces, but lately there is a useful and tanks of the T-62 without active protection, BMP-1, which was removed, BTR-70, etc.</text:p>
      <ul>
        <li>
This suggests that the Russians already have a serious shortage of modern armored equipment, and in the future the situation for them will only deteriorate.</li>
      </ul>
      <text:p text:style-name="P4">
News Source: <text:a xlink:type="simple" xlink:href="https://armyinform.com.ua/2023/03/28/na-kupyansko-lymanskomu-napryamku-rosiyany-mayut-serjoznyj-deficzyt-suchasnoyi-bronetehniky-sergij-cherevatyj/" text:style-name="Internet_20_link" text:visited-style-name="Visited_20_Internet_20_Link">
https://armyinform.com.ua/2023/03/28/na-kupyansko-lymanskomu-napryamku-rosiyany-mayut-serjoznyj-deficzyt-suchasnoyi-bronetehniky-sergij-cherevatyj/</text:a>
</text:p>
      <!--NEWS-->
      <text:h text:style-name="P10" text:outline-level="1">
<text:span text:style-name="T4">
GUR: Russian dictator resorts to nuclear blackmail because it is defeated on the battlefield</text:span>
</text:h>
      <text:p text:style-name="P4">
Author: ['АРМІЯINFORM']</text:p>
      <text:p text:style-name="P4">
Time: 2023-03-28T56:00:00-04:00</text:p>
      <text:p text:style-name="P4">
Description: Roshennya Rosomistiti Nucadnu Zroya in Bilorusi, who was commenting on the representative of the hea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20230328-1-e1679983394689.jpg" text:style-name="Internet_20_link" text:visited-style-name="Visited_20_Internet_20_Link">
20230328-1-e1679983394689.jpg</text:a>
']</text:p>
      <text:p text:style-name="P4">
Tags: ['STOPRUSSIA', 'АГРЕСІЯ РФ', 'АНДРІЙ ЮСОВ', 'ГУР МІНОБОРОНИ УКРАЇНИ', 'ЯДЕРНА ЗБРОЯ']</text:p>
      <text:p text:style-name="P4">
Category: News</text:p>
      <!--METADATA-->
      <text:p text:style-name="P4">
<draw:frame draw:style-name="fr1" draw:name="Image72" text:anchor-type="as-char" svg:width="6.9236in" svg:height="4.15416in" draw:z-index="0">
<draw:image xlink:href="../Images/AРМІЯINFORM/2023-03-28T56-00-00-04-00/20230328-1-e1679983394689.jpg" xlink:type="simple" xlink:show="embed" xlink:actuate="onLoad" draw:mime-type="image/jpeg"/>
</draw:frame>
The decision of the Russian Federation to place nuclear weapons in Belarus <text:a xlink:type="simple" xlink:href="https://gur.gov.ua/content/rosiiskyi-dyktator-putin-vdaietsia-do-iadernoho-shantazhu-zaznaiuchy-porazky-na-poli-boiu.html" text:style-name="Internet_20_link" text:visited-style-name="Visited_20_Internet_20_Link">
commented</text:a>
Representative of the Chief Intelligence Administration of the Ministry of Defense of Ukraine Andriy Yusov:</text:p>
      <text:p text:style-name="P4">
“It is clear that it is raising the rates. Although the United States and the European Union, these situations are very clear and unequivocally reacting that this blackmail is unplanned, ”Andrei Yusov said.</text:p>
      <text:p text:style-name="P4">
The representative of the Main Directorate of Intelligence noted that the information of the projection of nuclear weapons and the construction of repositories for its storage has a substitute.</text:p>
      <text:p text:style-name="P4">
However, as Andrey Yus summed up, the movement of nuclear weapons itself is now being said.</text:p>
      <text:p text:style-name="P4">
News Source: <text:a xlink:type="simple" xlink:href="https://armyinform.com.ua/2023/03/28/gur-rosijskyj-dyktator-vdayetsya-do-yadernogo-shantazhu-bo-zaznaye-porazky-na-poli-boyu/" text:style-name="Internet_20_link" text:visited-style-name="Visited_20_Internet_20_Link">
https://armyinform.com.ua/2023/03/28/gur-rosijskyj-dyktator-vdayetsya-do-yadernogo-shantazhu-bo-zaznaye-porazky-na-poli-boyu/</text:a>
</text:p>
      <!--NEWS-->
      <text:h text:style-name="P10" text:outline-level="1">
<text:span text:style-name="T4">
On the left bank of the Dnieper and on the Kinburn Spit, the enemy reduced its activity - Natalia Humeniuk</text:span>
</text:h>
      <text:p text:style-name="P4">
Author: ['Оксана Іванець']</text:p>
      <text:p text:style-name="P4">
Time: 2023-03-28T57:00:00-04:00</text:p>
      <text:p text:style-name="P4">
Description: On the situation on Kinburnskiy, the yak і pogirhennya prodiga in the Chorny Morhy, so ... war with Ukraine 2022, war with Ukraine Latest news today, News War with Ukraine 2022 are the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3-nataliya-gumenyuk.jpg" text:style-name="Internet_20_link" text:visited-style-name="Visited_20_Internet_20_Link">
3-nataliya-gumenyuk.jpg</text:a>
']</text:p>
      <text:p text:style-name="P4">
Tags: ['НАТАЛІЯ ГУМЕНЮК']</text:p>
      <text:p text:style-name="P4">
Category: News</text:p>
      <!--METADATA-->
      <text:p text:style-name="P4">
<draw:frame draw:style-name="fr1" draw:name="Image73" text:anchor-type="as-char" svg:width="6.9236in" svg:height="4.483031in" draw:z-index="0">
<draw:image xlink:href="../Images/AРМІЯINFORM/2023-03-28T57-00-00-04-00/3-nataliya-gumenyuk.jpg" xlink:type="simple" xlink:show="embed" xlink:actuate="onLoad" draw:mime-type="image/jpeg"/>
</draw:frame>
The situation on the Kinburn Spit was influenced by both the deterioration of the weather in the marriage and the combat work of the Ukrainian defense and security units. The head of the united Present Center of Defense forces of South of Ukraine Natalia Humeniuk, a united Press Center of Defense of South of Ukraine, said in the direct elage of the Tele scale.</text:p>
      <text:p text:style-name="P4">
-In the direction of the Dnieper-Buzi estuary for three days in a row there is no visualization. Obviously, after the destruction of the field warehouse with ammunition at the same way, the Russians do not have the possibility of their supply. Also, the enemy does not have the possibility of pulling equipment, even mortar weapons, since the successful work of our units was destroyed by their combat positions, ashtorm does not allow free movement. Therefore, we work together with the forces of nature we continue to liberate our territories.</text:p>
      <text:p text:style-name="P4">
Humeniuk also noted that in the southern direction there is a certain increase in the activity of the enemy.</text:p>
      <text:p text:style-name="P4">
-This is due to the work of security and defense units for cleaning the 20-30-kilometer strip on the left bank of the Dnieper. This combat work is undergoing and has results. For example, shelling of the Kherson region of the past was fixed at 90-100 shelling per day. Currently, this figure has fallen to 50-60. This suggests that the logistics of the enemy is seriously undermined, they have increased many warehouses and weapons, including artillery and jet installations, and cannot establish a new supply of weapons and ammunition. Automation of anti -polishing missiles last day in the Kherson region, say that the enemy continues to use aviation and is very afraid of our prototypical defense.</text:p>
      <text:p text:style-name="P4">
News Source: <text:a xlink:type="simple" xlink:href="https://armyinform.com.ua/2023/03/28/na-livomu-berezi-dnipra-j-na-kinburnskij-kosi-vorog-znyzyv-svoyu-aktyvnist-nataliya-gumenyuk/" text:style-name="Internet_20_link" text:visited-style-name="Visited_20_Internet_20_Link">
https://armyinform.com.ua/2023/03/28/na-livomu-berezi-dnipra-j-na-kinburnskij-kosi-vorog-znyzyv-svoyu-aktyvnist-nataliya-gumenyuk/</text:a>
</text:p>
      <!--NEWS-->
      <text:h text:style-name="P10" text:outline-level="1">
<text:span text:style-name="T4">
We have to exhaust the enemy's strength under Bakhmut and to cause severe losses - Alexander Sirsky</text:span>
</text:h>
      <text:p text:style-name="P4">
Author: ['АРМІЯINFORM']</text:p>
      <text:p text:style-name="P4">
Time: 2023-03-28T58:00:00-04:00</text:p>
      <text:p text:style-name="P4">
Description: Commander of the Ground VIISK ZSU General Colonel Oleksandr Sirskoy Vodeskovo Vidvіd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bez-imeni-11.jpg" text:style-name="Internet_20_link" text:visited-style-name="Visited_20_Internet_20_Link">
bez-imeni-11.jpg</text:a>
']</text:p>
      <text:p text:style-name="P4">
Tags: ['STOPRUSSIA', 'АГРЕСІЯ РФ', 'БАХМУТ', 'ВТОРГНЕННЯ РФ', 'ОЛЕКСАНДР СИРСЬКИЙ']</text:p>
      <text:p text:style-name="P4">
Category: News</text:p>
      <!--METADATA-->
      <text:p text:style-name="P4">
<draw:frame draw:style-name="fr1" draw:name="Image74" text:anchor-type="as-char" svg:width="6.9236in" svg:height="3.894525in" draw:z-index="0">
<draw:image xlink:href="../Images/AРМІЯINFORM/2023-03-28T58-00-00-04-00/bez-imeni-11.jpg" xlink:type="simple" xlink:show="embed" xlink:actuate="onLoad" draw:mime-type="image/jpeg"/>
</draw:frame>
The Commander of the Armed Forces of the Armed Forces, Colonel-General Alexander Syrsky once again respected the hottest points of the Bakhmut direction and communicated with the Ukrainian warriors.</text:p>
      <text:p text:style-name="P4">
About this <text:a xlink:type="simple" xlink:href="https://t.me/osirskiy/28" text:style-name="Internet_20_link" text:visited-style-name="Visited_20_Internet_20_Link">
it is referred</text:a>
In the video on the telegram-channel of Colonel-General Alexander Sirsky.</text:p>
      <text:p text:style-name="P4">
In his speech, he noted that the Russians are trying to concentrate the main effort in the Bakhmut direction. They do not leave attempts to surround the Tasa Occupation of the city.</text:p>
      <text:p text:style-name="P4">
“The key to the success of each commander is his constant work in subordinate units. This makes it possible to use them effectively on the battlefield and to carry out timely combat missions in time, ”he said.</text:p>
      <text:p text:style-name="P4">
During his stay in the troops, Colonel-General Alexander Sirsky, together, coordinates plans that will have a real result on the map, Ana Battle.</text:p>
      <text:p text:style-name="P4">
“When the enemy prevails quantitatively, to be side by side with its warriors-for mens right. Thanks to the heroism and professionalism of our military, skillful pelvic actions, effective use of maneuver and weapons, we make a fortress of Bakhmut, contrary to different terms and forecasts, ” - said the Armed Forces Commonwealth of the Armed Forces.</text:p>
      <text:p text:style-name="P4">
Ukrainian defenders carefully study the vulnerability of the enemy to use our forces more effectively.</text:p>
      <text:p text:style-name="P4">
“Knowledge of the enemy and himself open the way to victory. Successful strategy is always the ability to turn yourself in favor of any situation. Today, our main task is to exhaust the prevailing forces of the enemy for the dancing to him. This will create the necessary conditions, will qualify the liberation of Ukrainian land and will accelerate our victory, ”said the commander of the Armed Forces of the Armed Forces, Colonel-General Alexander.</text:p>
      <text:p text:style-name="P4">
News Source: <text:a xlink:type="simple" xlink:href="https://armyinform.com.ua/2023/03/28/mayemo-vysnazhyty-syly-protyvnyka-pid-bahmutom-ta-nanesty-jomu-tyazhkyh-vtrat-oleksandr-syrskyj/" text:style-name="Internet_20_link" text:visited-style-name="Visited_20_Internet_20_Link">
https://armyinform.com.ua/2023/03/28/mayemo-vysnazhyty-syly-protyvnyka-pid-bahmutom-ta-nanesty-jomu-tyazhkyh-vtrat-oleksandr-syrskyj/</text:a>
</text:p>
      <!--NEWS-->
      <text:h text:style-name="P10" text:outline-level="1">
<text:span text:style-name="T4">
The Russian army fired at nine ’</text:span>
</text:h>
      <text:p text:style-name="P4">
Author: ['АРМІЯINFORM']</text:p>
      <text:p text:style-name="P4">
Time: 2023-03-28T59: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photo_5265166104718857440_y.jpg" text:style-name="Internet_20_link" text:visited-style-name="Visited_20_Internet_20_Link">
photo_5265166104718857440_y.jpg</text:a>
']</text:p>
      <text:p text:style-name="P4">
Tags: ['MILITARY MEDIA CENTER', 'ВОРОЖІ ОБСТРІЛИ', 'ОБСТРІЛИ РФ']</text:p>
      <text:p text:style-name="P4">
Category: News</text:p>
      <!--METADATA-->
      <text:p text:style-name="P4">
<draw:frame draw:style-name="fr1" draw:name="Image75" text:anchor-type="as-char" svg:width="6.9236in" svg:height="5.027196in" draw:z-index="0">
<draw:image xlink:href="../Images/AРМІЯINFORM/2023-03-28T59-00-00-04-00/photo_5265166104718857440_y.jpg" xlink:type="simple" xlink:show="embed" xlink:actuate="onLoad" draw:mime-type="image/jpeg"/>
</draw:frame>
During the last day, Russian troops fired at the territory of 9 regions of Ukraine.</text:p>
      <text:p text:style-name="P4">
About it <text:a xlink:type="simple" xlink:href="https://t.me/militarymediacenter/1551" text:style-name="Internet_20_link" text:visited-style-name="Visited_20_Internet_20_Link">
reports</text:a>
Military Mediacenter.</text:p>
      <text:p text:style-name="P4">
“In general from different types of weapons(mortars, tanks, artillery, RSZV, S-300 ZRC, Winged Missiles "X-31", tactical aviation and UAV)Shelling <text:span text:style-name="T4">
 124 settlements </text:span>
 was made, 76 infrastructure facilities were confirmed, ”the message reads.</text:p>
      <text:p text:style-name="P4">
According to preliminary information, due to Russian shelling 8 civilians were killed, 66.</text:p>
      <text:p text:style-name="P4">
News Source: <text:a xlink:type="simple" xlink:href="https://armyinform.com.ua/2023/03/28/rosijska-armiya-za-dobu-obstrilyala-devyat-oblastej-ukrayiny-ye-zhertvy/" text:style-name="Internet_20_link" text:visited-style-name="Visited_20_Internet_20_Link">
https://armyinform.com.ua/2023/03/28/rosijska-armiya-za-dobu-obstrilyala-devyat-oblastej-ukrayiny-ye-zhertvy/</text:a>
</text:p>
      <!--NEWS-->
      <text:h text:style-name="P10" text:outline-level="1">
<text:span text:style-name="T4">
Germany and the Netherlands pledged to provide Ukraine with permanent financial and military assistance</text:span>
</text:h>
      <text:p text:style-name="P4">
Author: ['АРМІЯINFORM']</text:p>
      <text:p text:style-name="P4">
Time: 2023-03-28T60:00:00-04:00</text:p>
      <text:p text:style-name="P4">
Description: Nimechina Tuerlandi Pіdravniy of his own pirims of non -murmur, Teritarian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deutschland.jpg" text:style-name="Internet_20_link" text:visited-style-name="Visited_20_Internet_20_Link">
deutschland.jpg</text:a>
']</text:p>
      <text:p text:style-name="P4">
Tags: ['STOPRUSSIA', 'ДОПОМОГА ПАРТНЕРІВ', 'НІДЕРЛАНДИ', 'НІМЕЧЧИНА', 'СВІТ ПІДТРИМУЄ УКРАЇНУ']</text:p>
      <text:p text:style-name="P4">
Category: News</text:p>
      <!--METADATA-->
      <text:p text:style-name="P4">
<draw:frame draw:style-name="fr1" draw:name="Image76" text:anchor-type="as-char" svg:width="6.9236in" svg:height="3.894525in" draw:z-index="0">
<draw:image xlink:href="../Images/AРМІЯINFORM/2023-03-28T60-00-00-04-00/deutschland.jpg" xlink:type="simple" xlink:show="embed" xlink:actuate="onLoad" draw:mime-type="image/jpeg"/>
</draw:frame>
Germany and the Netherlands confirm their decisive support for the independence, territorial integrity and sovereignty of Ukraine. Both countries are solidarity to the Ukrainian people against the ongoing illegal and unprovoked Russian attack.</text:p>
      <text:p text:style-name="P4">
This is stated in a joint statement of countries <text:a xlink:type="simple" xlink:href="https://www.bundesregierung.de/resource/blob/997532/2173420/253c404a50f3aa2cac7f47e875fc6ff6/2023-03-27-gem-erkl-dt-ndl-regkonsul-data.pdf" text:style-name="Internet_20_link" text:visited-style-name="Visited_20_Internet_20_Link">
placed</text:a>
The press service of the Federal Government of Germany.</text:p>
      <text:p text:style-name="P4">
“We will continue to work together to bring a fair mimic peace and a prosperous future to Ukraine, providing a constant humanitarian and financial assistance, military equipment and sufficient training for Ukraine to be able to moglas protection. Germany and the Netherlands are obliged to support and, where it is preinctive, to increase pressure on Russia to stop the war, including further restrictive measures, ”the statement said.</text:p>
      <text:p text:style-name="P4">
The signatories confirm decisive support of investigations of the International Criminal Court and congratulate the creation of the International Center for Persession of Aggression against Ukraine. They call for the UN -General Assembly resolution, which recommends to create a register for documenting the gaps caused by the attack of the Russian Federation on Ukraine.</text:p>
      <text:p text:style-name="P4">
"Germany and the Netherlands emphasize the joint devotion to the termination of theft of Ukrainian children in the Russian Federation and in the occupied territory of Ukraine and remind that purposeful attacks on innocent civilians, especially children, are military crimes," the governments of the countries noted.</text:p>
      <text:p text:style-name="P4">
In addition, countries confirm their commitment to the reconstruction of Ukraine. In addition to the contribution to the physical reconstruction of Ukraine, Germany and the Netherlands are seeking a comprehensive process in the spirit of Building Back Better and in view of Ukraine's journey to EU accession.</text:p>
      <text:p text:style-name="P4">
At the same time, Germany and the Netherlands will continue to study the potential of synergy to strengthen Ukraine's common military support.</text:p>
      <text:p text:style-name="P4">
“Measures such as the joint provision of self -propelled howitzers and appropriate training, as well as coordinated joint support for Eumam Ukraine mission is a testament to our richness to support Ukraine in the long run. The Netherlands Germany will also consider the possibility of joint purchase of ammunition for Ukraine, ”the joint statement reads.</text:p>
      <text:p text:style-name="P4">
News Source: <text:a xlink:type="simple" xlink:href="https://armyinform.com.ua/2023/03/28/nimechchyna-ta-niderlandy-zobovyazalysya-nadavaty-ukrayini-postijnu-finansovu-ta-vijskovu-dopomogu/" text:style-name="Internet_20_link" text:visited-style-name="Visited_20_Internet_20_Link">
https://armyinform.com.ua/2023/03/28/nimechchyna-ta-niderlandy-zobovyazalysya-nadavaty-ukrayini-postijnu-finansovu-ta-vijskovu-dopomogu/</text:a>
</text:p>
      <!--NEWS-->
      <text:h text:style-name="P10" text:outline-level="1">
<text:span text:style-name="T4">
During the day of the Pyrotechnics of the SESS neutralized nearly 500 explosive items</text:span>
</text:h>
      <text:p text:style-name="P4">
Author: ['АРМІЯINFORM']</text:p>
      <text:p text:style-name="P4">
Time: 2023-03-28T61:00:00-04:00</text:p>
      <text:p text:style-name="P4">
Description: Lent out, 27 birch trees, Pirotechnici PIDROZHILIA OF HOUSE OF WERENSIONS WAR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danger_mines_1.jpeg" text:style-name="Internet_20_link" text:visited-style-name="Visited_20_Internet_20_Link">
danger_mines_1.jpeg</text:a>
', '<text:a xlink:type="simple" xlink:href="https://armyinform.com.ua/wp-content/uploads/2023/03/337888005_1611365585972524_3481192911604778712_n.jpg" text:style-name="Internet_20_link" text:visited-style-name="Visited_20_Internet_20_Link">
337888005_1611365585972524_3481192911604778712_n.jpg</text:a>
']</text:p>
      <text:p text:style-name="P4">
Tags: ['STOPRUSSIA', 'АГРЕСІЯ РФ', 'ВІЙНА', 'ВТОРГНЕННЯ РФ', 'ДСНС УКРАЇНИ', 'РОЗМІНУВАННЯ']</text:p>
      <text:p text:style-name="P4">
Category: News</text:p>
      <!--METADATA-->
      <text:p text:style-name="P4">
<draw:frame draw:style-name="fr1" draw:name="Image77" text:anchor-type="as-char" svg:width="6.9236in" svg:height="4.882183in" draw:z-index="0">
<draw:image xlink:href="../Images/AРМІЯINFORM/2023-03-28T61-00-00-04-00/danger_mines_1.jpeg" xlink:type="simple" xlink:show="embed" xlink:actuate="onLoad" draw:mime-type="image/jpeg"/>
</draw:frame>
<text:span text:style-name="T4">
 Over the past day, </text:span>
 <text:span text:style-name="T4">
 March 27 </text:span>
 <text:span text:style-name="T4">
 </text:span>
, <text:span text:style-name="T4">
 pyrotechnic units of Ukraine for emergency situations </text:span>
 132 times ** have been involved in finishing tasks.</text:p>
      <text:p text:style-name="P4">
About it _ <text:a xlink:type="simple" xlink:href="https://dsns.gov.ua/uk/news/nadzvicaini-podiyi/informaciia-shhodo-diialnosti-pirotexnicnix-pidrozdiliv-dsns-95" text:style-name="Internet_20_link" text:visited-style-name="Visited_20_Internet_20_Link">
reports</text:a>
_ SESU Ukraine.</text:p>
      <text:p text:style-name="P4">
Pyrotechnical units found, seized and disposed(cleared)territory of area <text:span text:style-name="T4">
 38 hectares </text:span>
.</text:p>
      <text:p text:style-name="P4">
Most often pyrotechnic units worked: in the Kharkiv region 15 thousand960 times, Kyiv region - 7 342, Chernihiv region - 4 397, Donetsk region - 4 370, Mykolaiv region - 3 924, Kherson region - 3 677, Sumy - 1 752, Cherkasy region - 1 083.</text:p>
      <text:p text:style-name="P4">
Background: from the beginning of large -scale aggression of the Russian Federation of Ukrainian Pyrotechnical units of the SES of Ukraine, the Pyrotechnical units of the SES of Ukraine were involved <text:span text:style-name="T4">
 48 493 times </text:span>
 to perform mine tasks. Disposed of <text:span text:style-name="T4">
 337 320 extinguishing items </text:span>
, including <text:span text:style-name="T4">
 2 199 Aviation Bombs </text:span>
. Examined(cleared)area of area <text:span text:style-name="T4">
 81 357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78" text:anchor-type="as-char" svg:width="6.9236in" svg:height="5.804039in" draw:z-index="0">
<draw:image xlink:href="../Images/AРМІЯINFORM/2023-03-28T61-00-00-04-00/337888005_1611365585972524_3481192911604778712_n.jpg" xlink:type="simple" xlink:show="embed" xlink:actuate="onLoad" draw:mime-type="image/jpeg"/>
</draw:frame>
</text:p>
      <text:p text:style-name="P4">
News Source: <text:a xlink:type="simple" xlink:href="https://armyinform.com.ua/2023/03/28/za-dobu-pirotehniky-dsns-zneshkodyly-majzhe-500-vybuhonebezpechnyh-predmetiv-2/" text:style-name="Internet_20_link" text:visited-style-name="Visited_20_Internet_20_Link">
https://armyinform.com.ua/2023/03/28/za-dobu-pirotehniky-dsns-zneshkodyly-majzhe-500-vybuhonebezpechnyh-predmetiv-2/</text:a>
</text:p>
      <!--NEWS-->
      <text:h text:style-name="P10" text:outline-level="1">
<text:span text:style-name="T4">
To the coast of Odesa region again struck a mine that was detonated</text:span>
</text:h>
      <text:p text:style-name="P4">
Author: ['АРМІЯINFORM']</text:p>
      <text:p text:style-name="P4">
Time: 2023-03-28T62:00:00-04:00</text:p>
      <text:p text:style-name="P4">
Description: Up to one beach, clothing Shtormovo Sea Nastochir Veszlo Slorcu Main.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95_big-e1679988660920.jpg" text:style-name="Internet_20_link" text:visited-style-name="Visited_20_Internet_20_Link">
95_big-e1679988660920.jpg</text:a>
']</text:p>
      <text:p text:style-name="P4">
Tags: ['STOPRUSSIA', 'АГРЕСІЯ РФ', 'ВТОРГНЕННЯ РФ', 'МОРСЬКІ МІНИ', 'ОДЕЩИНА']</text:p>
      <text:p text:style-name="P4">
Category: News</text:p>
      <!--METADATA-->
      <text:p text:style-name="P4">
<draw:frame draw:style-name="fr1" draw:name="Image79" text:anchor-type="as-char" svg:width="6.9236in" svg:height="3.496418in" draw:z-index="0">
<draw:image xlink:href="../Images/AРМІЯINFORM/2023-03-28T62-00-00-04-00/95_big-e1679988660920.jpg" xlink:type="simple" xlink:show="embed" xlink:actuate="onLoad" draw:mime-type="image/jpeg"/>
</draw:frame>
To one of the beaches of the Odessa, the Storm Sea in the evening once again carried out a maritime.</text:p>
      <text:p text:style-name="P4">
About it <text:a xlink:type="simple" xlink:href="https://www.facebook.com/OperationalCommandSouth/posts/pfbid02Nx5NoZ2VVEYRxmebNAAXa74sZq3hqxPyrqA7uzbCEQL2byKH8Tv2QEJvH6VBst8Yl" text:style-name="Internet_20_link" text:visited-style-name="Visited_20_Internet_20_Link">
reports</text:a>
OK "South".</text:p>
      <text:p text:style-name="P4">
"Due to the peculiarities of the bottom and the strong excitement of the sea, the mine was uncontrolled," - the message reads.</text:p>
      <text:p text:style-name="P4">
In the operational command, local residents were urged to limit the visit.</text:p>
      <text:p text:style-name="P4">
We remind that last week marine mines were discovered near the Odessa core, only one of them managed to control the defense forces controlled, the other, detonating, significantly damaged several buildings in the beach area.</text:p>
      <text:p text:style-name="P4">
News Source: <text:a xlink:type="simple" xlink:href="https://armyinform.com.ua/2023/03/28/do-uzberezhzhya-odeshhyny-znovu-prybylo-minu-yaka-zdetonuvala/" text:style-name="Internet_20_link" text:visited-style-name="Visited_20_Internet_20_Link">
https://armyinform.com.ua/2023/03/28/do-uzberezhzhya-odeshhyny-znovu-prybylo-minu-yaka-zdetonuvala/</text:a>
</text:p>
      <!--NEWS-->
      <text:h text:style-name="P10" text:outline-level="1">
<text:span text:style-name="T4">
Ukraine will be with bread: 31 sapper group of the State Supreme Service is working on land demining</text:span>
</text:h>
      <text:p text:style-name="P4">
Author: ['АРМІЯINFORM']</text:p>
      <text:p text:style-name="P4">
Time: 2023-03-28T63:00:00-04:00</text:p>
      <text:p text:style-name="P4">
Description: Saperdrzdіliv, holding special services to transport (DSST) to carry out the Rosinovann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bez-imeni-13.jpg" text:style-name="Internet_20_link" text:visited-style-name="Visited_20_Internet_20_Link">
bez-imeni-13.jpg</text:a>
']</text:p>
      <text:p text:style-name="P4">
Tags: ['ДЕРЖСПЕЦТРАНССЛУЖБА', 'ДССТ МО УКРАЇНИ', 'РОЗМІНУВАННЯ']</text:p>
      <text:p text:style-name="P4">
Category: News</text:p>
      <!--METADATA-->
      <text:p text:style-name="P4">
<draw:frame draw:style-name="fr1" draw:name="Image80" text:anchor-type="as-char" svg:width="6.9236in" svg:height="4.671569in" draw:z-index="0">
<draw:image xlink:href="../Images/AРМІЯINFORM/2023-03-28T63-00-00-04-00/bez-imeni-13.jpg" xlink:type="simple" xlink:show="embed" xlink:actuate="onLoad" draw:mime-type="image/jpeg"/>
</draw:frame>
Sappers of units of the State Special Transport Service(DSST)The agricultural land is allocated, helping farmers start the spring sowing campaign.</text:p>
      <text:p text:style-name="P4">
About it <text:a xlink:type="simple" xlink:href="https://fb.watch/jyhtBYubTG/" text:style-name="Internet_20_link" text:visited-style-name="Visited_20_Internet_20_Link">
reports</text:a>
press service.</text:p>
      <text:p text:style-name="P4">
As of March 27, 31 DSST sapper is in charge.</text:p>
      <text:p text:style-name="P4">
“In total, 4749 hectares of terrain, 15 hectares of water areas, 325 kmavtoslakhs, 1909 km of railway tracks, 229 km of transmission lines, 33.17 km of gas pipeline, 103 assets have already been checked. 26 674 explosive objects have been identified and destroyed, ”the message will be in the message.</text:p>
      <text:p text:style-name="P4">
The sappers continue to actively exchange agricultural lands so farmers can safely engage in spring and field work.</text:p>
      <text:p text:style-name="P4">
News Source: <text:a xlink:type="simple" xlink:href="https://armyinform.com.ua/2023/03/28/ukrayina-bude-z-hlibom-na-rozminuvanni-zemel-praczyuye-31-saperna-grupa-derzhspecztranssluzhby/" text:style-name="Internet_20_link" text:visited-style-name="Visited_20_Internet_20_Link">
https://armyinform.com.ua/2023/03/28/ukrayina-bude-z-hlibom-na-rozminuvanni-zemel-praczyuye-31-saperna-grupa-derzhspecztranssluzhby/</text:a>
</text:p>
      <!--NEWS-->
      <text:h text:style-name="P10" text:outline-level="1">
<text:span text:style-name="T4">
Hero of Ukraine Vadim Voroshilov "put an autograph" on a rocket that destroyed the enemy shock drone</text:span>
</text:h>
      <text:p text:style-name="P4">
Author: ['Анастасія Олехнович']</text:p>
      <text:p text:style-name="P4">
Time: 2023-03-28T64:00:00-04:00</text:p>
      <text:p text:style-name="P4">
Description: The bays of Ukrainian missiles knew at the Vinnichini Shchel 14 Zhovlet. For Kilka Dniev before ... The war with Ukraine 2022, the war with Ukraine is the latest news today, the news war with Ukraine 2022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3/golovna-15-e1679994926176.jpeg" text:style-name="Internet_20_link" text:visited-style-name="Visited_20_Internet_20_Link">
golovna-15-e1679994926176.jpeg</text:a>
', '<text:a xlink:type="simple" xlink:href="https://armyinform.com.ua/wp-content/uploads/2023/03/73b550ef-f45e-491d-b1aa-d3ccf31a4ecb.jpeg" text:style-name="Internet_20_link" text:visited-style-name="Visited_20_Internet_20_Link">
73b550ef-f45e-491d-b1aa-d3ccf31a4ecb.jpeg</text:a>
', '<text:a xlink:type="simple" xlink:href="https://armyinform.com.ua/wp-content/uploads/2023/03/6dee22fd-f73d-4b67-a971-77eb4f25b872-e1679994998858-150x150.jpeg" text:style-name="Internet_20_link" text:visited-style-name="Visited_20_Internet_20_Link">
6dee22fd-f73d-4b67-a971-77eb4f25b872-e1679994998858-150x150.jpeg</text:a>
', '<text:a xlink:type="simple" xlink:href="https://armyinform.com.ua/wp-content/uploads/2023/03/33787941-d295-4440-855d-dfb34760ea7c-scaled-e1679995067456-150x150.jpeg" text:style-name="Internet_20_link" text:visited-style-name="Visited_20_Internet_20_Link">
33787941-d295-4440-855d-dfb34760ea7c-scaled-e1679995067456-150x150.jpeg</text:a>
']</text:p>
      <text:p text:style-name="P4">
Tags: ['ВАДИМ ВОРОШИЛОВ', 'ГЕРОЙ УКРАЇНИ']</text:p>
      <text:p text:style-name="P4">
Category: News</text:p>
      <!--METADATA-->
      <text:p text:style-name="P4">
<draw:frame draw:style-name="fr1" draw:name="Image81" text:anchor-type="as-char" svg:width="6.9236in" svg:height="5.146543in" draw:z-index="0">
<draw:image xlink:href="../Images/AРМІЯINFORM/2023-03-28T64-00-00-04-00/golovna-15-e1679994926176.jpeg" xlink:type="simple" xlink:show="embed" xlink:actuate="onLoad" draw:mime-type="image/jpeg"/>
</draw:frame>
The remains of the Ukrainian rocket were found in Vinnytsia region on October 14. In a few days, Vadim Voroshilov destroyed 5 Iranian drones. This rocket is released by one of them. As a result of the air battle, the wreckage from the explosion was damaged by the hero's plane, but Vadim led his fighter from the settlement successfully catapult.</text:p>
      <ul>
        <li>
It's exactly "yours"!- explains Colonel Igor Snigur, Head of Department of the SUNP Department in Vinnytsia region. Igor Mikhailovich does not hide from meeting with the pilot.</li>
      </ul>
      <text:p text:style-name="P4">
<draw:frame draw:style-name="fr1" draw:name="Image82" text:anchor-type="as-char" svg:width="6.9236in" svg:height="4.615733in" draw:z-index="0">
<draw:image xlink:href="../Images/AРМІЯINFORM/2023-03-28T64-00-00-04-00/73b550ef-f45e-491d-b1aa-d3ccf31a4ecb.jpeg" xlink:type="simple" xlink:show="embed" xlink:actuate="onLoad" draw:mime-type="image/jpeg"/>
</draw:frame>
Igor Snigur adds that they mostly retain evidence of Russian terrorism. And here the rocket, which, on the contrary, opposed him. He assures that who knows, whatever the consequences for the region, if not this exhibit.</text:p>
      <text:p text:style-name="P4">
"Forward to victory together!" -wrote a fighter pilot on the rocket these simple, but such important words.</text:p>
      <text:p text:style-name="P4">
<text:a xlink:type="simple" xlink:href="https://armyinform.com.ua/wp-content/uploads/2023/03/6dee22fd-f73d-4b67-a971-77eb4f25b872-e1679994998858.jpeg" text:style-name="Internet_20_link" text:visited-style-name="Visited_20_Internet_20_Link">
!(Images/AРМІЯINFORM/2023-03-28T64-00-00-04-00/6dee22fd-f73d-4b67-a971-77eb4f25b872-e1679994998858-150x150.jpeg)</text:a>
</text:p>
      <text:p text:style-name="P4">
<text:a xlink:type="simple" xlink:href="https://armyinform.com.ua/wp-content/uploads/2023/03/33787941-d295-4440-855d-dfb34760ea7c-scaled-e1679995067456.jpeg" text:style-name="Internet_20_link" text:visited-style-name="Visited_20_Internet_20_Link">
<draw:frame draw:style-name="fr1" draw:name="Image83" text:anchor-type="as-char" svg:width="6.9236in" svg:height="6.9236in" draw:z-index="0">
<draw:image xlink:href="../Images/AРМІЯINFORM/2023-03-28T64-00-00-04-00/33787941-d295-4440-855d-dfb34760ea7c-scaled-e1679995067456-150x150.jpeg" xlink:type="simple" xlink:show="embed" xlink:actuate="onLoad" draw:mime-type="image/jpeg"/>
</draw:frame>
</text:a>
</text:p>
      <text:p text:style-name="P4">
News Source: <text:a xlink:type="simple" xlink:href="https://armyinform.com.ua/2023/03/28/geroj-ukrayiny-vadym-voroshylov-postavyv-avtograf-na-raketi-yakoyu-znyshhyv-vorozhyj-udarnyj-dron/" text:style-name="Internet_20_link" text:visited-style-name="Visited_20_Internet_20_Link">
https://armyinform.com.ua/2023/03/28/geroj-ukrayiny-vadym-voroshylov-postavyv-avtograf-na-raketi-yakoyu-znyshhyv-vorozhyj-udarnyj-dron/</text:a>
</text:p>
      <!--NEWS-->
      <text:h text:style-name="P10" text:outline-level="1">
<text:span text:style-name="T4">
During the day, rescuers went over 150 times to eliminate the consequences of enemy shelling</text:span>
</text:h>
      <text:p text:style-name="P4">
Author: ['АРМІЯINFORM']</text:p>
      <text:p text:style-name="P4">
Time: 2023-03-28T65:00:00-04:00</text:p>
      <text:p text:style-name="P4">
Description: Lent out, 27 birch trees, the Holder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84" text:anchor-type="as-char" svg:width="6.9236in" svg:height="3.888597in" draw:z-index="0">
<draw:image xlink:href="../Images/AРМІЯINFORM/2023-03-28T65-00-00-04-00/xzvev8dxadlvsx-pozhezha.jpg" xlink:type="simple" xlink:show="embed" xlink:actuate="onLoad" draw:mime-type="image/jpeg"/>
</draw:frame>
Illustrative photo</text:p>
      <text:p text:style-name="P4">
During the last day, <text:span text:style-name="T4">
 March 27, </text:span>
 Divisions of the Civil Service of Ukraine of Uncertain Situations <text:span text:style-name="T4">
 159 departures </text:span>
 to eliminate the consequences of the occupants of settlements and infrastructure. 4 fires were eliminated, psychological assistance was provided to 63 persons.</text:p>
      <text:p text:style-name="P4">
This is stated in <text:a xlink:type="simple" xlink:href="https://dsns.gov.ua/uk/news/nadzvicaini-podiyi/operativna-informaciia-dsns-shhodo-naslidkiv-vedennia-boiovix-dii-rosiiskoiu-federacijeiu-108" text:style-name="Internet_20_link" text:visited-style-name="Visited_20_Internet_20_Link">
message</text:a>
SES of Ukraine.</text:p>
      <text:p text:style-name="P4">
Reference: 86 335 trips to eliminate the consequences have been made since the beginning of the war, 14 226 fires were liquidated, 3,971 persons were rescued, 207 400 persons were provided.</text:p>
      <text:p text:style-name="P4">
News Source: <text:a xlink:type="simple" xlink:href="https://armyinform.com.ua/2023/03/28/za-dobu-ryatuvalnyky-ponad-150-raziv-vyyizdyly-na-likvidacziyu-naslidkiv-vorozhyh-obstriliv/" text:style-name="Internet_20_link" text:visited-style-name="Visited_20_Internet_20_Link">
https://armyinform.com.ua/2023/03/28/za-dobu-ryatuvalnyky-ponad-150-raziv-vyyizdyly-na-likvidacziyu-naslidkiv-vorozhyh-obstriliv/</text:a>
</text:p>
      <!--NEWS-->
      <text:h text:style-name="P10" text:outline-level="1">
<text:span text:style-name="T4">
Sergey Naev visited the wounded defenders in the hospital and presented awards</text:span>
</text:h>
      <text:p text:style-name="P4">
Author: ['АРМІЯINFORM']</text:p>
      <text:p text:style-name="P4">
Time: 2023-03-28T66: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bez-imeni-14.jpg" text:style-name="Internet_20_link" text:visited-style-name="Visited_20_Internet_20_Link">
bez-imeni-14.jpg</text:a>
']</text:p>
      <text:p text:style-name="P4">
Tags: ['ВІЙСЬКОВИЙ ГОСПІТАЛЬ', 'НАГОРОДЖЕННЯ ВІЙСЬКОВОСЛУЖБОВЦІВ', 'СЕРГІЙ НАЄВ', 'ЧЕРНІГІВЩИНА']</text:p>
      <text:p text:style-name="P4">
Category: News</text:p>
      <!--METADATA-->
      <text:p text:style-name="P4">
<draw:frame draw:style-name="fr1" draw:name="Image85" text:anchor-type="as-char" svg:width="6.9236in" svg:height="3.894525in" draw:z-index="0">
<draw:image xlink:href="../Images/AРМІЯINFORM/2023-03-28T66-00-00-04-00/bez-imeni-14.jpg" xlink:type="simple" xlink:show="embed" xlink:actuate="onLoad" draw:mime-type="image/jpeg"/>
</draw:frame>
Commander of the United Armed Forces of Ukraine Lieutenant General Sergey Nayevvidyvit the servicemen who are in the Chernihiv region in a military farm for treatment. Currently, they provide qualified assistance to the fighters of the irritable regions of Ukraine.</text:p>
      <text:p text:style-name="P4">
About it <text:a xlink:type="simple" xlink:href="https://fb.watch/jymH_A6mjV/" text:style-name="Internet_20_link" text:visited-style-name="Visited_20_Internet_20_Link">
reports</text:a>
Press Service of the Command of the Unified Forces of the Armed Forces of Ukraine.</text:p>
      <text:p text:style-name="P4">
In the surgical department, doctors told the commander about the nature of the injuries suffered by military personnel, treatment and recovery.</text:p>
      <text:p text:style-name="P4">
Lieutenant General Sergey Naev spoke with the wounded soldiers and presented them with consistent distinctions for the courage and dedication, discovered in the protection of the state-sevotory and territorial integrity of Ukraine.</text:p>
      <text:p text:style-name="P4">
"I sincerely thank you for giving people hope, protecting their lives," the commander said.</text:p>
      <text:p text:style-name="P4">
On this day, the Cross "For Merit and Struging" of the 3rd degree was a serviceman Alexander. He is originally from Chernihiv region. The guy came to the ranks of armed force on October 10 last year. Initially, the training center in Zhytomyr region passed. After that, he got to fight under Bakhmut. He was injured there in his leg.</text:p>
      <text:p text:style-name="P4">
The commander and his fellow countryman Igor received the reward from the hands of the commander. He is 32 years. After his studies in Zhytomyr region, he got to a separate landing and assault bar, immediately "on zero"-in Novomikhailivka of Donetsk region.</text:p>
      <text:p text:style-name="P4">
Among the many awarded this day and thirty -year -old Eugene from the city of Ichnia, Chernihiv. In the army since September 2022. He was mobilized as he had received the summons. I understood that it was time to defend his family, Ibatkivshchyna.</text:p>
      <text:p text:style-name="P4">
During his stay at the military hospital separately Lieutenant General Sergiyev thanked the doctors who do everything to make the injured persons to feel comfortable, received the necessary treatment of the Tazdorov returned to the system.</text:p>
      <text:p text:style-name="P4">
The mood of the fighters is sublime. They thanked for humanity and understanding, expressed their satisfaction with medical care and caring attitude of the medical staff, taking advantage of their opportunity, giving greetings to their books.</text:p>
      <text:p text:style-name="P4">
News Source: <text:a xlink:type="simple" xlink:href="https://armyinform.com.ua/2023/03/28/sergij-nayev-vidvidav-poranenyh-zahysnykiv-u-gospitali-i-vruchyv-nagorody/" text:style-name="Internet_20_link" text:visited-style-name="Visited_20_Internet_20_Link">
https://armyinform.com.ua/2023/03/28/sergij-nayev-vidvidav-poranenyh-zahysnykiv-u-gospitali-i-vruchyv-nagorody/</text:a>
</text:p>
      <!--NEWS-->
      <text:h text:style-name="P10" text:outline-level="1">
<text:span text:style-name="T4">
Office of the Prosecutor General of Ukraine: Almost 17,000 crimes against National Security have been documented</text:span>
</text:h>
      <text:p text:style-name="P4">
Author: ['АРМІЯINFORM']</text:p>
      <text:p text:style-name="P4">
Time: 2023-03-28T6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crime-28032023ua.jpg" text:style-name="Internet_20_link" text:visited-style-name="Visited_20_Internet_20_Link">
warcrime-28032023ua.jpg</text:a>
', '<text:a xlink:type="simple" xlink:href="https://armyinform.com.ua/wp-content/uploads/2023/03/warcrime-28032023en.jpg" text:style-name="Internet_20_link" text:visited-style-name="Visited_20_Internet_20_Link">
warcrime-28032023en.jpg</text:a>
']</text:p>
      <text:p text:style-name="P4">
Tags: ['STOPRUSSIA', 'АГРЕСІЯ РФ', 'ВОЄННІ ЗЛОЧИНИ', 'ВТОРГНЕННЯ РФ', 'ОФІС ГЕНЕРАЛЬНОГО ПРОКУРОРА УКРАЇНИ']</text:p>
      <text:p text:style-name="P4">
Category: News</text:p>
      <!--METADATA-->
      <text:p text:style-name="P4">
<draw:frame draw:style-name="fr1" draw:name="Image86" text:anchor-type="as-char" svg:width="6.9236in" svg:height="4.448413in" draw:z-index="0">
<draw:image xlink:href="../Images/AРМІЯINFORM/2023-03-28T67-00-00-04-00/warcrime-2803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rch 28 </text:span>
 Registered:</text:p>
      <ul>
        <li>
76 753 Military Crimes, * 16 883 Crimes against National Security of Ukraine.</li>
      </ul>
      <text:p text:style-name="P4">
In addition, according to the official data of juvenile prosecutors, <text:span text:style-name="T4">
 1408 children have become </text:span>
 due to aggression of the Russian Federation, including:</text:p>
      <ul>
        <li>
465 - children were killed, * 943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87" text:anchor-type="as-char" svg:width="6.9236in" svg:height="4.448413in" draw:z-index="0">
<draw:image xlink:href="../Images/AРМІЯINFORM/2023-03-28T67-00-00-04-00/warcrime-28032023en.jpg" xlink:type="simple" xlink:show="embed" xlink:actuate="onLoad" draw:mime-type="image/jpeg"/>
</draw:frame>
</text:p>
      <text:p text:style-name="P4">
News Source: <text:a xlink:type="simple" xlink:href="https://armyinform.com.ua/2023/03/28/ofis-genprokurora-ukrayiny-zadokumentovano-majzhe-17-tysyach-zlochyniv-proty-naczbezpeky-6/" text:style-name="Internet_20_link" text:visited-style-name="Visited_20_Internet_20_Link">
https://armyinform.com.ua/2023/03/28/ofis-genprokurora-ukrayiny-zadokumentovano-majzhe-17-tysyach-zlochyniv-proty-naczbezpeky-6/</text:a>
</text:p>
      <!--NEWS-->
      <text:h text:style-name="P10" text:outline-level="1">
<text:span text:style-name="T4">
The office of the President of Ukraine condemned a military crime to abduct the Russian aggressor of Ukrainian children</text:span>
</text:h>
      <text:p text:style-name="P4">
Author: ['АРМІЯINFORM']</text:p>
      <text:p text:style-name="P4">
Time: 2023-03-28T68:00:00-04:00</text:p>
      <text:p text:style-name="P4">
Description: Kerivnik's intercessor of the President of Ukraine, Igor Zhovkva, is a detenti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d16a7e8056032871716b3e70dfaaa0b_1679989573_extra_large.jpeg" text:style-name="Internet_20_link" text:visited-style-name="Visited_20_Internet_20_Link">
3d16a7e8056032871716b3e70dfaaa0b_1679989573_extra_large.jpeg</text:a>
']</text:p>
      <text:p text:style-name="P4">
Tags: ['ВИКРАДЕНІ', 'ДІТИ', 'ОФІС ПРЕЗИДЕНТА УКРАЇНИ']</text:p>
      <text:p text:style-name="P4">
Category: News</text:p>
      <!--METADATA-->
      <text:p text:style-name="P4">
<draw:frame draw:style-name="fr1" draw:name="Image88" text:anchor-type="as-char" svg:width="6.9236in" svg:height="4.613521in" draw:z-index="0">
<draw:image xlink:href="../Images/AРМІЯINFORM/2023-03-28T68-00-00-04-00/3d16a7e8056032871716b3e70dfaaa0b_1679989573_extra_large.jpeg" xlink:type="simple" xlink:show="embed" xlink:actuate="onLoad" draw:mime-type="image/jpeg"/>
</draw:frame>
Deputy Head of the Presidential Office of Ukraine Igor Zhovkva and Advisor - Presidential for Children and Children's Rehabilitation Darhagerasimchuk held a meeting with representatives of the embassies of foreign states, who discussed the problem of deported and forcibly displaced by Russia(https://www.president.gov.ua/news/igor-zhovkva-ta-darya-gerasimchuk-obgovorili-z-predstavnikam-81873?fbclid=IwAR2-pSBwIc1z7C3Dc6VpFssesMcePIkEj-aH2EYHZATCmTg9Dswmqos5oUE)The official website of the Head of State.</text:p>
      <text:p text:style-name="P4">
The participants of the meeting exchanged views on possible joint actions aimed at the insurgency of children stolen by the occupiers.</text:p>
      <text:p text:style-name="P4">
Separately, the interlocutors focused on the need to inform the world community that every child in the world is in danger, because the Russian Federation does not intend to align their aggression in the territory of Ukraine.</text:p>
      <text:p text:style-name="P4">
It was emphasized the importance of just punishment of all criminals, the efforts of which were broken by the fate of the Russian aggressor of Ukrainian children.</text:p>
      <text:p text:style-name="P4">
"Only by joint efforts will we be able to save the Ukrainian children stolen by Russia, prove the content of crimes of the Russian military against the Ukrainian people to punish criminals," Daria Gerasimchuk said.</text:p>
      <text:p text:style-name="P4">
Igor Zhovkva noted that at this time neither the International Committee of the Red Cross, nor any other influential international organization or institution is not justified by the world to save Ukrainian children.</text:p>
      <text:p text:style-name="P4">
"Together, we have to work out not only the mechanisms and scenarios of rescue Ukrainian children today, but also methods and means, scripts and meaningful ones, which the world can use tomorrow if children need protection or rescue, support or assistance," he stressed.</text:p>
      <text:p text:style-name="P4">
At the end of the meeting, the guests received symbolic moto dolls dedicated to Ukrainian children in deportation.</text:p>
      <text:p text:style-name="P4">
News Source: <text:a xlink:type="simple" xlink:href="https://armyinform.com.ua/2023/03/28/v-ofisi-prezydenta-ukrayiny-zasudyly-voyennyj-zlochyn-z-vykradennya-rosijskym-agresorom-ukrayinskyh-ditej/" text:style-name="Internet_20_link" text:visited-style-name="Visited_20_Internet_20_Link">
https://armyinform.com.ua/2023/03/28/v-ofisi-prezydenta-ukrayiny-zasudyly-voyennyj-zlochyn-z-vykradennya-rosijskym-agresorom-ukrayinskyh-ditej/</text:a>
</text:p>
      <!--NEWS-->
      <text:h text:style-name="P10" text:outline-level="1">
<text:span text:style-name="T4">
Recently the activity of hostile tactical aviation has increased - Yuri Ignat</text:span>
</text:h>
      <text:p text:style-name="P4">
Author: ['Вячеслав Діордієв']</text:p>
      <text:p text:style-name="P4">
Time: 2023-03-28T69:00:00-04:00</text:p>
      <text:p text:style-name="P4">
Description: Behind the words of the Rechik command of the Knights of the ZS Ukrainian Yuriya izhnata, Ostannim an hou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text:p>
      <text:p text:style-name="P4">
Category: News</text:p>
      <!--METADATA-->
      <text:p text:style-name="P4">
<draw:frame draw:style-name="fr1" draw:name="Image89" text:anchor-type="as-char" svg:width="6.9236in" svg:height="4.869599in" draw:z-index="0">
<draw:image xlink:href="../Images/AРМІЯINFORM/2023-03-28T69-00-00-04-00/ignat.jpg" xlink:type="simple" xlink:show="embed" xlink:actuate="onLoad" draw:mime-type="image/jpeg"/>
</draw:frame>
According to the spokesman of the Air Force Command of Ukraine Yuriy Ignat, there has been a tendency to increase the activity of hostile -tactic aviation recently. He emphasized this during the television <text:a xlink:type="simple" xlink:href="https://www.youtube.com/watch" text:style-name="Internet_20_link" text:visited-style-name="Visited_20_Internet_20_Link">
marathon</text:a>
The only news.</text:p>
      <text:p text:style-name="P4">
Answering the presenter, the officer, in particular, said that the last night attacked the territory of Ukraine with 15 shock unmanned aircraft, 14 of which were destroyed by our defense forces.</text:p>
      <ul>
        <li>
In addition, last night the enemy struck in the territory of Ukraine with two -measured bombs. In general, struck bombs and managed missiles is a great threat that should be counteracting effectively. We need modern multi -purpose western planes that were baded to squeeze Russian aviation both from the line of collision, so the identity border of Ukraine, - said Colonel Yuri Ignat.</li>
      </ul>
      <text:p text:style-name="P4">
News Source: <text:a xlink:type="simple" xlink:href="https://armyinform.com.ua/2023/03/28/ostannim-chasom-aktyvnist-vorozhoyi-taktychnoyi-aviacziyi-zbilshylasya-yurij-ignat/" text:style-name="Internet_20_link" text:visited-style-name="Visited_20_Internet_20_Link">
https://armyinform.com.ua/2023/03/28/ostannim-chasom-aktyvnist-vorozhoyi-taktychnoyi-aviacziyi-zbilshylasya-yurij-ignat/</text:a>
</text:p>
      <!--NEWS-->
      <text:h text:style-name="P10" text:outline-level="1">
<text:span text:style-name="T4">
LEOPARD 2 Portuguese tanks arrived in Ukraine</text:span>
</text:h>
      <text:p text:style-name="P4">
Author: ['АРМІЯINFORM']</text:p>
      <text:p text:style-name="P4">
Time: 2023-03-28T70:00:00-04:00</text:p>
      <text:p text:style-name="P4">
Description: Obitsyani Portigliyu tanks Leopard 2, Yaki, there were departed by the partner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f8e63d112d5d7bdb.jpg" text:style-name="Internet_20_link" text:visited-style-name="Visited_20_Internet_20_Link">
f8e63d112d5d7bdb.jpg</text:a>
', '<text:a xlink:type="simple" xlink:href="https://armyinform.com.ua/wp-content/uploads/2023/03/leopard-2-info-scaled-1-1-1-1.jpg" text:style-name="Internet_20_link" text:visited-style-name="Visited_20_Internet_20_Link">
leopard-2-info-scaled-1-1-1-1.jpg</text:a>
']</text:p>
      <text:p text:style-name="P4">
Tags: ['LEOPARD 2 A6', 'ВІЙСЬКОВА ДОПОМОГА УКРАЇНІ', 'ПОРТУГАЛІЯ']</text:p>
      <text:p text:style-name="P4">
Category: News</text:p>
      <!--METADATA-->
      <text:p text:style-name="P4">
<draw:frame draw:style-name="fr1" draw:name="Image90" text:anchor-type="as-char" svg:width="6.9236in" svg:height="3.750283in" draw:z-index="0">
<draw:image xlink:href="../Images/AРМІЯINFORM/2023-03-28T70-00-00-04-00/f8e63d112d5d7bdb.jpg" xlink:type="simple" xlink:show="embed" xlink:actuate="onLoad" draw:mime-type="image/jpeg"/>
</draw:frame>
Promised by Portugal Tanks <text:a xlink:type="simple" xlink:href="https://armyinform.com.ua/2023/01/13/tanky-leopard-2-znakova-systema-ozbroyennya-dlya-deokupacziyi-ukrayiny/" text:style-name="Internet_20_link" text:visited-style-name="Visited_20_Internet_20_Link">
Leopard 2</text:a>
which she transfers with other partners of the Tank Coalition in Ukraine already in Ukraine.</text:p>
      <text:p text:style-name="P4">
About it <text:a xlink:type="simple" xlink:href="https://twitter.com/defesa_pt/status/1640416494235406338" text:style-name="Internet_20_link" text:visited-style-name="Visited_20_Internet_20_Link">
reports</text:a>
Portugal's Ministry of Defense on Twitter.</text:p>
      <text:p text:style-name="P4">
“Three Leopard 2A6 tanks, which Portugal transfers with partners, is already in Ukraine. Portugal continues to support Ukraine, which resists Russia, ”the statement reads.</text:p>
      <text:p text:style-name="P4">
<draw:frame draw:style-name="fr1" draw:name="Image91" text:anchor-type="as-char" svg:width="6.9236in" svg:height="5.106155in" draw:z-index="0">
<draw:image xlink:href="../Images/AРМІЯINFORM/2023-03-28T70-00-00-04-00/leopard-2-info-scaled-1-1-1-1.jpg" xlink:type="simple" xlink:show="embed" xlink:actuate="onLoad" draw:mime-type="image/jpeg"/>
</draw:frame>
</text:p>
      <text:p text:style-name="P4">
News Source: <text:a xlink:type="simple" xlink:href="https://armyinform.com.ua/2023/03/28/v-ukrayinu-prybuly-try-portugalskyh-tanky-leopard-2/" text:style-name="Internet_20_link" text:visited-style-name="Visited_20_Internet_20_Link">
https://armyinform.com.ua/2023/03/28/v-ukrayinu-prybuly-try-portugalskyh-tanky-leopard-2/</text:a>
</text:p>
      <!--NEWS-->
      <text:h text:style-name="P10" text:outline-level="1">
<text:span text:style-name="T4">
The National Bank released commemorative medals dedicated to two more heroes</text:span>
</text:h>
      <text:p text:style-name="P4">
Author: ['АРМІЯINFORM']</text:p>
      <text:p text:style-name="P4">
Time: 2023-03-28T71:00:00-04:00</text:p>
      <text:p text:style-name="P4">
Description: The National Bank of Ukraine Val for Pam'yatni Medali, bent to the Hero-hero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photo_5267407669625473778_y.jpg" text:style-name="Internet_20_link" text:visited-style-name="Visited_20_Internet_20_Link">
photo_5267407669625473778_y.jpg</text:a>
', '<text:a xlink:type="simple" xlink:href="https://armyinform.com.ua/wp-content/uploads/2023/03/banner_medal_mykolayiv_2023.jpg-e1679992538431.webp" text:style-name="Internet_20_link" text:visited-style-name="Visited_20_Internet_20_Link">
banner_medal_mykolayiv_2023.jpg-e1679992538431.webp</text:a>
', '<text:a xlink:type="simple" xlink:href="https://armyinform.com.ua/wp-content/uploads/2023/03/banner_medal_chernygiv_2023.jpg-e1679992461781.webp" text:style-name="Internet_20_link" text:visited-style-name="Visited_20_Internet_20_Link">
banner_medal_chernygiv_2023.jpg-e1679992461781.webp</text:a>
']</text:p>
      <text:p text:style-name="P4">
Tags: ['STOPRUSSIA', 'МЕДАЛЬ', 'МІСТО-ГЕРОЙ', 'НАЦБАНК']</text:p>
      <text:p text:style-name="P4">
Category: News</text:p>
      <!--METADATA-->
      <text:p text:style-name="P4">
<draw:frame draw:style-name="fr1" draw:name="Image92" text:anchor-type="as-char" svg:width="6.9236in" svg:height="3.894525in" draw:z-index="0">
<draw:image xlink:href="../Images/AРМІЯINFORM/2023-03-28T71-00-00-04-00/photo_5267407669625473778_y.jpg" xlink:type="simple" xlink:show="embed" xlink:actuate="onLoad" draw:mime-type="image/jpeg"/>
</draw:frame>
The National Bank of Ukraine has released commemorative medals dedicated to heroic cities-Chernivtsi and Nikolaev.</text:p>
      <text:p text:style-name="P4">
About it <text:a xlink:type="simple" xlink:href="https://bank.gov.ua/ua/news/all/pamyatna-medal-misto-geroyiv--mikolayiv-vipuskayetsya-z-28-bereznya-2023-roku" text:style-name="Internet_20_link" text:visited-style-name="Visited_20_Internet_20_Link">
reports</text:a>
The National Bank's press service.</text:p>
      <text:p text:style-name="P4">
"The commemorative medal is devoted to the marketing and stability of the residents of the city of the city, which became a real fortress on the path of Russian invaders of half -day Ukraine," the statement reads.</text:p>
      <text:p text:style-name="P4">
<draw:frame draw:style-name="fr1" draw:name="Image93" text:anchor-type="as-char" svg:width="6.9236in" svg:height="2.788672in" draw:z-index="0">
<draw:image xlink:href="../ConvertedIMGs/AРМІЯINFORM/2023-03-28T71-00-00-04-00/banner_medal_mykolayiv_2023.jpg-e1679992538431.png" xlink:type="simple" xlink:show="embed" xlink:actuate="onLoad" draw:mime-type="image/png"/>
</draw:frame>
On the obverse of the medal are placed on the backdrop of a stylized map of the city, the lines of Lina Kostenko's stressor novel "Berestechko": I know the diploma of freedom - it is swords / Lina Kostenko swore; a stylized composition that emphasizes that the city is a city of shipbuilding and a seaport; To the right is the building of the Unified Ukraine of the Nikolaev Museum of Shipbuilding.</text:p>
      <text:p text:style-name="P4">
The reverse of the medal contains a composition that symbolizes the resistance of the Russian occupier, despite significant destruction, a stylized panorama of the city with its historical archaeological monuments.</text:p>
      <text:p text:style-name="P4">
<draw:frame draw:style-name="fr1" draw:name="Image94" text:anchor-type="as-char" svg:width="6.9236in" svg:height="2.77085in" draw:z-index="0">
<draw:image xlink:href="../ConvertedIMGs/AРМІЯINFORM/2023-03-28T71-00-00-04-00/banner_medal_chernygiv_2023.jpg-e1679992461781.png" xlink:type="simple" xlink:show="embed" xlink:actuate="onLoad" draw:mime-type="image/png"/>
</draw:frame>
"Memorial Medal" <text:a xlink:type="simple" xlink:href="https://bank.gov.ua/ua/uah/numismatic-products/souvenier-coins" text:style-name="Internet_20_link" text:visited-style-name="Visited_20_Internet_20_Link">
City of Heroes - Chernihiv</text:a>
»It is devoted to the marking of the widespread, the mass heroism and the stability of the citizens of the city, which from the first hours of Russian Federation to Ukraine was under 24 -clock shelling,” the Verification said.</text:p>
      <text:p text:style-name="P4">
On the obverse of the medal is placed on the backdrop of a stylized map of the city, lines from Poetry Kostenko: a piece of land, you are called Ukraine./ You were to us. You will be after us./Lina Kostenko; Stylized composition from historical cult buildings.</text:p>
      <text:p text:style-name="P4">
On the reverse of the medal, a composition that symbolizes the resistance of the Russian invaders, despite destruction; Stylized panorama of the city with its historic buildings.</text:p>
      <text:p text:style-name="P4">
Earlier the National Bank <text:a xlink:type="simple" xlink:href="https://armyinform.com.ua/2023/02/28/naczbank-vypustyv-pamyatni-medali-prysvyacheni-ohtyrczi-ta-volnovasi/" text:style-name="Internet_20_link" text:visited-style-name="Visited_20_Internet_20_Link">
released</text:a>
Memorial medals dedicated to heroes-Okhtyrka and Volnovas, as well as Mariupol.</text:p>
      <text:p text:style-name="P4">
News Source: <text:a xlink:type="simple" xlink:href="https://armyinform.com.ua/2023/03/28/naczbank-vypustyv-pamyatni-medali-prysvyacheni-shhe-dvom-mistam-geroyam/" text:style-name="Internet_20_link" text:visited-style-name="Visited_20_Internet_20_Link">
https://armyinform.com.ua/2023/03/28/naczbank-vypustyv-pamyatni-medali-prysvyacheni-shhe-dvom-mistam-geroyam/</text:a>
</text:p>
      <!--NEWS-->
      <text:h text:style-name="P10" text:outline-level="1">
<text:span text:style-name="T4">
The head of state presented the honorary distinction of the hero city</text:span>
</text:h>
      <text:p text:style-name="P4">
Author: ['АРМІЯINFORM']</text:p>
      <text:p text:style-name="P4">
Time: 2023-03-28T72:00:00-04:00</text:p>
      <text:p text:style-name="P4">
Description: PID Hour Robochka President President President Volodymyr Zelensky Uyvav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741ba9f30a447a6cf59a63f143cca0f4_1680002410_extra_large-e1680003934883.jpeg" text:style-name="Internet_20_link" text:visited-style-name="Visited_20_Internet_20_Link">
741ba9f30a447a6cf59a63f143cca0f4_1680002410_extra_large-e1680003934883.jpeg</text:a>
', '<text:a xlink:type="simple" xlink:href="https://armyinform.com.ua/wp-content/uploads/2023/03/c712b72c30d4acc4aed1f3648fb87b02_1680002405_extra_large.jpeg" text:style-name="Internet_20_link" text:visited-style-name="Visited_20_Internet_20_Link">
c712b72c30d4acc4aed1f3648fb87b02_1680002405_extra_large.jpeg</text:a>
']</text:p>
      <text:p text:style-name="P4">
Tags: ['ВОЛОДИМИР ЗЕЛЕНСЬКИЙ', 'МІСТО-ГЕРОЙ', 'ОХТИРКА', 'ПРЕЗИДЕНТ УКРАЇНИ']</text:p>
      <text:p text:style-name="P4">
Category: News</text:p>
      <!--METADATA-->
      <text:p text:style-name="P4">
<draw:frame draw:style-name="fr1" draw:name="Image95" text:anchor-type="as-char" svg:width="6.9236in" svg:height="3.873761in" draw:z-index="0">
<draw:image xlink:href="../Images/AРМІЯINFORM/2023-03-28T72-00-00-04-00/741ba9f30a447a6cf59a63f143cca0f4_1680002410_extra_large-e1680003934883.jpeg" xlink:type="simple" xlink:show="embed" xlink:actuate="onLoad" draw:mime-type="image/jpeg"/>
</draw:frame>
During his working trip to the Sumy region, President of Ukraine Volodymyrzelensky took part in the events on the occasion of the anniversary of the heroic defense of the city of the city of Okhtyrka from Russian invaders.</text:p>
      <text:p text:style-name="P4">
About it <text:a xlink:type="simple" xlink:href="https://www.president.gov.ua/news/prezident-uzyav-uchast-u-zahodah-z-nagodi-richnici-geroyichn-81877" text:style-name="Internet_20_link" text:visited-style-name="Visited_20_Internet_20_Link">
reports</text:a>
Office of the President of Ukraine.</text:p>
      <text:p text:style-name="P4">
“In Sumy region, in our Okhtyrka, we honor the true Cossack bravery of the innocence of our people, our heroes, all Ukrainians and Ukrainian women. Those who were here for their city, for their land and thus - for our whole state. Those who destroyed the Russian columns here and thus broke the whole hostile plan of the anti -Ukraine and the Ukrainian people, ”the head of state said in a speech.</text:p>
      <text:p text:style-name="P4">
The President noted that Okhtyrka survived heavy losses and cruel hostile blows when Russian invaders were beaten from aviation in residential quarters, fired at the reactive artillery kindergarten and other civilian infrastructure, when people were lifted.</text:p>
      <text:p text:style-name="P4">
The attendees paid a moment of silence to the memory of all who gave the lives of Ukraine. In particular, the Tacadic servicemen who died during the defense of Okhtyrka were mentioned by name.</text:p>
      <text:p text:style-name="P4">
The Head of State stressed that the confidence in the victory of Ukraine is the eiery of many citizens, many of our hero cities, who did not obey the accumulator and fought for freedom and Ukraine. According to Volodymyr Zelensky, in the battles for Okhtyrka and all Sumy region, Ukrainians won protection for other cities, including for Kharkiv and Kiev.</text:p>
      <text:p text:style-name="P4">
"It is a great honor for me-to hand over the honorary distinction of the hero city, the defender city, the winner city," he said.</text:p>
      <text:p text:style-name="P4">
Mayor Pavel Kuzmenko, chairman of the city commandant, was awarded from the hands of the president.</text:p>
      <text:p text:style-name="P4">
<draw:frame draw:style-name="fr1" draw:name="Image96" text:anchor-type="as-char" svg:width="6.9236in" svg:height="4.617948in" draw:z-index="0">
<draw:image xlink:href="../Images/AРМІЯINFORM/2023-03-28T72-00-00-04-00/c712b72c30d4acc4aed1f3648fb87b02_1680002405_extra_large.jpeg" xlink:type="simple" xlink:show="embed" xlink:actuate="onLoad" draw:mime-type="image/jpeg"/>
</draw:frame>
According to the head of state, in the Sumy region, near Okhtyrka, the state border of Ukraine is passing, which is not erased.</text:p>
      <text:p text:style-name="P4">
“Ukrainians will live here on their land, in their cities and villages, which we have to do after the war. And I am sure that it will definitely be, ” - said Volodymyr Zelensky.</text:p>
      <text:p text:style-name="P4">
He also emphasized that Ukraine would never forgive the crimes that were lucky on Ukrainian soil.</text:p>
      <text:p text:style-name="P4">
News Source: <text:a xlink:type="simple" xlink:href="https://armyinform.com.ua/2023/03/28/glava-derzhavy-vruchyv-ohtyrczi-pochesnu-vidznaku-mista-geroya/" text:style-name="Internet_20_link" text:visited-style-name="Visited_20_Internet_20_Link">
https://armyinform.com.ua/2023/03/28/glava-derzhavy-vruchyv-ohtyrczi-pochesnu-vidznaku-mista-geroya/</text:a>
</text:p>
      <!--NEWS-->
      <text:h text:style-name="P10" text:outline-level="1">
<text:span text:style-name="T4">
Poland has completed the construction of a border wall on the border with Belarus</text:span>
</text:h>
      <text:p text:style-name="P4">
Author: ['АРМІЯINFORM']</text:p>
      <text:p text:style-name="P4">
Time: 2023-03-28T73:00:00-04:00</text:p>
      <text:p text:style-name="P4">
Description: Polish completed the controversy of the fіzic Zahis bar'ru at Cordon Iz Bilorussy.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polskagranica02.jpg" text:style-name="Internet_20_link" text:visited-style-name="Visited_20_Internet_20_Link">
polskagranica02.jpg</text:a>
', '<text:a xlink:type="simple" xlink:href="https://armyinform.com.ua/wp-content/uploads/2023/03/polskagranica01.jpg" text:style-name="Internet_20_link" text:visited-style-name="Visited_20_Internet_20_Link">
polskagranica01.jpg</text:a>
']</text:p>
      <text:p text:style-name="P4">
Tags: ['STOPRUSSIA', 'АГРЕСІЯ РФ', 'ПОЛЬЩА', 'СТАНІСЛАВ ЖАРИН']</text:p>
      <text:p text:style-name="P4">
Category: News</text:p>
      <!--METADATA-->
      <text:p text:style-name="P4">
<draw:frame draw:style-name="fr1" draw:name="Image97" text:anchor-type="as-char" svg:width="6.9236in" svg:height="3.894525in" draw:z-index="0">
<draw:image xlink:href="../Images/AРМІЯINFORM/2023-03-28T73-00-00-04-00/polskagranica02.jpg" xlink:type="simple" xlink:show="embed" xlink:actuate="onLoad" draw:mime-type="image/jpeg"/>
</draw:frame>
Poland has completed the construction of a physical protective barrier on the border of Izbilorus.</text:p>
      <text:p text:style-name="P4">
About it <text:a xlink:type="simple" xlink:href="https://twitter.com/StZaryn/status/1640398777327468545" text:style-name="Internet_20_link" text:visited-style-name="Visited_20_Internet_20_Link">
reported</text:a>
Deputy Minister of Special Services Coordinator Stanislav Zharin.</text:p>
      <text:p text:style-name="P4">
“The illegal entry to Poland is now completely blocked. The Polish border is the most protected in Europe, ”Stanislav Zharin emphasized.</text:p>
      <text:p text:style-name="P4">
<draw:frame draw:style-name="fr1" draw:name="Image98" text:anchor-type="as-char" svg:width="6.9236in" svg:height="3.894525in" draw:z-index="0">
<draw:image xlink:href="../Images/AРМІЯINFORM/2023-03-28T73-00-00-04-00/polskagranica01.jpg" xlink:type="simple" xlink:show="embed" xlink:actuate="onLoad" draw:mime-type="image/jpeg"/>
</draw:frame>
Poland <text:a xlink:type="simple" xlink:href="https://armyinform.com.ua/2022/10/03/polshha-pobuduvala-stinu-dovzhynoyu-187-km-na-kordoni-z-bilorussyu/" text:style-name="Internet_20_link" text:visited-style-name="Visited_20_Internet_20_Link">
completed</text:a>
The physical erection of the wall is still 2022. Since then, work has been continued to install the traffic sensors of the surveillance cameras.</text:p>
      <text:p text:style-name="P4">
News Source: <text:a xlink:type="simple" xlink:href="https://armyinform.com.ua/2023/03/28/polshha-zavershyla-budivnycztvo-prykordonnoyi-stiny-na-kordoni-z-bilorussyu/" text:style-name="Internet_20_link" text:visited-style-name="Visited_20_Internet_20_Link">
https://armyinform.com.ua/2023/03/28/polshha-zavershyla-budivnycztvo-prykordonnoyi-stiny-na-kordoni-z-bilorussyu/</text:a>
</text:p>
      <!--NEWS-->
      <text:h text:style-name="P10" text:outline-level="1">
<text:span text:style-name="T4">
Volodymyr Zelensky awarded Okhtyrka defense participants</text:span>
</text:h>
      <text:p text:style-name="P4">
Author: ['АРМІЯINFORM']</text:p>
      <text:p text:style-name="P4">
Time: 2023-03-28T74:00:00-04:00</text:p>
      <text:p text:style-name="P4">
Description: President of Ukraine Volodymyr Zelensky PID Hour Robochka in Sumska the area of the uzha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8449f8bb231318249727d3a5b0ca0c8e_1680002459_extra_large-e1680004959353.jpeg" text:style-name="Internet_20_link" text:visited-style-name="Visited_20_Internet_20_Link">
8449f8bb231318249727d3a5b0ca0c8e_1680002459_extra_large-e1680004959353.jpeg</text:a>
']</text:p>
      <text:p text:style-name="P4">
Tags: ['ВОЛОДИМИР ЗЕЛЕНСЬКИЙ', 'НАГОРОДЖЕННЯ ВІЙСЬКОВОСЛУЖБОВЦІВ', 'ОБОРОНА ОХТИРКИ', 'ПРЕЗИДЕНТ УКРАЇНИ']</text:p>
      <text:p text:style-name="P4">
Category: News</text:p>
      <!--METADATA-->
      <text:p text:style-name="P4">
<draw:frame draw:style-name="fr1" draw:name="Image99" text:anchor-type="as-char" svg:width="6.9236in" svg:height="3.980073in" draw:z-index="0">
<draw:image xlink:href="../Images/AРМІЯINFORM/2023-03-28T74-00-00-04-00/8449f8bb231318249727d3a5b0ca0c8e_1680002459_extra_large-e1680004959353.jpeg" xlink:type="simple" xlink:show="embed" xlink:actuate="onLoad" draw:mime-type="image/jpeg"/>
</draw:frame>
President of Ukraine Volodymyr Zelensky during a working trip to Sumy region participated in the ceremony of delivery of state awards to the participants of the defenseist Okhtyrka.</text:p>
      <text:p text:style-name="P4">
About it <text:a xlink:type="simple" xlink:href="https://www.president.gov.ua/news/prezident-uzyav-uchast-u-zahodah-z-nagodi-richnici-geroyichn-81877" text:style-name="Internet_20_link" text:visited-style-name="Visited_20_Internet_20_Link">
reports</text:a>
Office of the President of Ukraine.</text:p>
      <text:p text:style-name="P4">
The Order of Courage of the III degree and the medal for military service to Ukraine received the state servicemen of the Armed Forces.</text:p>
      <text:p text:style-name="P4">
The president also presented the orders and medals to the employees of the Security Service of Ukraine, the National Guard, the National Police, the Civil Service of Ukraine.</text:p>
      <text:p text:style-name="P4">
In addition, Volodymyr Zelenskyy presented awards to four civilians: the Order of Princess Olga III degree and the Order of Courage of the 3rd degree, whom one person was awarded posthumously.</text:p>
      <text:p text:style-name="P4">
News Source: <text:a xlink:type="simple" xlink:href="https://armyinform.com.ua/2023/03/28/volodymyr-zelenskyj-nagorodyv-uchasnykiv-oborony-ohtyrky/" text:style-name="Internet_20_link" text:visited-style-name="Visited_20_Internet_20_Link">
https://armyinform.com.ua/2023/03/28/volodymyr-zelenskyj-nagorodyv-uchasnykiv-oborony-ohtyrky/</text:a>
</text:p>
      <!--NEWS-->
      <text:h text:style-name="P10" text:outline-level="1">
<text:span text:style-name="T4">
Video where unknown in Ukrainian form allegedly shoots a civilian car is a fake of the Russian Federation - GUR</text:span>
</text:h>
      <text:p text:style-name="P4">
Author: ['АРМІЯINFORM']</text:p>
      <text:p text:style-name="P4">
Time: 2023-03-28T75:00:00-04:00</text:p>
      <text:p text:style-name="P4">
Description: The head management of the Minіnі -old defense of Ukrainian, the head management of the Minniy, asked for reference ... The war with Ukraine 2022, the war with Ukraine is the latest news today, the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20230328-02.jpg" text:style-name="Internet_20_link" text:visited-style-name="Visited_20_Internet_20_Link">
20230328-02.jpg</text:a>
']</text:p>
      <text:p text:style-name="P4">
Tags: ['ГУР МІНОБОРОНИ УКРАЇНИ', 'РОСІЙСЬКІ ФЕЙКИ']</text:p>
      <text:p text:style-name="P4">
Category: News</text:p>
      <!--METADATA-->
      <text:p text:style-name="P4">
<draw:frame draw:style-name="fr1" draw:name="Image100" text:anchor-type="as-char" svg:width="6.9236in" svg:height="3.923373in" draw:z-index="0">
<draw:image xlink:href="../Images/AРМІЯINFORM/2023-03-28T75-00-00-04-00/20230328-02.jpg" xlink:type="simple" xlink:show="embed" xlink:actuate="onLoad" draw:mime-type="image/jpeg"/>
</draw:frame>
In the General Directorate of Intelligence of the Ministry of Defense of Ukraine, the trueness of the propaganda roller, in which unknown in Ukrainian military form, seems to shoot a civilian car.</text:p>
      <text:p text:style-name="P4">
About it <text:a xlink:type="simple" xlink:href="https://gur.gov.ua/content/video-de-nevidomyi-v-ukrainskii-formi-nibyto-striliaie-po-tsyvilnomu-avto-zhinky-z-dytynoiu-ie-prymityvnym-rashystskym-feikom.html" text:style-name="Internet_20_link" text:visited-style-name="Visited_20_Internet_20_Link">
reports</text:a>
GUR MOU.</text:p>
      <text:p text:style-name="P4">
"Recently, a video on which an unknown person in a Ukrainian military form seems to shoot a civilian car with a young child," is an Erosian fake and a hostile IPSO, "the statement said.</text:p>
      <text:p text:style-name="P4">
This video was allegedly removed from a registrar in a woman's car.</text:p>
      <text:p text:style-name="P4">
The following arguments are evidenced by its projection:</text:p>
      <ol>
        <li>
Location in the occupied territory between Donetsk and Makeevka: Turn from the Drug Road DNR; 2. One of the sources of the excite - Nick “Yuri Alekseich Z V”; 3. The Ukrainian soldiers apply solid crosses to their cars. And these are crosses of the Wehrmacht; 4. Registrars in Ukraine are forbidden even in the deep rear and in the west of Ukraine; 5. The car body on which the Ukrainian military seemed to be made in Russia and never shipped to Ukraine; 6. Poor installation. At 1:35 the military in the immediate vicinity of the car shoots from the machine. But there are no loud sounds. The car window is open. There was a conversation through the window. There is no sound from closing the window. When the car goes back again that the window is open. The shot was shown because the video shows the sleeve. At this point, there should be at least some sound.</li>
      </ol>
      <text:p text:style-name="P4">
GUR noted that it was a disgusting attempt by hostile IPSO to blamed the Armed Forces soldiers, to show them cruel and inadequate, and to create a conflict with representatives of the Muslim community. This time - with the Crimean Tatars, because from the dialogue of the military and the woman who was driving, it can be understood that it is allegedly belonging to the Crimean Tatar people.</text:p>
      <text:p text:style-name="P4">
"The video was a complete failure and another blunt fake of Russian propaganda, which in its painful fantasies does not neglect any ethical norms of it," - said in intelligence.</text:p>
      <text:p text:style-name="P4">
News Source: <text:a xlink:type="simple" xlink:href="https://armyinform.com.ua/2023/03/28/video-de-nevidomyj-v-ukrayinskij-formi-nibyto-strilyaye-po-czyvilnomu-avto-ye-fejkom-rf-gur/" text:style-name="Internet_20_link" text:visited-style-name="Visited_20_Internet_20_Link">
https://armyinform.com.ua/2023/03/28/video-de-nevidomyj-v-ukrayinskij-formi-nibyto-strilyaye-po-czyvilnomu-avto-ye-fejkom-rf-gur/</text:a>
</text:p>
      <!--NEWS-->
      <text:h text:style-name="P10" text:outline-level="1">
<text:span text:style-name="T4">
The presence of western multi -purpose aircraft is the best method of counteracting the air terror of the aggressor - Yuri Ignat</text:span>
</text:h>
      <text:p text:style-name="P4">
Author: ['Вячеслав Діордієв']</text:p>
      <text:p text:style-name="P4">
Time: 2023-03-28T76:00:00-04:00</text:p>
      <text:p text:style-name="P4">
Description: Yak Rozpoviv PID Hour of the Teleziziyny Marathon “єdini News” Rechnik commandannya of the reinforcemen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fmsx1tcxoamfrmp-scaled.jpg" text:style-name="Internet_20_link" text:visited-style-name="Visited_20_Internet_20_Link">
fmsx1tcxoamfrmp-scaled.jpg</text:a>
']</text:p>
      <text:p text:style-name="P4">
Tags: ['ЮРІЙ ІГНАТ']</text:p>
      <text:p text:style-name="P4">
Category: News</text:p>
      <!--METADATA-->
      <text:p text:style-name="P4">
<draw:frame draw:style-name="fr1" draw:name="Image101" text:anchor-type="as-char" svg:width="6.9236in" svg:height="4.609964in" draw:z-index="0">
<draw:image xlink:href="../Images/AРМІЯINFORM/2023-03-28T76-00-00-04-00/fmsx1tcxoamfrmp-scaled.jpg" xlink:type="simple" xlink:show="embed" xlink:actuate="onLoad" draw:mime-type="image/jpeg"/>
</draw:frame>
As he told during the television <text:a xlink:type="simple" xlink:href="https://www.youtube.com/watch" text:style-name="Internet_20_link" text:visited-style-name="Visited_20_Internet_20_Link">
marathon</text:a>
The "only news" of the Air Force Air Force Yuriy Ignat, by airing the territory of Ukraine, the enemy applies types .</text:p>
      <text:p text:style-name="P4">
-For example, the capabilities of the same Su-35 allow the aircraft directly to the area of the defeat of our air defense, and to produce bombs at a distance of 40-50 kilometers to the line of combat collision or the State Border of Ukraine. This is, of course, very dangerous. Therefore, the expediency of receiving modern multi -purpose aircraft of the Western sample, which would be able to be able to hostile aviation at this distance, is constantly increasing, - emphasis.</text:p>
      <text:p text:style-name="P4">
According to Yuri Ignat, by striking our sites, Russian invaders use the Fab-500 aviation bombs and deliberately plowed by civilian objects, which causes civilians to suffer.</text:p>
      <ul>
        <li>
As you know, the principle of the enemy is not the quality, but the quantity that they are already demonstrated by many consecutive months under Bakhmut, losing thousands of invaders. The anorous method of counteracting the air terror of the aggressor is the presence of Western lifetime, armed with air - air - air rockets and capable of destroying the aircraft eaters from a distance of about 180 kilometers, - Yuri Ignat emphasized.</li>
      </ul>
      <text:p text:style-name="P4">
News Source: <text:a xlink:type="simple" xlink:href="https://armyinform.com.ua/2023/03/28/nayavnist-na-ozbroyenni-zahidnyh-bagatoczilovyh-litakiv-najkrashhyj-metod-protydiyi-povitryanomu-teroru-agresora-yurij-ignat/" text:style-name="Internet_20_link" text:visited-style-name="Visited_20_Internet_20_Link">
https://armyinform.com.ua/2023/03/28/nayavnist-na-ozbroyenni-zahidnyh-bagatoczilovyh-litakiv-najkrashhyj-metod-protydiyi-povitryanomu-teroru-agresora-yurij-ignat/</text:a>
</text:p>
      <!--NEWS-->
      <text:h text:style-name="P10" text:outline-level="1">
<text:span text:style-name="T4">
On the anniversary of the heroic defense of Trostyanets, the President presented awards to his defenders</text:span>
</text:h>
      <text:p text:style-name="P4">
Author: ['АРМІЯINFORM']</text:p>
      <text:p text:style-name="P4">
Time: 2023-03-28T77:00:00-04:00</text:p>
      <text:p text:style-name="P4">
Description: President of Ukraine Volodymyr Zelensky, injected from Sumskiye, the fate of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e86b94ab32c05fe26e031c564620a9c8_1680004207_extra_large.jpeg" text:style-name="Internet_20_link" text:visited-style-name="Visited_20_Internet_20_Link">
e86b94ab32c05fe26e031c564620a9c8_1680004207_extra_large.jpeg</text:a>
', '<text:a xlink:type="simple" xlink:href="https://armyinform.com.ua/wp-content/uploads/2023/03/5bff50f8ad3dcc57e467e615224526b0_1680004214_extra_large-e1680007624466.jpeg" text:style-name="Internet_20_link" text:visited-style-name="Visited_20_Internet_20_Link">
5bff50f8ad3dcc57e467e615224526b0_1680004214_extra_large-e1680007624466.jpeg</text:a>
']</text:p>
      <text:p text:style-name="P4">
Tags: ['ВОЛОДИМИР ЗЕЛЕНСЬКИЙ', 'ДЕРЖАВНІ НАГОРОДИ', 'ТРОСТЯНЕЦЬ']</text:p>
      <text:p text:style-name="P4">
Category: News</text:p>
      <!--METADATA-->
      <text:p text:style-name="P4">
<draw:frame draw:style-name="fr1" draw:name="Image102" text:anchor-type="as-char" svg:width="6.9236in" svg:height="4.617948in" draw:z-index="0">
<draw:image xlink:href="../Images/AРМІЯINFORM/2023-03-28T77-00-00-04-00/e86b94ab32c05fe26e031c564620a9c8_1680004207_extra_large.jpeg" xlink:type="simple" xlink:show="embed" xlink:actuate="onLoad" draw:mime-type="image/jpeg"/>
</draw:frame>
President of Ukraine Volodymyr Zelensky, while in the Sumy region, is taking part in the events on the occasion of the anniversary of the liberation of the city of Trostyanets from Russian.</text:p>
      <text:p text:style-name="P4">
About it <text:a xlink:type="simple" xlink:href="https://www.president.gov.ua/news/na-sumshini-volodimir-zelenskij-uzyav-uchast-u-zahodah-z-nag-81881" text:style-name="Internet_20_link" text:visited-style-name="Visited_20_Internet_20_Link">
reports</text:a>
Office of the President of Ukraine.</text:p>
      <text:p text:style-name="P4">
According to Vladimir Zelensky, Ukrainians fought and fight as part of the Siloborov and Security for Freedom, for the liberation of cities such as Trostyanets, an amount of Sumy region, Kyiv, Chernihiv.</text:p>
      <text:p text:style-name="P4">
“Our people have proven that this occupier will be defeated from us, from our spirit, from our Ukrainian character. This is proven by our people, our warriors. Those who helped fire our armed forces, our army, and help to defend our country, ”said Volodymyr Zelenskyy.</text:p>
      <text:p text:style-name="P4">
The attendees paid a moment of silence to the memory of those who died, protecting the existence of Ukraine. The names of the officially established military Icianists, who died during the liberation of the Trostyanets, were declared.</text:p>
      <text:p text:style-name="P4">
<draw:frame draw:style-name="fr1" draw:name="Image103" text:anchor-type="as-char" svg:width="6.9236in" svg:height="3.633815in" draw:z-index="0">
<draw:image xlink:href="../Images/AРМІЯINFORM/2023-03-28T77-00-00-04-00/5bff50f8ad3dcc57e467e615224526b0_1680004214_extra_large-e1680007624466.jpeg" xlink:type="simple" xlink:show="embed" xlink:actuate="onLoad" draw:mime-type="image/jpeg"/>
</draw:frame>
The President also presented state awards to the city's defenders. Servicemen received orders for courage of the third degree and medals "Defender of the Fatherland".</text:p>
      <text:p text:style-name="P4">
In addition, the head of state presented awards to four civilians. In particular, three citizens received orders for courage of the third degree, two of them were awards posthumously. Another of the honorary title "Honored Transport Worker of Ukraine" was one of the honored titles.</text:p>
      <text:p text:style-name="P4">
News Source: <text:a xlink:type="simple" xlink:href="https://armyinform.com.ua/2023/03/28/u-richnyczyu-geroyichnoyi-oborony-trostyanczya-prezydent-vruchyv-nagorody-jogo-zahysnykam/" text:style-name="Internet_20_link" text:visited-style-name="Visited_20_Internet_20_Link">
https://armyinform.com.ua/2023/03/28/u-richnyczyu-geroyichnoyi-oborony-trostyanczya-prezydent-vruchyv-nagorody-jogo-zahysnykam/</text:a>
</text:p>
      <!--NEWS-->
      <text:h text:style-name="P10" text:outline-level="1">
<text:span text:style-name="T4">
Britain and Poland will erect two large settlements in the west and east of Ukraine for displaced persons</text:span>
</text:h>
      <text:p text:style-name="P4">
Author: ['АРМІЯINFORM']</text:p>
      <text:p text:style-name="P4">
Time: 2023-03-28T78:00:00-04:00</text:p>
      <text:p text:style-name="P4">
Description: There is a great British that is Polish to prompted two great Timchasovi Selishchi at Lvivsky Ta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uk_poland_lviv.jpg" text:style-name="Internet_20_link" text:visited-style-name="Visited_20_Internet_20_Link">
uk_poland_lviv.jpg</text:a>
']</text:p>
      <text:p text:style-name="P4">
Tags: ['STOPRUSSIA', 'ВЕЛИКА БРИТАНІЯ', 'ДОПОМОГА ПАРТНЕРІВ', 'ПОЛЬЩА', 'СВІТ ПІДТРИМУЄ УКРАЇНУ']</text:p>
      <text:p text:style-name="P4">
Category: News</text:p>
      <!--METADATA-->
      <text:p text:style-name="P4">
<draw:frame draw:style-name="fr1" draw:name="Image104" text:anchor-type="as-char" svg:width="6.9236in" svg:height="3.894525in" draw:z-index="0">
<draw:image xlink:href="../Images/AРМІЯINFORM/2023-03-28T78-00-00-04-00/uk_poland_lviv.jpg" xlink:type="simple" xlink:show="embed" xlink:actuate="onLoad" draw:mime-type="image/jpeg"/>
</draw:frame>
The United Kingdom and Poland will build two large temporary settlements in Lviv and Poltava regions in order to provide housing for those who were forced to be abandoned by a home as a result of Russia's barbaric attacks.</text:p>
      <text:p text:style-name="P4">
This is stated in a common <text:a xlink:type="simple" xlink:href="https://www.gov.uk/government/news/joint-statement-on-the-uk-poland-humanitarian-shelter-project" text:style-name="Internet_20_link" text:visited-style-name="Visited_20_Internet_20_Link">
statement</text:a>
About the British-Polish project of a humanitarian asylum, which was placed by the press service of the Babitanian government.</text:p>
      <text:p text:style-name="P4">
The United Kingdom has announced the allocation of up to £ 10 million in the drinking of a new British-Polish partnership, which will hold more than 700 most vulnerable displaced persons in Ukraine.</text:p>
      <text:p text:style-name="P4">
“Over the last year, Putin continued to attack civilian homes andinfrastructure, for which the Ukrainian people paid a high price. This Novel-British-Polish partnership will help to provide the light, warmth of the most needy. The international community is determined to support the Ukrainian people and seek that they get a just peaceful Ukrainian environment, ”said the Mnister of Foreign Affairs of the United Kingdom.</text:p>
      <text:p text:style-name="P4">
In addition, the British-Polish partnership will also provide generators worth £ 2.6 million to support up to 450,000 people in schools, hospitals and public centers in the liberated and frontier areas, including markets, Zaporozhye, Mykolaiv, Odessa, Kherson and Donetsk region. .</text:p>
      <text:p text:style-name="P4">
“Poland was the first to help Ukraine early on the morning of February 24, 2022. The United Kingdom came soon. Today we are united by other efforts to help Ukraine and its people. From pagespole history, we know that Ukraine is fighting not only for its freedom, but for our freedom. There is no free Europe without free Ukraine. Today, together with the kingdom, we stand side by side in providing a shelter, a greenhouse, above all, in the hope for the Ukrainian IDPs, both in the West and the Central East of the Country. Russian aggression against Ukraine has become the second act of the Russian measure. The first act began almost ten years with annexation of Crimea by Russia. And the final act will be the completion of the Military Action of peace, written by Ukrainians, ” - said the Minister of Foreign Affairs Poland -Rau.</text:p>
      <text:p text:style-name="P4">
Ambassadors of the United Kingdom and Poland in Ukraine Melinda Simmons and Bartosz Tsikhotski on 27 birch 2023, together with key Ukrainian officials, visited the discovery of a new residential complex in Lviv.</text:p>
      <text:p text:style-name="P4">
News Source: <text:a xlink:type="simple" xlink:href="https://armyinform.com.ua/2023/03/28/brytaniya-ta-polshha-zvedut-dva-velyki-selyshha-na-zahodi-ta-shodi-ukrayiny-dlya-pereselencziv/" text:style-name="Internet_20_link" text:visited-style-name="Visited_20_Internet_20_Link">
https://armyinform.com.ua/2023/03/28/brytaniya-ta-polshha-zvedut-dva-velyki-selyshha-na-zahodi-ta-shodi-ukrayiny-dlya-pereselencziv/</text:a>
</text:p>
      <!--NEWS-->
      <text:h text:style-name="P10" text:outline-level="1">
<text:span text:style-name="T4">
Nearly two thousand Ukrainians managed to return from Russian captivity</text:span>
</text:h>
      <text:p text:style-name="P4">
Author: ['АРМІЯINFORM']</text:p>
      <text:p text:style-name="P4">
Time: 2023-03-28T79:00:00-04:00</text:p>
      <text:p text:style-name="P4">
Description: For an hour of the vice of the Dodom, the Dodoma Polon went around the maya of the DVI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09.webp" text:style-name="Internet_20_link" text:visited-style-name="Visited_20_Internet_20_Link">
09.webp</text:a>
']</text:p>
      <text:p text:style-name="P4">
Tags: ['STOPRUSSIA', 'АГРЕСІЯ РФ', 'ВТОРГНЕННЯ РФ', 'КООРДИНАЦІЙНИЙ ШТАБ З ПОВОДЖЕННЯ З ПОЛОНЕНИМИ', 'ПОВЕРНЕННЯ ПОЛОНЕНИХ']</text:p>
      <text:p text:style-name="P4">
Category: News</text:p>
      <!--METADATA-->
      <text:p text:style-name="P4">
<draw:frame draw:style-name="fr1" draw:name="Image105" text:anchor-type="as-char" svg:width="6.9236in" svg:height="4.14317in" draw:z-index="0">
<draw:image xlink:href="../ConvertedIMGs/AРМІЯINFORM/2023-03-28T79-00-00-04-00/09.png" xlink:type="simple" xlink:show="embed" xlink:actuate="onLoad" draw:mime-type="image/png"/>
</draw:frame>
Illustrative photo</text:p>
      <text:p text:style-name="P4">
During the full -scale war, two thousand Ukrainians managed to return home from Russian captivity.</text:p>
      <text:p text:style-name="P4">
This <text:a xlink:type="simple" xlink:href="https://t.me/Koord_shtab/741" text:style-name="Internet_20_link" text:visited-style-name="Visited_20_Internet_20_Link">
noted</text:a>
In the coordination headquarters during a meeting with native servicemen of a separate battalion of naval inhabitant.</text:p>
      <text:p text:style-name="P4">
"Despite the fact that the war is ongoing, we managed to return almost two thousand of our defenders," the headquarters representative said. "A lot was done in a year. We constantly require the best conditions for our boys in captivity during the negotiations."</text:p>
      <text:p text:style-name="P4">
At the meeting, the parties discussed aspects of survey of defenders who returned from captivity.</text:p>
      <text:p text:style-name="P4">
"Everyone is released with a special questionnaire with questions about those whom they arranged in captivity," the staff said at the meeting, noting that there are exchanges when there were not information about the place of maintenance of a large part of the returned. In addition, prisoners from time to time are transported from one location to another.</text:p>
      <text:p text:style-name="P4">
News Source: <text:a xlink:type="simple" xlink:href="https://armyinform.com.ua/2023/03/28/majzhe-dvi-tysyachi-ukrayincziv-vdalos-povernuty-z-rosijskogo-polonu/" text:style-name="Internet_20_link" text:visited-style-name="Visited_20_Internet_20_Link">
https://armyinform.com.ua/2023/03/28/majzhe-dvi-tysyachi-ukrayincziv-vdalos-povernuty-z-rosijskogo-polonu/</text:a>
</text:p>
      <!--NEWS-->
      <text:h text:style-name="P10" text:outline-level="1">
<text:span text:style-name="T4">
France will double the number of 155 mm of shells supplied to Ukraine</text:span>
</text:h>
      <text:p text:style-name="P4">
Author: ['АРМІЯINFORM']</text:p>
      <text:p text:style-name="P4">
Time: 2023-03-28T80:00:00-04:00</text:p>
      <text:p text:style-name="P4">
Description: Franziya Zbilishchi Kilchi, 155 mm shells, Scho is supplied to Ukraine, having reache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gaubyczya-m777-snaryad-155-mm-zsu.jpg" text:style-name="Internet_20_link" text:visited-style-name="Visited_20_Internet_20_Link">
gaubyczya-m777-snaryad-155-mm-zsu.jpg</text:a>
']</text:p>
      <text:p text:style-name="P4">
Tags: ['155 ММ СНАРЯДИ', 'STOPRUSSIA', 'ДОПОМОГА ПАРТНЕРІВ', 'СВІТ ПІДТРИМУЄ УКРАЇНУ', 'ФРАНЦІЯ']</text:p>
      <text:p text:style-name="P4">
Category: News</text:p>
      <!--METADATA-->
      <text:p text:style-name="P4">
<draw:frame draw:style-name="fr1" draw:name="Image106" text:anchor-type="as-char" svg:width="6.9236in" svg:height="4.615733in" draw:z-index="0">
<draw:image xlink:href="../Images/AРМІЯINFORM/2023-03-28T80-00-00-04-00/gaubyczya-m777-snaryad-155-mm-zsu.jpg" xlink:type="simple" xlink:show="embed" xlink:actuate="onLoad" draw:mime-type="image/jpeg"/>
</draw:frame>
France will double the amount of 155 mm of shells supplied in Ukraine, bringing them to 2,000 per month.</text:p>
      <text:p text:style-name="P4">
About it <text:a xlink:type="simple" xlink:href="https://twitter.com/SebLecornu/status/1640656292271333381" text:style-name="Internet_20_link" text:visited-style-name="Visited_20_Internet_20_Link">
stated</text:a>
Minister of Armed Forces of France Sebastien Lecorton.</text:p>
      <text:p text:style-name="P4">
"Paris will deliver the land equipment required for the counter -offensive of Ukraine: in such a way, we double the supply of 155 mm of shells to bring 2,000 a month from the end of March," said Sebastien Lecorton.</text:p>
      <text:p text:style-name="P4">
155 millimeter shells that are fired, in particular, French guns <text:a xlink:type="simple" xlink:href="https://armyinform.com.ua/2022/06/30/franczuzka-sau-caesar-dovodyt-svoyu-neperevershenist-na-poli-boyu/" text:style-name="Internet_20_link" text:visited-style-name="Visited_20_Internet_20_Link">
Caesar</text:a>
or German <text:a xlink:type="simple" xlink:href="https://armyinform.com.ua/2022/06/10/pzh-2000-pro-osoblyvosti-nimeczkoyi-samohidnoyi-gaubyczi/" text:style-name="Internet_20_link" text:visited-style-name="Visited_20_Internet_20_Link">
pzh2000</text:a>
, they have a range of up to 40 kilometers.</text:p>
      <text:p text:style-name="P4">
We will remind, earlier the Minister of Armed Forces of France Sebastien Lecorn <text:a xlink:type="simple" xlink:href="https://armyinform.com.ua/2023/02/01/stalo-vidomo-skilky-samohidnyh-artylerijskyh-ustanovok-caesar-francziya-nadast-ukrayini/" text:style-name="Internet_20_link" text:visited-style-name="Visited_20_Internet_20_Link">
declared</text:a>
that Paris will supply Ukraine with 12 additional self -propelled Caesar artillery installations.</text:p>
      <text:p text:style-name="P4">
News Source: <text:a xlink:type="simple" xlink:href="https://armyinform.com.ua/2023/03/28/francziya-podvoyit-kilkist-155-mm-snaryadiv-shho-postachayutsya-v-ukrayinu/" text:style-name="Internet_20_link" text:visited-style-name="Visited_20_Internet_20_Link">
https://armyinform.com.ua/2023/03/28/francziya-podvoyit-kilkist-155-mm-snaryadiv-shho-postachayutsya-v-ukrayinu/</text:a>
</text:p>
      <!--NEWS-->
      <text:h text:style-name="P10" text:outline-level="1">
<text:span text:style-name="T4">
In the capital handed out equipment for the first UAV shock mouth</text:span>
</text:h>
      <text:p text:style-name="P4">
Author: ['Тетяна Головатюк']</text:p>
      <text:p text:style-name="P4">
Time: 2023-03-28T81:00:00-04:00</text:p>
      <text:p text:style-name="P4">
Description: In Kiwi, in the inter -sees “Army Drons”, to the worships of the first TROOKh shock BPPs transferred ... War with Ukraine 2022, the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1h9a8766-1.jpg" text:style-name="Internet_20_link" text:visited-style-name="Visited_20_Internet_20_Link">
1h9a8766-1.jpg</text:a>
', '<text:a xlink:type="simple" xlink:href="https://armyinform.com.ua/wp-content/uploads/2023/03/1h9a8682-1.jpg" text:style-name="Internet_20_link" text:visited-style-name="Visited_20_Internet_20_Link">
1h9a8682-1.jpg</text:a>
', '<text:a xlink:type="simple" xlink:href="https://armyinform.com.ua/wp-content/uploads/2023/03/2023-03-27-09.22.26-1.jpg" text:style-name="Internet_20_link" text:visited-style-name="Visited_20_Internet_20_Link">
2023-03-27-09.22.26-1.jpg</text:a>
', '<text:a xlink:type="simple" xlink:href="https://armyinform.com.ua/wp-content/uploads/2023/03/1h9a8676-1.jpg" text:style-name="Internet_20_link" text:visited-style-name="Visited_20_Internet_20_Link">
1h9a8676-1.jpg</text:a>
']</text:p>
      <text:p text:style-name="P4">
Tags: ['UNITED24', 'АРМІЯ ДРОНІВ', 'БПЛА', 'МІНЦИФРИ']</text:p>
      <text:p text:style-name="P4">
Category: News</text:p>
      <!--METADATA-->
      <text:p text:style-name="P4">
<draw:frame draw:style-name="fr1" draw:name="Image107" text:anchor-type="as-char" svg:width="6.9236in" svg:height="4.615733in" draw:z-index="0">
<draw:image xlink:href="../Images/AРМІЯINFORM/2023-03-28T81-00-00-04-00/1h9a8766-1.jpg" xlink:type="simple" xlink:show="embed" xlink:actuate="onLoad" draw:mime-type="image/jpeg"/>
</draw:frame>
In Kyiv, within the project "Army of Dron", the soldiers of the first three shock mouths were converted to the deployment and launch of drones.</text:p>
      <text:p text:style-name="P4">
** Direct. Within this project, UAVs are organized and conducted, transferred to the military, and are taught operators to control drones. During the 9 months of activity of the "Army of Dron", 3201 drones were purchased. In total, contracts were contacted UAH 4 billion.</text:p>
      <text:p text:style-name="P4">
Representatives of the 92nd, 54th and 35th brigades after the completion of special exercises and preparations received pickups, UAVs of aircraft type of Ukrainian production, percussion copters of Ukrainian production, as well as Starlin.</text:p>
      <text:p text:style-name="P4">
<draw:frame draw:style-name="fr1" draw:name="Image108" text:anchor-type="as-char" svg:width="6.9236in" svg:height="3.888755in" draw:z-index="0">
<draw:image xlink:href="../Images/AРМІЯINFORM/2023-03-28T81-00-00-04-00/1h9a8682-1.jpg" xlink:type="simple" xlink:show="embed" xlink:actuate="onLoad" draw:mime-type="image/jpeg"/>
</draw:frame>
- Creating UAV shock mouths is an unprecedented step in the world, and now the creation is helping them. The first shock company, which has successfully completed the training, received equipment. Drones are the eyes of our military, they help to explore the territory of 24/7 and destroy enemy warehouses, equipment, occupiers. The old men provide uninterrupted connection. Pickups are the most convenient for the front that are not afraid of off -road and help soldiers in the course of waving and performing combat missions. I am convinced that these technologies will help children during a counter-offensive,-said the Minister of Digital Transformation Mikhailofedorov.</text:p>
      <text:p text:style-name="P4">
<draw:frame draw:style-name="fr1" draw:name="Image109" text:anchor-type="as-char" svg:width="6.9236in" svg:height="4.615733in" draw:z-index="0">
<draw:image xlink:href="../Images/AРМІЯINFORM/2023-03-28T81-00-00-04-00/2023-03-27-09.22.26-1.jpg" xlink:type="simple" xlink:show="embed" xlink:actuate="onLoad" draw:mime-type="image/jpeg"/>
</draw:frame>
Turnkey shock mouth was purchased and transferred to the Drone Army Project by private business donors that wished to remain anonymous.</text:p>
      <text:p text:style-name="P4">
The main purpose of UAV shock mouth soldiers is to carry out fast and efficiency in the occupied territories, the destruction of important enemy and positions.</text:p>
      <text:p text:style-name="P4">
<draw:frame draw:style-name="fr1" draw:name="Image110" text:anchor-type="as-char" svg:width="6.9236in" svg:height="4.615733in" draw:z-index="0">
<draw:image xlink:href="../Images/AРМІЯINFORM/2023-03-28T81-00-00-04-00/1h9a8676-1.jpg" xlink:type="simple" xlink:show="embed" xlink:actuate="onLoad" draw:mime-type="image/jpeg"/>
</draw:frame>
-During the performance of intelligence tasks and ensuring the safety of the population, 3 tanks were used with the help of UAV,-said the UAV of the 35-Brigade of the UAV of the UAV of the UAV of the UAV.</text:p>
      <text:p text:style-name="P4">
The preparation of military personnel of the UAV shock mouth is carried out in the interests of all kinds of troops of the Armed Forces of Ukraine. In the near future, several shock mouths are planned.</text:p>
      <text:p text:style-name="P4">
News Source: <text:a xlink:type="simple" xlink:href="https://armyinform.com.ua/2023/03/28/u-stolyczi-peredaly-obladnannya-dlya-pershyh-udarnyh-rot-bpla/" text:style-name="Internet_20_link" text:visited-style-name="Visited_20_Internet_20_Link">
https://armyinform.com.ua/2023/03/28/u-stolyczi-peredaly-obladnannya-dlya-pershyh-udarnyh-rot-bpla/</text:a>
</text:p>
      <!--NEWS-->
      <text:h text:style-name="P10" text:outline-level="1">
<text:span text:style-name="T4">
Dmytro Kuleba: The future of Euro -Atlantic security is determined on the battlefield in Ukraine</text:span>
</text:h>
      <text:p text:style-name="P4">
Author: ['АРМІЯINFORM']</text:p>
      <text:p text:style-name="P4">
Time: 2023-03-28T82:00:00-04:00</text:p>
      <text:p text:style-name="P4">
Description: The UTO will enter the reformation of the non -lappers of Arkhiteturi Svita that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6422adfc5d966373178223_730x410.jpg" text:style-name="Internet_20_link" text:visited-style-name="Visited_20_Internet_20_Link">
6422adfc5d966373178223_730x410.jpg</text:a>
']</text:p>
      <text:p text:style-name="P4">
Tags: ['ГЛАВА МЗС УКРАЇНИ', 'ДМИТРО КУЛЕБА', 'НАТО', 'УРЯД']</text:p>
      <text:p text:style-name="P4">
Category: News</text:p>
      <!--METADATA-->
      <text:p text:style-name="P4">
<draw:frame draw:style-name="fr1" draw:name="Image111" text:anchor-type="as-char" svg:width="6.9236in" svg:height="3.888597in" draw:z-index="0">
<draw:image xlink:href="../Images/AРМІЯINFORM/2023-03-28T82-00-00-04-00/6422adfc5d966373178223_730x410.jpg" xlink:type="simple" xlink:show="embed" xlink:actuate="onLoad" draw:mime-type="image/jpeg"/>
</draw:frame>
Ukraine's accession to the EU and NATO will complete the reform of the security architectural and guarantees the safety of the European continent for decades. Future -at -Atlantic security is determined on the battlefield in Ukraine.</text:p>
      <text:p text:style-name="P4">
The Minister of Foreign Affairs of Ukraine Dmytro Kuleba stated that Oonline act as an honorary guest of the Ministerial West of the Adriatic Charter for the Macedonian colleague of Buyar Osmani, <text:a xlink:type="simple" xlink:href="https://www.kmu.gov.ua/news/dmytro-kuleba-vstup-ukrainy-do-nato-ta-ies-harantuie-bezpeku-ievropeiskoho-kontynentu-na-desiatyrichchia" text:style-name="Internet_20_link" text:visited-style-name="Visited_20_Internet_20_Link">
reports</text:a>
Government portal.</text:p>
      <text:p text:style-name="P4">
“The Adriatic Charter has contributed to NATO Balkan States. Ukraine is now at the Alliance's membership, so we understand how important it is, ”the minister has become.</text:p>
      <text:p text:style-name="P4">
Dmytro Kuleba stressed that today Ukraine is a safety donor for the entire euro -Atlantic community. With the military support of partners, the Ukrainian and Armed Forces are now holding back Russia, which is the most destructive Taugressive force in modern history.</text:p>
      <text:p text:style-name="P4">
“The reality is that Ukraine's accession to NATO is in the interests of both our state and the Alliance itself. Ukrainian strength, sustainability and courage will be a significant contribution to collective security, as well as a large, hardened in battle and interdependent with the Allies of the Allies, ”Dmitry Kuleba assured.</text:p>
      <text:p text:style-name="P4">
The Minister expressed his hope that this year's NATO summit in Vilnius would make a decision that the Alliance seeks to see Ukraine in its composition.</text:p>
      <text:p text:style-name="P4">
"The entry of Ukraine in the EU and NATO will complete the reformatting of the global security ariture and will guarantee the safety of the European continent for the age of decades," he said.</text:p>
      <text:p text:style-name="P4">
The Ministry of Foreign Affairs of Ukraine expressed a special gratitude to the partners for military assistance, to focus on increasing and accelerating support: “The more we are here, the faster we can end this war with decisive victories of Napoli Battle. The fewer resources we and partners will have to spend in a day. ”</text:p>
      <text:p text:style-name="P4">
News Source: <text:a xlink:type="simple" xlink:href="https://armyinform.com.ua/2023/03/28/dmytro-kuleba-majbutnye-yevroatlantychnoyi-bezpeky-vyznachayetsya-na-poli-boyu-v-ukrayini/" text:style-name="Internet_20_link" text:visited-style-name="Visited_20_Internet_20_Link">
https://armyinform.com.ua/2023/03/28/dmytro-kuleba-majbutnye-yevroatlantychnoyi-bezpeky-vyznachayetsya-na-poli-boyu-v-ukrayini/</text:a>
</text:p>
      <!--NEWS-->
      <text:h text:style-name="P10" text:outline-level="1">
<text:span text:style-name="T4">
Head of State held a coordination meeting on a security situation</text:span>
</text:h>
      <text:p text:style-name="P4">
Author: ['АРМІЯINFORM']</text:p>
      <text:p text:style-name="P4">
Time: 2023-03-28T83:00:00-04:00</text:p>
      <text:p text:style-name="P4">
Description: Sumy PID Sumyvans of the President of Ukrainian Volodimir Zelensky Vidbuly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04ae11638c8bcf97728bbe5f7a801baa_1680003119_extra_large.jpeg" text:style-name="Internet_20_link" text:visited-style-name="Visited_20_Internet_20_Link">
04ae11638c8bcf97728bbe5f7a801baa_1680003119_extra_large.jpeg</text:a>
', '<text:a xlink:type="simple" xlink:href="https://armyinform.com.ua/wp-content/uploads/2023/03/e2c228296648a3af3e10e1814ba70bed_1680003119_extra_large.jpeg" text:style-name="Internet_20_link" text:visited-style-name="Visited_20_Internet_20_Link">
e2c228296648a3af3e10e1814ba70bed_1680003119_extra_large.jpeg</text:a>
']</text:p>
      <text:p text:style-name="P4">
Tags: ['STOPRUSSIA', 'АГРЕСІЯ РФ', 'ВОЛОДИМИР ЗЕЛЕНСЬКИЙ', 'ПРЕЗИДЕНТ УКРАЇНИ']</text:p>
      <text:p text:style-name="P4">
Category: News</text:p>
      <!--METADATA-->
      <text:p text:style-name="P4">
<draw:frame draw:style-name="fr1" draw:name="Image112" text:anchor-type="as-char" svg:width="6.9236in" svg:height="4.617948in" draw:z-index="0">
<draw:image xlink:href="../Images/AРМІЯINFORM/2023-03-28T83-00-00-04-00/04ae11638c8bcf97728bbe5f7a801baa_1680003119_extra_large.jpeg" xlink:type="simple" xlink:show="embed" xlink:actuate="onLoad" draw:mime-type="image/jpeg"/>
</draw:frame>
In Sumy under the chairmanship of the President of Ukraine Volodymyr Zelensky, a coordination meeting with the heads of armed forces and law enforcement agencies of the issues of arrangement and protection of the state border and the security situation(https://www.president.gov.ua/news/glava-derzhavi-proviv-koordinacijnu-naradu-shodo-bezpekovoyi-81885)The official website of the Head of State.</text:p>
      <text:p text:style-name="P4">
The commander of the operational-tactical group "Sumy" Vasyl Osipchuk I. Idropost group of Chernihiv troops Dmitry Krasylnikov informed the head of state about the current situation in the Sumy region of the Voperation zones of the respective groups.</text:p>
      <text:p text:style-name="P4">
<draw:frame draw:style-name="fr1" draw:name="Image113" text:anchor-type="as-char" svg:width="6.9236in" svg:height="4.617948in" draw:z-index="0">
<draw:image xlink:href="../Images/AРМІЯINFORM/2023-03-28T83-00-00-04-00/e2c228296648a3af3e10e1814ba70bed_1680003119_extra_large.jpeg" xlink:type="simple" xlink:show="embed" xlink:actuate="onLoad" draw:mime-type="image/jpeg"/>
</draw:frame>
According to Vasyl Osipchuk, the operational situation in the area of responsibility of this "Sumy" is stable and controlled.</text:p>
      <text:p text:style-name="P4">
Head of the State Border Service of Ukraine Serhiy Deyneko reported on measures to strengthen the protection of the Ukrainian-Russian section of the state border.</text:p>
      <text:p text:style-name="P4">
The President also heard information from the so -called. at. Taras Savchenko, Head of the Sumy Regional Regional Administration on measures for the arrangement of formulation and defense structures on the state border and other Sumy region.</text:p>
      <text:p text:style-name="P4">
Particular attention was paid to ensuring the protection of the civilian population.</text:p>
      <text:p text:style-name="P4">
News Source: <text:a xlink:type="simple" xlink:href="https://armyinform.com.ua/2023/03/28/glava-derzhavy-proviv-koordynaczijnu-naradu-shhodo-bezpekovoyi-sytuacziyi/" text:style-name="Internet_20_link" text:visited-style-name="Visited_20_Internet_20_Link">
https://armyinform.com.ua/2023/03/28/glava-derzhavy-proviv-koordynaczijnu-naradu-shhodo-bezpekovoyi-sytuacziyi/</text:a>
</text:p>
      <!--NEWS-->
      <text:h text:style-name="P10" text:outline-level="1">
<text:span text:style-name="T4">
In military reserve and Chernobyl pension increased by one thousand hryvnias</text:span>
</text:h>
      <text:p text:style-name="P4">
Author: ['АРМІЯINFORM']</text:p>
      <text:p text:style-name="P4">
Time: 2023-03-28T84:00:00-04:00</text:p>
      <text:p text:style-name="P4">
Description: Pro is a seal of a situation, an incident of a friend of the Indexes of Pence Vipels PI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6203729_190569320355904_6833279467397489270_n.jpg" text:style-name="Internet_20_link" text:visited-style-name="Visited_20_Internet_20_Link">
336203729_190569320355904_6833279467397489270_n.jpg</text:a>
']</text:p>
      <text:p text:style-name="P4">
Tags: ['КМУ', 'ПЕНСІЇ', 'ПЕНСІЇ ВІЙСЬКОВИМ']</text:p>
      <text:p text:style-name="P4">
Category: News</text:p>
      <!--METADATA-->
      <text:p text:style-name="P4">
<draw:frame draw:style-name="fr1" draw:name="Image114" text:anchor-type="as-char" svg:width="6.9236in" svg:height="4.615733in" draw:z-index="0">
<draw:image xlink:href="../Images/AРМІЯINFORM/2023-03-28T84-00-00-04-00/336203729_190569320355904_6833279467397489270_n.jpg" xlink:type="simple" xlink:show="embed" xlink:actuate="onLoad" draw:mime-type="image/jpeg"/>
</draw:frame>
Despite the difficult economic situation, the government has already indexed pension payments during a full -scale war. As of today, all pensions are fully paid. On this <text:a xlink:type="simple" xlink:href="https://www.facebook.com/KabminUA/posts/pfbid02ATMjwtFAfjU8VrjVrxsGVSaZNViyPTv7HFcbxLtML2FNBgZra8msCa57Dkz6WQisl" text:style-name="Internet_20_link" text:visited-style-name="Visited_20_Internet_20_Link">
emphasized</text:a>
Prime Minister Denis Shmigal during a meeting of the Cabinet of Ministers on March 28.</text:p>
      <text:p text:style-name="P4">
“As a result of the indexation in this March, the pension increased by almost 20%. The Indexation touched 10.5 million Ukrainian pensioners. The average calculation was almost 600 UAH. Now the average pension in Ukraine is 5200 UAH, ”the Prime Minister said.</text:p>
      <text:p text:style-name="P4">
The government also increased payments to military pensioners and liquidators at the Chernobyl NPP. According to Denis Shmigal, the average increase in the pensioners exceeded a thousand hryvnias for these aspects.</text:p>
      <text:p text:style-name="P4">
According to the head of the Government, in April, automatic transfers of pensions for working pensioners will be carried out, taking into account the increased life experience. This increase will affect about 600 thousand Ukrainians. Appearances of age, which were introduced by the President of Ukraine Volodymyr Zelenskyy, also remain valid, the Prime Minister assured.</text:p>
      <text:p text:style-name="P4">
“We understand that citizens of retirement age need special support during the war. Therefore, we found resources, indexed pensions, continued supplements, we provide subsidies and benefits, help everyone who needs it, ”Denis Shmigal emphasized.</text:p>
      <text:p text:style-name="P4">
The Prime Minister thanked the international partners, through which Ukraine can fully and timely finance all critical expenditures of the budget, as well as the Ukrainian business and all taxpayers. After all, all the funds paid by the wake up are directed to the army and safety.</text:p>
      <text:p text:style-name="P4">
News Source: <text:a xlink:type="simple" xlink:href="https://armyinform.com.ua/2023/03/28/u-vijskovyh-zapasu-ta-chornobylcziv-pensiya-zrosla-na-tysyachu-gryven/" text:style-name="Internet_20_link" text:visited-style-name="Visited_20_Internet_20_Link">
https://armyinform.com.ua/2023/03/28/u-vijskovyh-zapasu-ta-chornobylcziv-pensiya-zrosla-na-tysyachu-gryven/</text:a>
</text:p>
      <!--NEWS-->
      <text:h text:style-name="P10" text:outline-level="1">
<text:span text:style-name="T4">
The Defense Forces of Ukraine have destroyed more than one and a half thousand enemy UAVs of the operative-tactical level of the type "Orlan-10"-Yuri Ignat</text:span>
</text:h>
      <text:p text:style-name="P4">
Author: ['Вячеслав Діордієв']</text:p>
      <text:p text:style-name="P4">
Time: 2023-03-28T85:00:00-04:00</text:p>
      <text:p text:style-name="P4">
Description: About Tse in the Efiri television Marathon “єini News” Rospovyv Rechnik commandann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ignat_foto-z-litakamy_1.jpg" text:style-name="Internet_20_link" text:visited-style-name="Visited_20_Internet_20_Link">
ignat_foto-z-litakamy_1.jpg</text:a>
']</text:p>
      <text:p text:style-name="P4">
Tags: ['STOPRUSSIA', 'АГРЕСІЯ РФ', 'КОМАНДУВАННЯ ПОВІТРЯНИХ СИЛ ЗС УКРАЇНИ']</text:p>
      <text:p text:style-name="P4">
Category: News</text:p>
      <!--METADATA-->
      <text:p text:style-name="P4">
<draw:frame draw:style-name="fr1" draw:name="Image115" text:anchor-type="as-char" svg:width="6.9236in" svg:height="4.794593in" draw:z-index="0">
<draw:image xlink:href="../Images/AРМІЯINFORM/2023-03-28T85-00-00-04-00/ignat_foto-z-litakamy_1.jpg" xlink:type="simple" xlink:show="embed" xlink:actuate="onLoad" draw:mime-type="image/jpeg"/>
</draw:frame>
About it on the air of television <text:a xlink:type="simple" xlink:href="https://www.youtube.com/watch" text:style-name="Internet_20_link" text:visited-style-name="Visited_20_Internet_20_Link">
marathon</text:a>
The only news was told by a spokesman for the Air Force Command of the Armed Forces of Ukraine Yuriy Ignat.</text:p>
      <text:p text:style-name="P4">
Answering the presenter's questions about the purpose and efficiency of the use of the reconnaissance unmanned aircraft by the aggressor last night, he officer proclaimed that this was done for the purpose of exploration of Ukraine's air space.</text:p>
      <text:p text:style-name="P4">
-From the East, South and North, the enemy constantly raises such aircraft with such aircraft, display and guidance, radio-electronic struggle, which-50 and IL-22 planes, which carry out appropriate intelligence of the interconnection of the examination. For the same purpose, the enemy also uses the reconnaissance UAVs. Of course, in the event of their appearance in our air space, such drones must be destroyed, which will produce Ukrainian air defense forces. In general, during the rapid compound war with Russian aggressors, only hostile unmanned-tannery apparatus of the operative-tactical level of the type "Orlan-10" has already been shot in excess of thousands, not counting quadcopters and UAV tactical levels, "Colonel Yuri Ignat emphasized.</text:p>
      <text:p text:style-name="P4">
Assessing the current capabilities of the Air Force Agressor, the officer also announced that the Russian grouping of aircraft attacking Ukraine from several dozen airports has increased quantitatively, but it has become much worse.</text:p>
      <text:p text:style-name="P4">
-In carrying out their large-scale invasion, the Russians hoped that it was a easy walk, but they were a victim of their own propaganda, which spoke about the easy and complete destruction of the Ukrainian air defense system and our fighter-fighters. In fact, they got a very serious repentance in the air, resulting in the first months of the war destroyed many of their modern pendants. But, unfortunately, they still have the potential for carrying out air attacks;</text:p>
      <text:p text:style-name="P4">
News Source: <text:a xlink:type="simple" xlink:href="https://armyinform.com.ua/2023/03/28/syly-oborony-ukrayiny-znyshhyly-ponad-pivtory-tysyachi-vorozhyh-bpla-operatyvno-taktychnogo-rivnya-typu-orlan-10-yurij-ignat/" text:style-name="Internet_20_link" text:visited-style-name="Visited_20_Internet_20_Link">
https://armyinform.com.ua/2023/03/28/syly-oborony-ukrayiny-znyshhyly-ponad-pivtory-tysyachi-vorozhyh-bpla-operatyvno-taktychnogo-rivnya-typu-orlan-10-yurij-ignat/</text:a>
</text:p>
      <!--NEWS-->
      <text:h text:style-name="P10" text:outline-level="1">
<text:span text:style-name="T4">
Our artillerymen struck the management point, the area of concentration of live force and weapons, as well as the composition of enemy ammunition</text:span>
</text:h>
      <text:p text:style-name="P4">
Author: ['АРМІЯINFORM']</text:p>
      <text:p text:style-name="P4">
Time: 2023-03-28T86:00:00-04:00</text:p>
      <text:p text:style-name="P4">
Description: Avіaatsіya defense forces for Dob took 5 stri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ОРГНЕННЯ РФ', 'ГШ ЗСУ', 'ХРОНІКА ОБОРОНИ']</text:p>
      <text:p text:style-name="P4">
Category: News</text:p>
      <!--METADATA-->
      <text:p text:style-name="P4">
<draw:frame draw:style-name="fr1" draw:name="Image116" text:anchor-type="as-char" svg:width="6.9236in" svg:height="4.615733in" draw:z-index="0">
<draw:image xlink:href="../Images/AРМІЯINFORM/2023-03-28T86-00-00-04-00/artyleriya.jpg" xlink:type="simple" xlink:show="embed" xlink:actuate="onLoad" draw:mime-type="image/jpeg"/>
</draw:frame>
Illustrative Photo <text:span text:style-name="T4">
 🔥 Situation on Russian invasion </text:span>
</text:p>
      <text:p text:style-name="P4">
Aviation of Defense Forces per day made 5 beats in the areas of concentration of personnel and military equipment of the occupiers, <text:a xlink:type="simple" xlink:href="https://www.facebook.com/GeneralStaff.ua/posts/pfbid034AAANwWemXCqpSdYz11H473YceGVxmy5fyCxFkTTHEQ12wRHG3Lj58dFUF66KgLYl" text:style-name="Internet_20_link" text:visited-style-name="Visited_20_Internet_20_Link">
informs</text:a>
The General Staff of the Armed Forces of Ukraine. Units of missile troops and artillery are the Uzilpilepad of Management, the area of concentration of live power, weapons and military equipment of the enemy, as well as the composition of ammunition. Support the Armed Forces!Let's win together!Glory to Ukraine!</text:p>
      <text:p text:style-name="P4">
News Source: <text:a xlink:type="simple" xlink:href="https://armyinform.com.ua/2023/03/28/nashi-artylerytsy-urazyly-punkt-upravlinnya-rajon-zoseredzhennya-zhyvoyi-syly-ta-ozbroyennya-a-takozh-sklad-boyeprypasiv-protyvnyka/" text:style-name="Internet_20_link" text:visited-style-name="Visited_20_Internet_20_Link">
https://armyinform.com.ua/2023/03/28/nashi-artylerytsy-urazyly-punkt-upravlinnya-rajon-zoseredzhennya-zhyvoyi-syly-ta-ozbroyennya-a-takozh-sklad-boyeprypasiv-protyvnyka/</text:a>
</text:p>
      <!--NEWS-->
      <text:h text:style-name="P10" text:outline-level="1">
<text:span text:style-name="T4">
Ukraine's Defense Forces repelled 24 attacks in directions where the enemy concentrates basic efforts</text:span>
</text:h>
      <text:p text:style-name="P4">
Author: ['АРМІЯINFORM']</text:p>
      <text:p text:style-name="P4">
Time: 2023-03-28T87:00:00-04:00</text:p>
      <text:p text:style-name="P4">
Description: The village at 18.00 28 birch 2023 reached the enemy, the opponent was the head of 11 AvIACIYNI ... War with Ukraine 2022, the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text:p>
      <text:p text:style-name="P4">
Category: News</text:p>
      <!--METADATA-->
      <text:p text:style-name="P4">
<draw:frame draw:style-name="fr1" draw:name="Image117" text:anchor-type="as-char" svg:width="6.9236in" svg:height="4.615733in" draw:z-index="0">
<draw:image xlink:href="../Images/AРМІЯINFORM/2023-03-28T87-00-00-04-00/foto_8_zsu.jpg" xlink:type="simple" xlink:show="embed" xlink:actuate="onLoad" draw:mime-type="image/jpeg"/>
</draw:frame>
Illustrative Photo <text:span text:style-name="T4">
 🔥 Situation on Russian invasion </text:span>
</text:p>
      <text:p text:style-name="P4">
As of 18.00 on March 28, 2023, during the day, the enemy struck 11 Aviation and 2 missile stroke(https://www.facebook.com/GeneralStaff.ua/posts/pfbid034AAANwWemXCqpSdYz11H473YceGVxmy5fyCxFkTTHEQ12wRHG3Lj58dFUF66KgLYl)The General Staff of the Armed Forces of Ukraine. The likelihood of rocket and aviation strikes throughout Ukraine is high, because the enemy continues to ignore the laws and customs of war, and continues to apply terror tactics against civilians. Today, as a result of the missile strike on the infrastructure of the city of Bohodukhiv Kharkiv region, civilians were damaged by private homes. The enemy focuses on the main efforts on the offensive actions of Nalimansk, Bakhmut, Avdiiv and Mariinsky directions. The epicenteric actions remain the settlements of Bigorivka, Bakhmut, Avdiivka, Marinka and their surroundings. Thanks to professional and coordinated actions, 24 attacks of the enemy of the exposed directions were reflected during the units of the Defense Forces of Ukraine.</text:p>
      <text:p text:style-name="P4">
News Source: <text:a xlink:type="simple" xlink:href="https://armyinform.com.ua/2023/03/28/syl-oborony-ukrayiny-vidbyly-24-ataky-na-napryamkah-de-vorog-zoseredzhuye-osnovni-zusyllya/" text:style-name="Internet_20_link" text:visited-style-name="Visited_20_Internet_20_Link">
https://armyinform.com.ua/2023/03/28/syl-oborony-ukrayiny-vidbyly-24-ataky-na-napryamkah-de-vorog-zoseredzhuye-osnovni-zusyllya/</text:a>
</text:p>
      <!--NEWS-->
      <text:h text:style-name="P10" text:outline-level="1">
<text:span text:style-name="T4">
The enemy again destroys the critical infrastructure of Kherson</text:span>
</text:h>
      <text:p text:style-name="P4">
Author: ['Дмитро Завтонов']</text:p>
      <text:p text:style-name="P4">
Time: 2023-03-28T88:00:00-04:00</text:p>
      <text:p text:style-name="P4">
Description: Porting the Terorizuvati Mirnee Khersson, healthy posts posted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0_golovna-4.jpg" text:style-name="Internet_20_link" text:visited-style-name="Visited_20_Internet_20_Link">
0_golovna-4.jpg</text:a>
', '<text:a xlink:type="simple" xlink:href="https://armyinform.com.ua/wp-content/uploads/2023/03/3-4-2-150x150.jpg" text:style-name="Internet_20_link" text:visited-style-name="Visited_20_Internet_20_Link">
3-4-2-150x150.jpg</text:a>
', '<text:a xlink:type="simple" xlink:href="https://armyinform.com.ua/wp-content/uploads/2023/03/2-6-2-150x150.jpg" text:style-name="Internet_20_link" text:visited-style-name="Visited_20_Internet_20_Link">
2-6-2-150x150.jpg</text:a>
', '<text:a xlink:type="simple" xlink:href="https://armyinform.com.ua/wp-content/uploads/2023/03/1-4-2-150x150.jpg" text:style-name="Internet_20_link" text:visited-style-name="Visited_20_Internet_20_Link">
1-4-2-150x150.jpg</text:a>
', '<text:a xlink:type="simple" xlink:href="https://armyinform.com.ua/wp-content/uploads/2023/03/sergij-1.jpg" text:style-name="Internet_20_link" text:visited-style-name="Visited_20_Internet_20_Link">
sergij-1.jpg</text:a>
', '<text:a xlink:type="simple" xlink:href="https://armyinform.com.ua/wp-content/uploads/2023/03/ryba-2-150x150.jpg" text:style-name="Internet_20_link" text:visited-style-name="Visited_20_Internet_20_Link">
ryba-2-150x150.jpg</text:a>
', '<text:a xlink:type="simple" xlink:href="https://armyinform.com.ua/wp-content/uploads/2023/03/ryba-1-150x150.jpg" text:style-name="Internet_20_link" text:visited-style-name="Visited_20_Internet_20_Link">
ryba-1-150x150.jpg</text:a>
']</text:p>
      <text:p text:style-name="P4">
Tags: ['STOPRUSSIA', 'АГРЕСІЯ РФ', 'ВТОРГНЕННЯ РФ', 'НАЦІОНАЛЬНИЙ СПРОТИВ']</text:p>
      <text:p text:style-name="P4">
Category: News</text:p>
      <!--METADATA-->
      <text:p text:style-name="P4">
<draw:frame draw:style-name="fr1" draw:name="Image118" text:anchor-type="as-char" svg:width="6.9236in" svg:height="4.612849in" draw:z-index="0">
<draw:image xlink:href="../Images/AРМІЯINFORM/2023-03-28T88-00-00-04-00/0_golovna-4.jpg" xlink:type="simple" xlink:show="embed" xlink:actuate="onLoad" draw:mime-type="image/jpeg"/>
</draw:frame>
The invaders continue to terrorize Kherson's civilian population, carrying out permanent supports from artillery on residential quarters. Again under the sight of Russian objectical infrastructure: hospital, school, dormitories. Terroborons, who protect the city, told about it.</text:p>
      <text:p text:style-name="P4">
<text:a xlink:type="simple" xlink:href="https://armyinform.com.ua/wp-content/uploads/2023/03/3-4-2.jpg" text:style-name="Internet_20_link" text:visited-style-name="Visited_20_Internet_20_Link">
!(Images/AРМІЯINFORM/2023-03-28T88-00-00-04-00/3-4-2-150x150.jpg)</text:a>
</text:p>
      <text:p text:style-name="P4">
<text:a xlink:type="simple" xlink:href="https://armyinform.com.ua/wp-content/uploads/2023/03/2-6-2.jpg" text:style-name="Internet_20_link" text:visited-style-name="Visited_20_Internet_20_Link">
<draw:frame draw:style-name="fr1" draw:name="Image119" text:anchor-type="as-char" svg:width="6.9236in" svg:height="6.9236in" draw:z-index="0">
<draw:image xlink:href="../Images/AРМІЯINFORM/2023-03-28T88-00-00-04-00/2-6-2-150x150.jpg" xlink:type="simple" xlink:show="embed" xlink:actuate="onLoad" draw:mime-type="image/jpeg"/>
</draw:frame>
</text:a>
</text:p>
      <text:p text:style-name="P4">
<text:a xlink:type="simple" xlink:href="https://armyinform.com.ua/wp-content/uploads/2023/03/1-4-2.jpg" text:style-name="Internet_20_link" text:visited-style-name="Visited_20_Internet_20_Link">
<draw:frame draw:style-name="fr1" draw:name="Image120" text:anchor-type="as-char" svg:width="6.9236in" svg:height="6.9236in" draw:z-index="0">
<draw:image xlink:href="../Images/AРМІЯINFORM/2023-03-28T88-00-00-04-00/1-4-2-150x150.jpg" xlink:type="simple" xlink:show="embed" xlink:actuate="onLoad" draw:mime-type="image/jpeg"/>
</draw:frame>
</text:a>
- Over the last day, the enemy released 316 shells in the region, of which 26 were exactly the city. It is a sleeping area where there are no military sites. There are wounded, dead as a result of the shelling of the city, fortunately, - Sergei's telling person. - The situation is difficult now, but the answer is decent.</text:p>
      <text:p text:style-name="P4">
<draw:frame draw:style-name="fr1" draw:name="Image121" text:anchor-type="as-char" svg:width="6.9236in" svg:height="4.214742in" draw:z-index="0">
<draw:image xlink:href="../Images/AРМІЯINFORM/2023-03-28T88-00-00-04-00/sergij-1.jpg" xlink:type="simple" xlink:show="embed" xlink:actuate="onLoad" draw:mime-type="image/jpeg"/>
</draw:frame>
One of the main tasks of Kherson's military separate brigadittorical defense is to ensure security in the city itself, to protect the coastal power.</text:p>
      <ul>
        <li>
There are areas where the distance to the enemy is small, but all attempts somehow improve the tactical position in Russian ending in "underwater expeditions". As for Pomin, we recently organized a defense in a more favorable position, despite the enemy attempts to get us with drones. I can not say more yet, - the commander of one of the units of the brigade "Fish" shared.</li>
      </ul>
      <text:p text:style-name="P4">
<text:a xlink:type="simple" xlink:href="https://armyinform.com.ua/wp-content/uploads/2023/03/ryba-2.jpg" text:style-name="Internet_20_link" text:visited-style-name="Visited_20_Internet_20_Link">
!(Images/AРМІЯINFORM/2023-03-28T88-00-00-04-00/ryba-2-150x150.jpg)</text:a>
</text:p>
      <text:p text:style-name="P4">
<text:a xlink:type="simple" xlink:href="https://armyinform.com.ua/wp-content/uploads/2023/03/ryba-1.jpg" text:style-name="Internet_20_link" text:visited-style-name="Visited_20_Internet_20_Link">
<draw:frame draw:style-name="fr1" draw:name="Image122" text:anchor-type="as-char" svg:width="6.9236in" svg:height="6.9236in" draw:z-index="0">
<draw:image xlink:href="../Images/AРМІЯINFORM/2023-03-28T88-00-00-04-00/ryba-1-150x150.jpg" xlink:type="simple" xlink:show="embed" xlink:actuate="onLoad" draw:mime-type="image/jpeg"/>
</draw:frame>
</text:a>
Now the Fish unit is in a little more "calmer" positions.</text:p>
      <ul>
        <li>
We alternate, we observe. The boys in the unit are all prepared in the Tavmotivated. Recently, our advantage in artillery is noticeable, so we hope that we will soon go to the left bank and will drive them into the neck, ”Fish added.</li>
      </ul>
      <text:p text:style-name="P4">
<text:span text:style-name="T5">
Opto and video author</text:span>
</text:p>
      <text:p text:style-name="P4">
News Source: <text:a xlink:type="simple" xlink:href="https://armyinform.com.ua/2023/03/28/vorog-znovu-nyshhyt-krytychnu-infrastrukturu-hersona/" text:style-name="Internet_20_link" text:visited-style-name="Visited_20_Internet_20_Link">
https://armyinform.com.ua/2023/03/28/vorog-znovu-nyshhyt-krytychnu-infrastrukturu-hersona/</text:a>
</text:p>
      <!--NEWS-->
      <text:h text:style-name="P10" text:outline-level="1">
<text:span text:style-name="T4">
In Kharkiv region, the occupiers have a total of 1.2 million hectares of territories and farmland</text:span>
</text:h>
      <text:p text:style-name="P4">
Author: ['Дмитро Горбунов']</text:p>
      <text:p text:style-name="P4">
Time: 2023-03-28T89:00:00-04:00</text:p>
      <text:p text:style-name="P4">
Description: About the insufficientness, Yaku to become the spring land Roboti that vidovantariv PID Hou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golovna-9-1.jpg" text:style-name="Internet_20_link" text:visited-style-name="Visited_20_Internet_20_Link">
golovna-9-1.jpg</text:a>
', '<text:a xlink:type="simple" xlink:href="https://armyinform.com.ua/wp-content/uploads/2023/03/harkiv-bryfing-vesnyana-nebezpeka-2.jpg" text:style-name="Internet_20_link" text:visited-style-name="Visited_20_Internet_20_Link">
harkiv-bryfing-vesnyana-nebezpeka-2.jpg</text:a>
', '<text:a xlink:type="simple" xlink:href="https://armyinform.com.ua/wp-content/uploads/2023/03/harkiv-bryfing-vesnyana-nebezpeka-3-150x150.jpg" text:style-name="Internet_20_link" text:visited-style-name="Visited_20_Internet_20_Link">
harkiv-bryfing-vesnyana-nebezpeka-3-150x150.jpg</text:a>
', '<text:a xlink:type="simple" xlink:href="https://armyinform.com.ua/wp-content/uploads/2023/03/harkiv-bryfing-vesnyana-nebezpeka-4-150x150.jpg" text:style-name="Internet_20_link" text:visited-style-name="Visited_20_Internet_20_Link">
harkiv-bryfing-vesnyana-nebezpeka-4-150x150.jpg</text:a>
', '<text:a xlink:type="simple" xlink:href="https://armyinform.com.ua/wp-content/uploads/2023/03/harkiv-bryfing-vesnyana-nebezpeka-5.jpg" text:style-name="Internet_20_link" text:visited-style-name="Visited_20_Internet_20_Link">
harkiv-bryfing-vesnyana-nebezpeka-5.jpg</text:a>
']</text:p>
      <text:p text:style-name="P4">
Tags: ['STOPRUSSIA', 'ВОЄННІ ЗЛОЧИНИ ЗС РФ', 'РЕГІОНИ', 'РОЗМІНУВАННЯ']</text:p>
      <text:p text:style-name="P4">
Category: News</text:p>
      <!--METADATA-->
      <text:p text:style-name="P4">
<draw:frame draw:style-name="fr1" draw:name="Image123" text:anchor-type="as-char" svg:width="6.9236in" svg:height="4.59554in" draw:z-index="0">
<draw:image xlink:href="../Images/AРМІЯINFORM/2023-03-28T89-00-00-04-00/golovna-9-1.jpg" xlink:type="simple" xlink:show="embed" xlink:actuate="onLoad" draw:mime-type="image/jpeg"/>
</draw:frame>
The dangers of spring land work and visits to the wine during Christian holidays for the residents of Kharkiv region were spoken during a briefing with the participation of the head of Kharkiv OVA Oleg Synigubova and heads of regional structures of law enforcement agencies.</text:p>
      <text:p text:style-name="P4">
<draw:frame draw:style-name="fr1" draw:name="Image124" text:anchor-type="as-char" svg:width="6.9236in" svg:height="4.59554in" draw:z-index="0">
<draw:image xlink:href="../Images/AРМІЯINFORM/2023-03-28T89-00-00-04-00/harkiv-bryfing-vesnyana-nebezpeka-2.jpg" xlink:type="simple" xlink:show="embed" xlink:actuate="onLoad" draw:mime-type="image/jpeg"/>
</draw:frame>
-In Kharkiv region, 1.2 million hectares of replaced or potentially explosive territories,-said Oleg Synigubov. - 447 settlements, or the villager of the region, were injured by the actions of the invaders. In addition, three hundred thousand kilometers of roads of local importance have not been finally tested for the presence of a mini. It is dangerous to go to their country houses or to go out to nature. At the same time, he owned only one of them and called the SES specialists in a timely manner. The latter had a life or at least prevented him from injury to his relatives.</text:p>
      <text:p text:style-name="P4">
-Based on all this, during the last meeting of the regional commission, the issues of technogenic and environmental safety issued a decision to prohibit cemetery during Christian holidays. The exception may be based on the decision of local authorities in separate settlements, but agreed by the SES and the SES. Concerning worship in the churches for Easter, they are performed, but within the action of commanding time. That is, from 5: 00 to 23:00, - said Oleg Synigubov.</text:p>
      <text:p text:style-name="P4">
<text:a xlink:type="simple" xlink:href="https://armyinform.com.ua/wp-content/uploads/2023/03/harkiv-bryfing-vesnyana-nebezpeka-3.jpg" text:style-name="Internet_20_link" text:visited-style-name="Visited_20_Internet_20_Link">
!(Images/AРМІЯINFORM/2023-03-28T89-00-00-04-00/harkiv-bryfing-vesnyana-nebezpeka-3-150x150.jpg)</text:a>
</text:p>
      <text:p text:style-name="P4">
<text:a xlink:type="simple" xlink:href="https://armyinform.com.ua/wp-content/uploads/2023/03/harkiv-bryfing-vesnyana-nebezpeka-4.jpg" text:style-name="Internet_20_link" text:visited-style-name="Visited_20_Internet_20_Link">
<draw:frame draw:style-name="fr1" draw:name="Image125" text:anchor-type="as-char" svg:width="6.9236in" svg:height="6.9236in" draw:z-index="0">
<draw:image xlink:href="../Images/AРМІЯINFORM/2023-03-28T89-00-00-04-00/harkiv-bryfing-vesnyana-nebezpeka-4-150x150.jpg" xlink:type="simple" xlink:show="embed" xlink:actuate="onLoad" draw:mime-type="image/jpeg"/>
</draw:frame>
</text:a>
At the same time, Oleksandr Volobuev, the head of the Main Directorate of the SNSNS in Kharkiv Oblast, told about the official successes of the subordinates.</text:p>
      <ul>
        <li>
Currently, hundreds of rescuers are demining or providing this work. It was clear to the scale of activity, we get from 300 to 800 appeals daily from citizens about the identification of a dangerous subject. The priority of us is the support of the work of energy, railways and gas suppliers, - Alexander Volobuyev told.</li>
      </ul>
      <text:p text:style-name="P4">
<draw:frame draw:style-name="fr1" draw:name="Image126" text:anchor-type="as-char" svg:width="6.9236in" svg:height="4.59554in" draw:z-index="0">
<draw:image xlink:href="../Images/AРМІЯINFORM/2023-03-28T89-00-00-04-00/harkiv-bryfing-vesnyana-nebezpeka-5.jpg" xlink:type="simple" xlink:show="embed" xlink:actuate="onLoad" draw:mime-type="image/jpeg"/>
</draw:frame>
- Over the last 13 months, 24 civilians have been killed in the region from mines. We will not forget the five rescuers and sixhops who died last year during their service tasks. Therefore, I do not arrive at the Kharkiv residents and residents of the region not to attend places, their dachas and not enter the forest strip, and even more Easter will alternate in all 315 Christian churches.</text:p>
      <ul>
        <li>
Now, together with the local authorities, we solve all the issues for citizens to be able to embarrass their spiritual needs. Unfortunately, we will not be able to exhibit the patrollers of every cemetery, reservoir or park area. The enemy did a distance, and therefore there are almost no safe places in the region. The day off the departures from the regional center police are clarifying about the way to go to picnics. However, as practice shows, people neglect these ones. As a result, there are fatal cases because of their own irresponsibility, - said Vladimir Timoshko.</li>
      </ul>
      <text:p text:style-name="P4">
The speeches of all speakers during a briefing were summed up by the head of the Kharkiv regional military administration.</text:p>
      <ul>
        <li>
Not everyone will like such strict requirements. However, we only guide safety citizens and evaluate the realities of time soberly. Believe me that we work on this24/7 and we will not stop until the victory, - finally, Oleg Synigubov said.</li>
      </ul>
      <text:p text:style-name="P4">
<text:span text:style-name="T5">
Opto author</text:span>
</text:p>
      <text:p text:style-name="P4">
News Source: <text:a xlink:type="simple" xlink:href="https://armyinform.com.ua/2023/03/28/na-harkivshhyni-okupanty-zagalom-zaminuvaly-12-miljona-gektariv-terytorij-i-silgospugid-bryfing-u-harkovi/" text:style-name="Internet_20_link" text:visited-style-name="Visited_20_Internet_20_Link">
https://armyinform.com.ua/2023/03/28/na-harkivshhyni-okupanty-zagalom-zaminuvaly-12-miljona-gektariv-terytorij-i-silgospugid-bryfing-u-harkovi/</text:a>
</text:p>
      <!--NEWS-->
      <text:h text:style-name="P10" text:outline-level="1">
<text:span text:style-name="T4">
The SBU detained the border guard who tried to "drain" the FSB information on the protection of the northern borders of Ukraine</text:span>
</text:h>
      <text:p text:style-name="P4">
Author: ['АРМІЯINFORM']</text:p>
      <text:p text:style-name="P4">
Time: 2023-03-28T90:00:00-04:00</text:p>
      <text:p text:style-name="P4">
Description: Counterrosvodka of the Service of Bezpeki SPILLY SNITHRICHNIKS OF THE SNIGHTS TO THE MASTERS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37393568_542189048039062_5020539778671939911_n.jpg" text:style-name="Internet_20_link" text:visited-style-name="Visited_20_Internet_20_Link">
337393568_542189048039062_5020539778671939911_n.jpg</text:a>
', '<text:a xlink:type="simple" xlink:href="https://armyinform.com.ua/wp-content/uploads/2023/03/337725610_597971008889078_7868521440276346887_n-150x150.jpg" text:style-name="Internet_20_link" text:visited-style-name="Visited_20_Internet_20_Link">
337725610_597971008889078_7868521440276346887_n-150x150.jpg</text:a>
', '<text:a xlink:type="simple" xlink:href="https://armyinform.com.ua/wp-content/uploads/2023/03/337849269_233480055757464_2017484726219148681_n-150x150.jpg" text:style-name="Internet_20_link" text:visited-style-name="Visited_20_Internet_20_Link">
337849269_233480055757464_2017484726219148681_n-150x150.jpg</text:a>
', '<text:a xlink:type="simple" xlink:href="https://armyinform.com.ua/wp-content/uploads/2023/03/338522667_105763302470216_1690590084173078699_n-150x150.jpg" text:style-name="Internet_20_link" text:visited-style-name="Visited_20_Internet_20_Link">
338522667_105763302470216_1690590084173078699_n-150x150.jpg</text:a>
', '<text:a xlink:type="simple" xlink:href="https://armyinform.com.ua/wp-content/uploads/2023/03/338578201_211990311477088_1395011255774095091_n-150x150.jpg" text:style-name="Internet_20_link" text:visited-style-name="Visited_20_Internet_20_Link">
338578201_211990311477088_1395011255774095091_n-150x150.jpg</text:a>
']</text:p>
      <text:p text:style-name="P4">
Tags: ['СБУ', 'СЛУЖБА БЕЗПЕКИ УКРАЇНИ']</text:p>
      <text:p text:style-name="P4">
Category: News</text:p>
      <!--METADATA-->
      <text:p text:style-name="P4">
<draw:frame draw:style-name="fr1" draw:name="Image127" text:anchor-type="as-char" svg:width="6.9236in" svg:height="4.615733in" draw:z-index="0">
<draw:image xlink:href="../Images/AРМІЯINFORM/2023-03-28T90-00-00-04-00/337393568_542189048039062_5020539778671939911_n.jpg" xlink:type="simple" xlink:show="embed" xlink:actuate="onLoad" draw:mime-type="image/jpeg"/>
</draw:frame>
Counterintelligence of the Security Service, together with the staff of internal and self -safety of the State Border Guard Service, exposed another Russian agent in the Khodispetso operation in the Chernihiv region.</text:p>
      <text:p text:style-name="P4">
The inspector of the Chernihiv border detachment was the person involved.</text:p>
      <text:p text:style-name="P4">
Even before the full -scale invasion, the official was recruited by the FSB personnel.</text:p>
      <text:p text:style-name="P4">
<text:a xlink:type="simple" xlink:href="https://armyinform.com.ua/wp-content/uploads/2023/03/337725610_597971008889078_7868521440276346887_n.jpg" text:style-name="Internet_20_link" text:visited-style-name="Visited_20_Internet_20_Link">
!(Images/AРМІЯINFORM/2023-03-28T90-00-00-04-00/337725610_597971008889078_7868521440276346887_n-150x150.jpg)</text:a>
</text:p>
      <text:p text:style-name="P4">
<text:a xlink:type="simple" xlink:href="https://armyinform.com.ua/wp-content/uploads/2023/03/337849269_233480055757464_2017484726219148681_n.jpg" text:style-name="Internet_20_link" text:visited-style-name="Visited_20_Internet_20_Link">
<draw:frame draw:style-name="fr1" draw:name="Image128" text:anchor-type="as-char" svg:width="6.9236in" svg:height="6.9236in" draw:z-index="0">
<draw:image xlink:href="../Images/AРМІЯINFORM/2023-03-28T90-00-00-04-00/337849269_233480055757464_2017484726219148681_n-150x150.jpg" xlink:type="simple" xlink:show="embed" xlink:actuate="onLoad" draw:mime-type="image/jpeg"/>
</draw:frame>
</text:a>
</text:p>
      <text:p text:style-name="P4">
<text:a xlink:type="simple" xlink:href="https://armyinform.com.ua/wp-content/uploads/2023/03/338522667_105763302470216_1690590084173078699_n.jpg" text:style-name="Internet_20_link" text:visited-style-name="Visited_20_Internet_20_Link">
<draw:frame draw:style-name="fr1" draw:name="Image129" text:anchor-type="as-char" svg:width="6.9236in" svg:height="6.9236in" draw:z-index="0">
<draw:image xlink:href="../Images/AРМІЯINFORM/2023-03-28T90-00-00-04-00/338522667_105763302470216_1690590084173078699_n-150x150.jpg" xlink:type="simple" xlink:show="embed" xlink:actuate="onLoad" draw:mime-type="image/jpeg"/>
</draw:frame>
</text:a>
</text:p>
      <text:p text:style-name="P4">
<text:a xlink:type="simple" xlink:href="https://armyinform.com.ua/wp-content/uploads/2023/03/338578201_211990311477088_1395011255774095091_n.jpg" text:style-name="Internet_20_link" text:visited-style-name="Visited_20_Internet_20_Link">
<draw:frame draw:style-name="fr1" draw:name="Image130" text:anchor-type="as-char" svg:width="6.9236in" svg:height="6.9236in" draw:z-index="0">
<draw:image xlink:href="../Images/AРМІЯINFORM/2023-03-28T90-00-00-04-00/338578201_211990311477088_1395011255774095091_n-150x150.jpg" xlink:type="simple" xlink:show="embed" xlink:actuate="onLoad" draw:mime-type="image/jpeg"/>
</draw:frame>
</text:a>
After February 24 last year, the enemy "activated" his associate to carry out intelligence and subversive activities against Ukraine in war.</text:p>
      <text:p text:style-name="P4">
First of all, the aggressor was interested in combat orders and a plan of measures for the engineering and technical arrangement of the state border within the Chernihiv region.</text:p>
      <text:p text:style-name="P4">
It was these secret information that the Russian agent had to find, take a picture, and to pass on to his "curator" the FSB through the messenger in telegrams.</text:p>
      <text:p text:style-name="P4">
Intelligence was needed by the occupiers to prepare and hold the series in border areas in the north of Ukraine.</text:p>
      <text:p text:style-name="P4">
However, the SBU staff worked for ahead - in a timely manner exposed the owner and detained him on an attempt to transmit information with a limited accessor.</text:p>
      <text:p text:style-name="P4">
On the basis of the evidence collected, the security service investigators informed the person involved in the progery under Part 2 of Art. 111 of the Criminal Code of Ukraine(a state betrayal committed in a state of martial law).</text:p>
      <text:p text:style-name="P4">
Зловмиснику обрано запобіжний захід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3/28/sbu-zatrymala-prykordonnyka-yakyj-namagavsya-zlyty-fsb-informacziyu-pro-ohoronu-pivnichnyh-kordoniv-ukrayiny/" text:style-name="Internet_20_link" text:visited-style-name="Visited_20_Internet_20_Link">
https://armyinform.com.ua/2023/03/28/sbu-zatrymala-prykordonnyka-yakyj-namagavsya-zlyty-fsb-informacziyu-pro-ohoronu-pivnichnyh-kordoniv-ukrayiny/</text:a>
</text:p>
      <!--NEWS-->
      <text:h text:style-name="P10" text:outline-level="1">
<text:span text:style-name="T4">
Ukraine and the world - against Russian aggression: sanctions in action</text:span>
</text:h>
      <text:p text:style-name="P4">
Author: ['АРМІЯINFORM']</text:p>
      <text:p text:style-name="P4">
Time: 2023-03-28T91:00:00-04:00</text:p>
      <text:p text:style-name="P4">
Description: The Service of Cindlelings of the Ukrainian at his own company Storinzi on Facebook is a production about: ... War with Ukraine 2022, war with Ukraine Latest news today, Ukrainian News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684279_712537550669448_8776555566226946283_n.jpg" text:style-name="Internet_20_link" text:visited-style-name="Visited_20_Internet_20_Link">
337684279_712537550669448_8776555566226946283_n.jpg</text:a>
']</text:p>
      <text:p text:style-name="P4">
Tags: ['АНТИРОСІЙСЬКІ САНКЦІЇ', 'ЕКОНОМІКА РФ', 'ЕКОНОМІЧНІ САНКЦІЇ', 'КРАХ РОСІЇ', 'КРАХ РОСІЙСЬКОЇ ЕКОНОМІКИ', 'СЛУЖБА ЗОВНІШНЬОЇ РОЗВІДКИ УКРАЇНИ']</text:p>
      <text:p text:style-name="P4">
Category: News</text:p>
      <!--METADATA-->
      <text:p text:style-name="P4">
<draw:frame draw:style-name="fr1" draw:name="Image131" text:anchor-type="as-char" svg:width="6.9236in" svg:height="4.615733in" draw:z-index="0">
<draw:image xlink:href="../Images/AРМІЯINFORM/2023-03-28T91-00-00-04-00/337684279_712537550669448_8776555566226946283_n.jpg" xlink:type="simple" xlink:show="embed" xlink:actuate="onLoad" draw:mime-type="image/jpeg"/>
</draw:frame>
The Foreign Intelligence Service of Ukraine on its official Facebook page reports:</text:p>
      <text:p text:style-name="P4">
News Source: <text:a xlink:type="simple" xlink:href="https://armyinform.com.ua/2023/03/28/ukrayina-i-svit-proty-rosijskoyi-agresiyi-sankcziyi-v-diyi-8/" text:style-name="Internet_20_link" text:visited-style-name="Visited_20_Internet_20_Link">
https://armyinform.com.ua/2023/03/28/ukrayina-i-svit-proty-rosijskoyi-agresiyi-sankcziyi-v-diyi-8/</text:a>
</text:p>
      <!--NEWS-->
      <text:h text:style-name="P10" text:outline-level="1">
<text:span text:style-name="T4">
As sanctions press on the economy of the Russian Federation</text:span>
</text:h>
      <text:p text:style-name="P4">
Author: ['АРМІЯINFORM']</text:p>
      <text:p text:style-name="P4">
Time: 2023-03-28T92:00:00-04:00</text:p>
      <text:p text:style-name="P4">
Description: The Service of Cindlelings of the Ukrainians at his own company Storinzi on Facebook is the VIDAMIA about ... War with Ukraine 2022, war with Ukraine Latest news today,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ankcziyi.jpg" text:style-name="Internet_20_link" text:visited-style-name="Visited_20_Internet_20_Link">
sankcziyi.jpg</text:a>
']</text:p>
      <text:p text:style-name="P4">
Tags: ['ЕКОНОМІКА РФ', 'КРАХ РОСІЇ', 'КРАХ РОСІЙСЬКОЇ ЕКОНОМІКИ', 'САНКЦІЇ РФ']</text:p>
      <text:p text:style-name="P4">
Category: News</text:p>
      <!--METADATA-->
      <text:p text:style-name="P4">
<draw:frame draw:style-name="fr1" draw:name="Image132" text:anchor-type="as-char" svg:width="6.9236in" svg:height="3.894525in" draw:z-index="0">
<draw:image xlink:href="../Images/AРМІЯINFORM/2023-03-28T92-00-00-04-00/sankcziyi.jpg" xlink:type="simple" xlink:show="embed" xlink:actuate="onLoad" draw:mime-type="image/jpeg"/>
</draw:frame>
Illustrative photo</text:p>
      <text:p text:style-name="P4">
Ukraine's external intelligence service on its official Facebook page <text:a xlink:type="simple" xlink:href="https://www.facebook.com/SZRUkraine/posts/pfbid02P1gQSEw48C331LNcXsum86t4FxHQ3R2DWGCwyJfNaqnBgch4ZgZjHBUGUjh9P4Rbl" text:style-name="Internet_20_link" text:visited-style-name="Visited_20_Internet_20_Link">
reports</text:a>
About the difficult state of the economy in the conditions of sanction-isolation pressure:</text:p>
      <text:p text:style-name="P4">
On March 27, the Kazakhstan Government against the backdrop of reports that Russian companies use local intermediaries to bypass Western sanctions, decide to demand from exporters the provision of additional documents in the course of goods to Russia. The new rules that come into force on April 1 will apply to exports within the Eurasian Economic Union to reduce "underground" trade.</text:p>
      <text:p text:style-name="P4">
2022 in Russia the production of tractors and combines(in units of technique)decreased by 1 % and 23 % respectively; During January -February 2023, the producers have already lost 11 % of their profit compared to last year. The reasons for such a stand in the Rosspiecmash Association are called a decrease in the profit of agrarians, the unwillingness to buy Russian agricultural machinery, the import of cheaper production from China, Turkey and India.</text:p>
      <text:p text:style-name="P4">
In the context of the Russian crisis, Rospieczmash appealed to the government for state support.2022, the subsidy for the association was 8 billion rubles, but in 2023 only 2 billion rubles were planned, while producers needed 15 billion rubles. The regulation of the Ministry of Industry, tractors and combines in general should be soldered, respectively, they will be purchased even less.</text:p>
      <text:p text:style-name="P4">
Russian machine -builders stated that high -tech components of managing equipment at the Russian Federation are produced "in insufficient quantities", "high level of credit rates and taxes, cost and narrow assortment of Metal rental of NAPF, low level of customs protection Quality is 30 % cheaper than Russian. " At the same time, the agrarian states that they are unable not only to buy new housekeeping in the volumes they need, but also to repair what has failed: the cost of Russian products a year increased from 30 % to 70 %.Since the beginning of full -scale military aggression of the Russian Federation against Ukraine, the main foreign internet, including YouTube, Tiktok, Instagram, Facebook, do not provide some resources for advertising Russian companies.</text:p>
      <text:p text:style-name="P4">
From April 3, Russian Raiffeisenbank will limit the possibility of transferring dollars for private customers, and will increase the minimum threshold of dollars and euros to other banks for individuals.</text:p>
      <text:p text:style-name="P4">
Rent of rooms has risen significantly: for residents of Vladivostok by 33.2 %, Magnitogorsk - by 30.4 %, Volga - by 29.2 %, Ivanov - by 24.5 %, Stavropol - by 19.2 %, Kemierov - by 18, 9 %, Yakutsk - by 18.2 %, Tomsk - 16.7 %, Vladimir - by 16.4 %, Irkutsk - 16.2 %.</text:p>
      <text:p text:style-name="P4">
The number of Russian citizens as well as foreigners who have been out of voluntary health insurance for themselves in 2022(DMS), decreased by 5 million people, up to 31.8 million people(According to the results of 2021, there were 7.9 million people growth).</text:p>
      <text:p text:style-name="P4">
Минулого року кількість офіційно зареєстрованих ВІЛ-інфікованих на росіїзбільшилась на 40 тис. осіб і зараз налічує понад 1,1 млн осіб. За підсумкамипершого кварталу 2023 року, роспотрєбнадзор зафіксував зараження понад 1 %вагітних жінок у 27 регіонах рф.</text:p>
      <text:p text:style-name="P4">
На білбордах у москві почали транслювати відеоролики про правила збору«тривожної валізи». Водночас влада заспокоює населення повідомленнями, що «цепланові інформаційні відеоролики в рамках функціонування мчс росії».</text:p>
      <text:p text:style-name="P4">
Черговий російський літак змушений був перервати політ та запросити екстренупосадку. 26 березня борт авіакомпанії «азімут» не зміг долетіти до москви зніжнєго новгорода. Пасажирський літак sukhoi superjet 100, що перебував нависоті трохи більше 3 тис. метрів над містом, подав сигнал тривоги через 10хвилин після зльоту і пробув у повітрі 20 хвилин.</text:p>
      <text:p text:style-name="P4">
За даними національного статистичного комітету рб, експорт білоруських товарівдо Китаю зріс у 2022 році до 4,7 %. На думку незалежних експертів, цепов’язано не лише з тим, що Китай раптом розкуштував білоруські товари, черезКНР вони можуть йти на ринки третіх країн. На сьогодні білорусь у китайськійзовнішній торгівлі займає лише 0,09 %. Основними партнерами Пекіна є США (16.2% of exports)and EU(15,6 %). Китайський експорт до росії — це 2,1 % відзагального обсягу експорту КНР.</text:p>
      <text:p text:style-name="P4">
мнс білорусі має намір 28–30 березня провести перевірку автоматизованоїсистеми централізованого оповіщення цивільної оборони. В рамках перевіркивибірково запускатимуть електросирени, а також перехоплюватимуть ефір FM-станцій для передачі екстрених повідомлень.</text:p>
      <text:p text:style-name="P4">
News Source: <text:a xlink:type="simple" xlink:href="https://armyinform.com.ua/2023/03/28/yak-sankcziyi-tysnut-na-ekonomiku-rf/" text:style-name="Internet_20_link" text:visited-style-name="Visited_20_Internet_20_Link">
https://armyinform.com.ua/2023/03/28/yak-sankcziyi-tysnut-na-ekonomiku-rf/</text:a>
</text:p>
      <!--NEWS-->
      <text:h text:style-name="P10" text:outline-level="1">
<text:span text:style-name="T4">
Bakhmut remains the direction of the main strike of Russian invaders in eastern Ukraine - Sergey Cherevaty</text:span>
</text:h>
      <text:p text:style-name="P4">
Author: ['Вячеслав Діордієв']</text:p>
      <text:p text:style-name="P4">
Time: 2023-03-28T93:00:00-04:00</text:p>
      <text:p text:style-name="P4">
Description: About the PID Hour of the Televasia Marathon Rospovyv River Skire Ugrapovnnya Vіsy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cherevatyj-1.jpg" text:style-name="Internet_20_link" text:visited-style-name="Visited_20_Internet_20_Link">
cherevatyj-1.jpg</text:a>
']</text:p>
      <text:p text:style-name="P4">
Tags: ['STOPRUSSIA', 'АГРЕСІЯ РФ', 'БАХМУТСЬКИЙ НАПРЯМОК']</text:p>
      <text:p text:style-name="P4">
Category: News</text:p>
      <!--METADATA-->
      <text:p text:style-name="P4">
<draw:frame draw:style-name="fr1" draw:name="Image133" text:anchor-type="as-char" svg:width="6.9236in" svg:height="5.1927in" draw:z-index="0">
<draw:image xlink:href="../Images/AРМІЯINFORM/2023-03-28T93-00-00-04-00/cherevatyj-1.jpg" xlink:type="simple" xlink:show="embed" xlink:actuate="onLoad" draw:mime-type="image/jpeg"/>
</draw:frame>
About it during <text:a xlink:type="simple" xlink:href="https://www.youtube.com/watch" text:style-name="Internet_20_link" text:visited-style-name="Visited_20_Internet_20_Link">
television marathon</text:a>
The spokesman of the Eastern Urells of the Armed Forces of Ukraine Sergey Cherevaty told.</text:p>
      <text:p text:style-name="P4">
According to him, near Bakhmut, the enemy concentrated all his efforts and is not at attempts to break through our defense and seize the city.</text:p>
      <ul>
        <li>
Over the past day, more than 190 shellings of Insystems of Freason and Reactive Artillery have been carried out in this direction. All over the interval, combat clashes were front. Only directly in the Bakhmut area of such junctions was recorded fourteen. Namely, the city was fired at about 70 times, - said the spokesman of the eastern group of the Armed Forces of Ukraine.</li>
      </ul>
      <text:p text:style-name="P4">
Colonel Sergei Cherevaty noted that, despite all the forces of Ukraine's defense, they have to do heroic resistance to the occupiers. And over the past day, the enemy had about 80 people killed and more than 100 wounded.</text:p>
      <ul>
        <li>
In addition, the hostile self -propelled artillery installation "Carnation" and the station of electronic wrestling was destroyed, - the officer emphasized. officer.</li>
      </ul>
      <text:p text:style-name="P4">
News Source: <text:a xlink:type="simple" xlink:href="https://armyinform.com.ua/2023/03/28/bahmut-zalyshayetsya-napryamkom-golovnogo-udaru-rosijskyh-zagarbnykiv-na-shodi-ukrayiny-sergij-cherevatyj/" text:style-name="Internet_20_link" text:visited-style-name="Visited_20_Internet_20_Link">
https://armyinform.com.ua/2023/03/28/bahmut-zalyshayetsya-napryamkom-golovnogo-udaru-rosijskyh-zagarbnykiv-na-shodi-ukrayiny-sergij-cherevatyj/</text:a>
</text:p>
      <!--NEWS-->
      <text:h text:style-name="P10" text:outline-level="1">
<text:span text:style-name="T4">
Russian propaganda is spreading fake about the interception of missiles that have not yet been received in Ukraine</text:span>
</text:h>
      <text:p text:style-name="P4">
Author: ['АРМІЯINFORM']</text:p>
      <text:p text:style-name="P4">
Time: 2023-03-28T94:00:00-04:00</text:p>
      <text:p text:style-name="P4">
Description: The Center for the Wizin -Format at the RNBO of Klazvinchi Fake RF: Rospropaganda is activ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337887499_1275016003452406_9218334512156946786_n.jpg" text:style-name="Internet_20_link" text:visited-style-name="Visited_20_Internet_20_Link">
337887499_1275016003452406_9218334512156946786_n.jpg</text:a>
']</text:p>
      <text:p text:style-name="P4">
Tags: ['STOPRUSSIA', 'АГРЕСІЯ РФ', 'ВТОРГНЕННЯ РФ', 'РОСІЙСЬКІ ФЕЙКИ', 'ФЕЙКИ РФ', 'ЦЕНТР ПРОТИДІЇ ДЕЗІНФОРМАЦІЇ ПРИ РНБО УКРАЇНИ']</text:p>
      <text:p text:style-name="P4">
Category: News</text:p>
      <!--METADATA-->
      <text:p text:style-name="P4">
<draw:frame draw:style-name="fr1" draw:name="Image134" text:anchor-type="as-char" svg:width="6.9236in" svg:height="6.9236in" draw:z-index="0">
<draw:image xlink:href="../Images/AРМІЯINFORM/2023-03-28T94-00-00-04-00/337887499_1275016003452406_9218334512156946786_n.jpg" xlink:type="simple" xlink:show="embed" xlink:actuate="onLoad" draw:mime-type="image/jpeg"/>
</draw:frame>
<text:span text:style-name="T4">
 Center for Combating Misinformation in NSDCs <text:a xlink:type="simple" xlink:href="https://www.facebook.com/protydiyadezinformatsiyi.cpd/posts/pfbid0uqZTEaEjjgE1PDTX9EaWb7EhEDajxkhdSmKif2aur1pPAiKeBws6PWs7NJ8ig5Fxl" text:style-name="Internet_20_link" text:visited-style-name="Visited_20_Internet_20_Link">
debunk</text:a>
Fake of the Russian Federation: </text:span>
</text:p>
      <text:p text:style-name="P4">
Rospropaganda is actively spreading the news of intercepting the first managed missileglsdb, despite the fact that Ukraine, at least officially, has not received them from allies</text:p>
      <text:p text:style-name="P4">
<text:span text:style-name="T4">
Actually</text:span>
</text:p>
      <text:p text:style-name="P4">
GLSDB missiles are not yet armed in the United States and the US administration orders this weapon for Ukraine from the manufacturer - Boeing and SAAB, and does not transmit to the US Armed Forces.</text:p>
      <text:p text:style-name="P4">
The United States military aid package was announced on February 32023, and the first batch of GLSDB missiles, according to Western analysts, will be able to nine months.</text:p>
      <text:p text:style-name="P4">
However, Rospropagandists, led by the Ministry of Internal Affairs of the Russian Federation, lack of data in Ukraine does not prevent them from "intercepting" and boasting in fictional victories.</text:p>
      <text:p text:style-name="P4">
News Source: <text:a xlink:type="simple" xlink:href="https://armyinform.com.ua/2023/03/28/propaganda-rf-poshyryuye-fejk-pro-perehoplennya-raket-yaki-shhe-ne-nadijshly-v-ukrayinu/" text:style-name="Internet_20_link" text:visited-style-name="Visited_20_Internet_20_Link">
https://armyinform.com.ua/2023/03/28/propaganda-rf-poshyryuye-fejk-pro-perehoplennya-raket-yaki-shhe-ne-nadijshly-v-ukrayinu/</text:a>
</text:p>
      <!--NEWS-->
      <text:h text:style-name="P10" text:outline-level="1">
<text:span text:style-name="T4">
Thank you to anyone who reminds that Russian aggression can end much faster if the world is faster - President of Ukraine</text:span>
</text:h>
      <text:p text:style-name="P4">
Author: ['АРМІЯINFORM']</text:p>
      <text:p text:style-name="P4">
Time: 2023-03-28T95:00:00-04:00</text:p>
      <text:p text:style-name="P4">
Description: About Tse Volodymyr Zelensky, saying in his videoznin, to Ukrainians. “Bazha ... the war with Ukraine 2022, the war with Ukraine is the latest news today, the war with Ukraine 2022 is the last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737f6ab1527852bf9a00fc62ee752788_1680031081_extra_large-1.png" text:style-name="Internet_20_link" text:visited-style-name="Visited_20_Internet_20_Link">
737f6ab1527852bf9a00fc62ee752788_1680031081_extra_large-1.png</text:a>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draw:frame draw:style-name="fr1" draw:name="Image135" text:anchor-type="as-char" svg:width="6.9236in" svg:height="4.67629in" draw:z-index="0">
<draw:image xlink:href="../Images/AРМІЯINFORM/2023-03-28T95-00-00-04-00/737f6ab1527852bf9a00fc62ee752788_1680031081_extra_large-1.png" xlink:type="simple" xlink:show="embed" xlink:actuate="onLoad" draw:mime-type="image/png"/>
</draw:frame>
Volodymyr Zelenskyy <text:a xlink:type="simple" xlink:href="https://www.president.gov.ua/news/dyakuyu-vsim-hto-nagaduye-sho-rosijska-agresiya-mozhe-zakinc-81901" text:style-name="Internet_20_link" text:visited-style-name="Visited_20_Internet_20_Link">
said</text:a>
In their video address to Ukrainians.</text:p>
      <text:p text:style-name="P4">
_ <text:span text:style-name="T4">
 “I wish health, dear Ukrainians!</text:span>
 _</text:p>
      <text:p text:style-name="P4">
He returned from our Sumy region. Today he was in Okhtyrka, in Trostyanka, in Sumy, the dispositions of our border guards.</text:p>
      <text:p text:style-name="P4">
Impressions are special. The region is near the enemy. The threat is constant. The firing border is constant. But life, our people are obviously stronger than any fears.</text:p>
      <text:p text:style-name="P4">
Recovery continues, business is gradually returning, people rebuild their lives.</text:p>
      <text:p text:style-name="P4">
He was honored to pass on Okhtyrka a special distinction of the hero city. The cities that helped to save Eastern and Central Ukraine by its mopole.</text:p>
      <text:p text:style-name="P4">
The Trostyanets congratulated the anniversary of the release from the occupier.</text:p>
      <text:p text:style-name="P4">
He held a meeting with representatives of local authorities and Sumy region and Chernihiv region. Emptions that need to be resolved. Will be resolved.</text:p>
      <text:p text:style-name="P4">
He held a meeting with commander who are directly responsible for the protection of the sum and Chernihiv. A special conversation - with the head of the border service. Sumy region and other regions, about the strengthening of border guards, anchor with all the forces of defense are fighting on the forefront.</text:p>
      <text:p text:style-name="P4">
By the way, I would like to celebrate our warriors of Lugansk, Kramatorsk Tadonian border units, which effectively destroy the enemy of Nabakhmutsky, in Lymansky, in the Avdiivsky directions. Thank you guys!Thank you separately the mortar calculations and aero -intelligence of our border units in Donetsk directions. Well done, warriors!</text:p>
      <text:p text:style-name="P4">
Of course, thank you to the Sumy Border Detachment. It was today that he visited them, the maiden to communicate, to support them. Strong positions throughout the border with the terrorist state is a consequence of the strength of our specific people who are ready to defend the border.</text:p>
      <text:p text:style-name="P4">
Today, there is a decision of France - the Parliament of France, which recognized the famineocyide of the Ukrainian people. I thank this fundamental and fair step for spreading the historical truth to another European state.</text:p>
      <text:p text:style-name="P4">
And one more.</text:p>
      <text:p text:style-name="P4">
I want to thank everyone today and anyone who is calling for their hearts, at different sites, in different words, but equally honestly reminds the world that Russian aggression can end much faster than that is sometimes said. Rather, if the world is faster if the world is more buddy._ <text:span text:style-name="T4">
 I thank everyone who helps Ukraine!</text:span>
 _</text:p>
      <text:p text:style-name="P4">
_ <text:span text:style-name="T4">
 Glory to all who are in battle against terror now!</text:span>
 _</text:p>
      <text:p text:style-name="P4">
_ <text:span text:style-name="T4">
 Glory to Ukraine!”, - said the President of Ukraine. </text:span>
 _</text:p>
      <text:p text:style-name="P4">
News Source: <text:a xlink:type="simple" xlink:href="https://armyinform.com.ua/2023/03/28/dyakuyu-vsim-hto-nagaduye-shho-rosijska-agresiya-mozhe-zakinchytysya-znachno-shvydshe-yakshho-svit-bude-shvydshym-prezydent-ukrayiny/" text:style-name="Internet_20_link" text:visited-style-name="Visited_20_Internet_20_Link">
https://armyinform.com.ua/2023/03/28/dyakuyu-vsim-hto-nagaduye-shho-rosijska-agresiya-mozhe-zakinchytysya-znachno-shvydshe-yakshho-svit-bude-shvydshym-prezydent-ukrayiny/</text:a>
</text:p>
      <!--NEWS-->
      <text:h text:style-name="P10" text:outline-level="1">
<text:span text:style-name="T4">
During the day in the Lyman-Kupyansk direction the enemy made more than 300 shelling of positions of defense forces-Sergey Cherevaty</text:span>
</text:h>
      <text:p text:style-name="P4">
Author: ['Вячеслав Діордієв']</text:p>
      <text:p text:style-name="P4">
Time: 2023-03-28T96:00:00-04:00</text:p>
      <text:p text:style-name="P4">
Description: Behind the words of the member of the SCIDARICAL STICHISKASKAKA SERGIYA CREVATYA, recor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cherevatyj-1.jpg" text:style-name="Internet_20_link" text:visited-style-name="Visited_20_Internet_20_Link">
cherevatyj-1.jpg</text:a>
']</text:p>
      <text:p text:style-name="P4">
Tags: ['STOPRUSSIA', 'АГРЕСІЯ РФ', 'ВІЙНА']</text:p>
      <text:p text:style-name="P4">
Category: News</text:p>
      <!--METADATA-->
      <text:p text:style-name="P4">
<draw:frame draw:style-name="fr1" draw:name="Image136" text:anchor-type="as-char" svg:width="6.9236in" svg:height="4.611226in" draw:z-index="0">
<draw:image xlink:href="../Images/AРМІЯINFORM/2023-03-28T96-00-00-04-00/cherevatyj-1.jpg" xlink:type="simple" xlink:show="embed" xlink:actuate="onLoad" draw:mime-type="image/jpeg"/>
</draw:frame>
According to the spokesman of the eastern group of the Armed Forces of Ukraine, Sergei Cherevatya, a record for the carrying out of enemy artillery has been the Liman-Kupyan direction for over the last three weeks. At this Vinnnaya voted during <text:a xlink:type="simple" xlink:href="https://www.youtube.com/watch" text:style-name="Internet_20_link" text:visited-style-name="Visited_20_Internet_20_Link">
television marathon</text:a>
The only news.</text:p>
      <ul>
        <li>
In this sense, it was no exception. The enemy made more than 300 units of the positions of the Defense Forces of Ukraine. In general, unlike Bakhmutskaya, where the opponent of the criminal group of "Wagner" performs with small tactical groups, at this gap of the front is predominantly regular troops, which use more classic army tactics of Tachas. Sergey Cherevaty.</li>
      </ul>
      <text:p text:style-name="P4">
According to the officer, only last day the forces of Ukraine's defense struck tanks, mortars, unmanned complexes and the field composition of the ammunition.</text:p>
      <text:p text:style-name="P4">
As for the rumors about achieving the enemy in recent days, some successes of the Nabakhmut direction, as Sergei Cherevaty emphasized, some strategic advantage of the enemy cannot be spoken.</text:p>
      <text:p text:style-name="P4">
—Ah, sometimes the enemy makes some tactical advancements. But all his movement is predictable, we see them and work out opposition. The situation of Bakhmut in the Bakhmut remains constantly difficult, but absolutely controlled on the side of our command. We are constantly leading on the Russian occupiers the fire is plastering other methods of influence to cause maximum damage to the personnel and technique of the enemy, to break its combat pressure and it is not possible to develop the attacking success, - summed up the spokesman</text:p>
      <text:p text:style-name="P4">
News Source: <text:a xlink:type="simple" xlink:href="https://armyinform.com.ua/2023/03/28/za-mynulu-dobu-na-lymansko-kupyanskomu-napryamku-vorog-zdijsnyv-ponad-300-obstriliv-pozyczij-syl-oborony-ukrayiny-sergij-cherevatyj/" text:style-name="Internet_20_link" text:visited-style-name="Visited_20_Internet_20_Link">
https://armyinform.com.ua/2023/03/28/za-mynulu-dobu-na-lymansko-kupyanskomu-napryamku-vorog-zdijsnyv-ponad-300-obstriliv-pozyczij-syl-oborony-ukrayiny-sergij-cherevatyj/</text:a>
</text:p>
      <!--NEWS-->
      <text:h text:style-name="P10" text:outline-level="1">
<text:span text:style-name="T4">
SBUs impressed the next fatty target: the occupiers of the minus the SCR "Thor"</text:span>
</text:h>
      <text:p text:style-name="P4">
Author: ['АРМІЯINFORM']</text:p>
      <text:p text:style-name="P4">
Time: 2023-03-28T97:00:00-04:00</text:p>
      <text:p text:style-name="P4">
Description: Special recognition center of special operations “A” was Zeni-River Complex “Tor-M2”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320842459_5634223160009352_4190402544262840403_n.jpg" text:style-name="Internet_20_link" text:visited-style-name="Visited_20_Internet_20_Link">
320842459_5634223160009352_4190402544262840403_n.jpg</text:a>
']</text:p>
      <text:p text:style-name="P4">
Tags: ['STOPRUSSIA', 'АГРЕСІЯ РФ', 'ВІЙНА', 'СБУ']</text:p>
      <text:p text:style-name="P4">
Category: News</text:p>
      <!--METADATA-->
      <text:p text:style-name="P4">
<draw:frame draw:style-name="fr1" draw:name="Image137" text:anchor-type="as-char" svg:width="6.9236in" svg:height="4.615733in" draw:z-index="0">
<draw:image xlink:href="../Images/AРМІЯINFORM/2023-03-28T97-00-00-04-00/320842459_5634223160009352_4190402544262840403_n.jpg" xlink:type="simple" xlink:show="embed" xlink:actuate="onLoad" draw:mime-type="image/jpeg"/>
</draw:frame>
Illustrative photo</text:p>
      <text:p text:style-name="P4">
Special forces of the Center of Special Operations "A" destroyed the Anti-aircraft missile complex "Thor-M2" with the help of Dron-Kamikadze, <text:a xlink:type="simple" xlink:href="https://www.facebook.com/SecurSerUkraine/videos/730606975402210/" text:style-name="Internet_20_link" text:visited-style-name="Visited_20_Internet_20_Link">
informs</text:a>
SBU.</text:p>
      <text:p text:style-name="P4">
The message, in particular, states: “On the account of our soldiers it is already a four -minded Thor only for March!And, by the way, it is the task of these to complex the lesions of the air goals at a distance of 12 km and at a height of 10 km. So in the question: "What did it do"?</text:p>
      <text:p text:style-name="P4">
Another target was the Russian "hail", which, after the drone, also conquered the scrap metal. "</text:p>
      <text:p text:style-name="P4">
News Source: <text:a xlink:type="simple" xlink:href="https://armyinform.com.ua/2023/03/28/speczy-sbu-vrazyly-chergovu-zhyrnu-czil-v-okupantiv-minus-zrk-tor/" text:style-name="Internet_20_link" text:visited-style-name="Visited_20_Internet_20_Link">
https://armyinform.com.ua/2023/03/28/speczy-sbu-vrazyly-chergovu-zhyrnu-czil-v-okupantiv-minus-zrk-tor/</text:a>
</text:p>
      <!--NEWS-->
      <text:h text:style-name="P10" text:outline-level="1">
<text:span text:style-name="T4">
The National Council of Slovakia condemned the crimes of the Russian Federation committed against Ukrainian women and children</text:span>
</text:h>
      <text:p text:style-name="P4">
Author: ['АРМІЯINFORM']</text:p>
      <text:p text:style-name="P4">
Time: 2023-03-28T98:00:00-04:00</text:p>
      <text:p text:style-name="P4">
Description: National Rada of Slovako Repubbleki (lower chamber parliament) praised the resoluti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01000000-0aff-0242-8fc4-08db102813ea_w1080_h608.jpg" text:style-name="Internet_20_link" text:visited-style-name="Visited_20_Internet_20_Link">
01000000-0aff-0242-8fc4-08db102813ea_w1080_h608.jpg</text:a>
']</text:p>
      <text:p text:style-name="P4">
Tags: ['STOPRUSSIA', 'АГРЕСІЯ РФ', 'ВТОРГНЕННЯ РФ', 'НАЦІОНАЛЬНА РАДА СЛОВАЧЧИНИ', 'СВІТ ПІДТРИМУЄ УКРАЇНУ', 'СЛОВАЧЧИНА']</text:p>
      <text:p text:style-name="P4">
Category: News</text:p>
      <!--METADATA-->
      <text:p text:style-name="P4">
<draw:frame draw:style-name="fr1" draw:name="Image138" text:anchor-type="as-char" svg:width="6.9236in" svg:height="3.89773in" draw:z-index="0">
<draw:image xlink:href="../Images/AРМІЯINFORM/2023-03-28T98-00-00-04-00/01000000-0aff-0242-8fc4-08db102813ea_w1080_h608.jpg" xlink:type="simple" xlink:show="embed" xlink:actuate="onLoad" draw:mime-type="image/jpeg"/>
</draw:frame>
The National Council of the Slovak Republic(Lower House of Parliament)approved, which condemns the mass and violent deportation of Russian children and civilians.</text:p>
      <text:p text:style-name="P4">
About it <text:a xlink:type="simple" xlink:href="https://www.facebook.com/verkhovna.rada.ukraine/posts/pfbid0E1L5PLaH1JRVAiC6uLmeJCckmKbXxJVAZE6rd63E4FpHY8BYaEuv2YZbciVLparkl" text:style-name="Internet_20_link" text:visited-style-name="Visited_20_Internet_20_Link">
reports</text:a>
The Verkhovna Rada of Ukraine on Facebook. Also, the corresponding statement of the Slovak Parliament published the publication <text:a xlink:type="simple" xlink:href="https://www.teraz.sk/" text:style-name="Internet_20_link" text:visited-style-name="Visited_20_Internet_20_Link">
Teraz</text:a>
.</text:p>
      <text:p text:style-name="P4">
Повідомляється, що Парламент Словаччини висловив своє обурення незаконноюдепортацією жінок і дітей, вивезених на територію рф проти їх волі. Урезолюції вказується, що їм загрожує поміщення у спецтабори, змінаідентичності та інші діяння, які становлять склад воєнних злочинів і злочинівпроти людства.</text:p>
      <text:p text:style-name="P4">
Словацькі депутати закликали російську федерацію негайно припинити депортаціюукраїнських дітей і жінок та повернути всіх депортованих осіб в Україну.</text:p>
      <text:p text:style-name="P4">
Парламент Словаччини звернувся до генерального прокурора Словацької РеспублікиМароша Жилінку дати свою оцінку насильницькому переселенню дітей з територіїУкраїни на територію рф. І якщо такі дії підпадають під вчинення злочинугеноциду, порушити відповідну кримінальну справу.</text:p>
      <text:p text:style-name="P4">
«Національна рада Словаччини висловлює надзвичайне обурення звірствами, в томучислі незаконними депортаціями жінок і дітей, яких проти їхньої волі вивозятьна територію Російської Федерації, де їм загрожує приміщення в табори длязатриманих, зміна ідентичності та інші дії, які можуть становити воєннізлочини і злочини проти людяності», — йдеться в заяві.</text:p>
      <text:p text:style-name="P4">
Депутати закликають уряд надати національну допомогу українцям у їхнійборотьбі з безкарністю за злочини. Водночас вони вимагають, щоб уряд успівпраці з іншими урядами Європейського Союзу вжив усіх необхідних заходів уміжнародних інституціях. Метою є підтримка судового переслідування російськихчиновників і всіх відповідальних за скоєння найтяжчих злочинів.</text:p>
      <text:p text:style-name="P4">
Національна рада також закликає міжнародні організації, особливо ОрганізаціюОб’єднаних Націй та Міжнародний комітет Червоного Хреста, активізувати зусилляз повернення депортованих осіб до їхніх родин в Україні.</text:p>
      <text:p text:style-name="P4">
News Source: <text:a xlink:type="simple" xlink:href="https://armyinform.com.ua/2023/03/28/naczionalna-rada-slovachchyny-zasudyla-zlochyny-rf-skoyeni-proty-ukrayinskyh-zhinok-i-ditej/" text:style-name="Internet_20_link" text:visited-style-name="Visited_20_Internet_20_Link">
https://armyinform.com.ua/2023/03/28/naczionalna-rada-slovachchyny-zasudyla-zlochyny-rf-skoyeni-proty-ukrayinskyh-zhinok-i-ditej/</text:a>
</text:p>
      <!--NEWS-->
      <text:h text:style-name="P10" text:outline-level="1">
<text:span text:style-name="T4">
Short. War. Day 398. Videoodigest</text:span>
</text:h>
      <text:p text:style-name="P4">
Author: ['АРМІЯINFORM']</text:p>
      <text:p text:style-name="P4">
Time: 2023-03-28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 УКРАЇНИ']</text:p>
      <text:p text:style-name="P4">
Category: News</text:p>
      <!--METADATA-->
      <text:p text:style-name="P4">
News Source: <text:a xlink:type="simple" xlink:href="https://armyinform.com.ua/2023/03/28/korotko-vijna-den-398-videodajdzhest/" text:style-name="Internet_20_link" text:visited-style-name="Visited_20_Internet_20_Link">
https://armyinform.com.ua/2023/03/28/korotko-vijna-den-398-videodajdzhest/</text:a>
</text:p>
      <!--NEWS-->
      <text:h text:style-name="P10" text:outline-level="1">
<text:span text:style-name="T4">
The European Parliament showed the Ukrainian documentary "Their"</text:span>
</text:h>
      <text:p text:style-name="P4">
Author: ['АРМІЯINFORM']</text:p>
      <text:p text:style-name="P4">
Time: 2023-03-29T99:00:00-04:00</text:p>
      <text:p text:style-name="P4">
Description: The permitted parliament of the Brussels was a show of documentary work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Tags: ['ЄВРОПАРЛАМЕНТ', 'КОРОЛІВСТВО БЕЛЬГІЯ', 'ФІЛЬМ СВОЄ']</text:p>
      <text:p text:style-name="P4">
Category: News</text:p>
      <!--METADATA-->
      <text:p text:style-name="P4">
<draw:frame draw:style-name="fr1" draw:name="Image139" text:anchor-type="as-char" svg:width="6.9236in" svg:height="3.956343in" draw:z-index="0">
<draw:image xlink:href="../Images/AРМІЯINFORM/2023-03-29T99-00-00-04-00/630_360_1680013331-573.jpg" xlink:type="simple" xlink:show="embed" xlink:actuate="onLoad" draw:mime-type="image/jpeg"/>
</draw:frame>
In the premises of the European Parliament in Brussels, a documentary of his Ukrainian director Miroslav Lutsik about a full -scale war against Ukraine was displayed.</text:p>
      <text:p text:style-name="P4">
This was reported on Facebook by the Embassy of Ukraine in the Kingdom of Belgium.</text:p>
      <text:p text:style-name="P4">
"The film not only tells about Russia's crimes in Ukraine and showed the Russian aggression in the cities of Kyiv region, but also reveals the non -response and stability of the Ukrainian people," the message reads.</text:p>
      <text:p text:style-name="P4">
<text:a xlink:type="simple" xlink:href="https://armyinform.com.ua/wp-content/uploads/2023/03/1680013349-551.jpg" text:style-name="Internet_20_link" text:visited-style-name="Visited_20_Internet_20_Link">
!(Images/AРМІЯINFORM/2023-03-29T99-00-00-04-00/1680013349-551-150x150.jpg)</text:a>
</text:p>
      <text:p text:style-name="P4">
<text:a xlink:type="simple" xlink:href="https://armyinform.com.ua/wp-content/uploads/2023/03/1680013348-610.jpg" text:style-name="Internet_20_link" text:visited-style-name="Visited_20_Internet_20_Link">
<draw:frame draw:style-name="fr1" draw:name="Image140" text:anchor-type="as-char" svg:width="6.9236in" svg:height="6.9236in" draw:z-index="0">
<draw:image xlink:href="../Images/AРМІЯINFORM/2023-03-29T99-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141" text:anchor-type="as-char" svg:width="6.9236in" svg:height="6.9236in" draw:z-index="0">
<draw:image xlink:href="../Images/AРМІЯINFORM/2023-03-29T99-00-00-04-00/1680013349-463-150x150.jpg" xlink:type="simple" xlink:show="embed" xlink:actuate="onLoad" draw:mime-type="image/jpeg"/>
</draw:frame>
</text:a>
It is also noted that after watching the film, guests of the event are possible to get acquainted with the photo exhibition of Alexander Baron "Different Ukraine", which was made in January 2023. Photo works by the artist demonstrate the horrors of the table that the Russian war brought to the Ukrainian people.</text:p>
      <text:p text:style-name="P4">
“We express our sincere gratitude for the event of the Embassy of Bulgaria Vbelgia, Ukrainian director <text:a xlink:type="simple" xlink:href="https://www.facebook.com/skytanya" text:style-name="Internet_20_link" text:visited-style-name="Visited_20_Internet_20_Link">
Tetianastaneva</text:a>
, to the whole team <text:a xlink:type="simple" xlink:href="https://www.facebook.com/okofilmfest/" text:style-name="Internet_20_link" text:visited-style-name="Visited_20_Internet_20_Link">
eye - International Ethnographic FilmFestival</text:a>
, Radan Kanev's MEP, as well as Sylvia Athovia and Ivayl Toshev, ”he will be in the message.</text:p>
      <text:p text:style-name="P4">
News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